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2"/>1<text:s text:c="2"/><text:span text:style-name="style2">//</text:span></text:h>
      <text:h text:style-name="Default"><text:s text:c="2"/>2<text:s text:c="2"/><text:span text:style-name="style2">//<text:s text:c="4"/>Моделирование морского волнения на основе групповых (Кельвиновских)</text:span></text:h>
      <text:h text:style-name="Default"><text:s text:c="2"/>3<text:s text:c="2"/><text:span text:style-name="style2">//<text:s text:c="4"/>структур трохоидальных (Герстнеровских) волн со взаимным наложением</text:span></text:h>
      <text:h text:style-name="Default"><text:s text:c="2"/>4<text:s text:c="2"/><text:span text:style-name="style2">//<text:s text:c="4"/>крутых гребней ветровых (Wind), свежей зыби (Swell) и реликтовых волн</text:span></text:h>
      <text:h text:style-name="Default"><text:s text:c="2"/>5<text:s text:c="2"/><text:span text:style-name="style2">//<text:s text:c="6"/>от удаленных ураганов (Surge)</text:span></text:h>
      <text:h text:style-name="Default"><text:s text:c="2"/>6<text:s text:c="2"/><text:span text:style-name="style2">//<text:s text:c="51"/>©2018-10-04 ПМ-ПУ СПбГУ</text:span></text:h>
      <text:h text:style-name="Default"><text:s text:c="2"/>7<text:s text:c="2"/><text:span text:style-name="style2">//<text:s text:c="6"/>Fn = V/sqrt( gL ) - скорость по Фруду</text:span></text:h>
      <text:h text:style-name="Default"><text:s text:c="2"/>8<text:s text:c="2"/><text:span text:style-name="style2">//<text:s text:c="6"/>C = sqrt( gL/2п ) - фазовая скорость трохоидальной волны</text:span></text:h>
      <text:h text:style-name="Default"><text:s text:c="2"/>9<text:s text:c="2"/><text:span text:style-name="style2">//</text:span></text:h>
      <text:h text:style-name="Default"><text:s text:c="1"/>10<text:s text:c="2"/><text:span text:style-name="style9">#include "Aurora.h"</text:span></text:h>
      <text:h text:style-name="Default"><text:s text:c="1"/>11<text:s text:c="2"/><text:span text:style-name="style5">static Real<text:s text:c="11"/></text:span><text:span text:style-name="style2">// на случай, пока не встроены дисперсионные эффекты волн</text:span></text:h>
      <text:h text:style-name="Default"><text:s text:c="1"/>12<text:s text:c="2"/><text:s text:c="5"/><text:span text:style-name="style11">GrWave</text:span><text:span text:style-name="style10">=</text:span><text:span text:style-name="style4">8.89</text:span><text:span text:style-name="style10">*</text:span><text:span text:style-name="style4">2.0</text:span><text:span text:style-name="style10">; </text:span><text:span text:style-name="style2">// количество гребней в структуре одного волнового пакета</text:span></text:h>
      <text:h text:style-name="Default"><text:s text:c="1"/>13<text:s text:c="2"/><text:span text:style-name="style5">void</text:span></text:h>
      <text:h text:style-name="Default"><text:s text:c="1"/>14<text:s text:c="2"/><text:span text:style-name="style11">Waves</text:span><text:span text:style-name="style10">::</text:span><text:span text:style-name="style11">iWave</text:span><text:span text:style-name="style10">( </text:span><text:span text:style-name="style11">_Real Xdis</text:span><text:span text:style-name="style10">, </text:span><text:span text:style-name="style2">// сдвиг-распространение в базисе групповой структуры</text:span></text:h>
      <text:h text:style-name="Default"><text:s text:c="1"/>15<text:s text:c="2"/><text:s text:c="14"/><text:span text:style-name="style5">Vector </text:span><text:span text:style-name="style10">&amp;</text:span><text:span text:style-name="style11">P</text:span><text:span text:style-name="style10">,<text:s text:c="2"/></text:span><text:span text:style-name="style2">// локальные координаты внутри моделируемой акватории</text:span></text:h>
      <text:h text:style-name="Default"><text:s text:c="1"/>16<text:s text:c="2"/><text:s text:c="14"/><text:span text:style-name="style5">Vector </text:span><text:span text:style-name="style10">&amp;</text:span><text:span text:style-name="style11">V </text:span><text:span text:style-name="style10">) </text:span><text:span text:style-name="style2">// скорость частицы жидкости по трохоидальной орбите</text:span></text:h>
      <text:h text:style-name="Default"><text:s text:c="1"/>17<text:s text:c="2"/><text:span text:style-name="style10">{ </text:span><text:span text:style-name="style5">const Real </text:span><text:span text:style-name="style11">L</text:span><text:span text:style-name="style10">=</text:span><text:span text:style-name="style11">_Pd</text:span><text:span text:style-name="style10">/</text:span><text:span text:style-name="style11">Length</text:span><text:span text:style-name="style10">;<text:s text:c="16"/></text:span><text:span text:style-name="style2">// фазовая длина прогрессивной волны</text:span></text:h>
      <text:h text:style-name="Default"><text:s text:c="1"/>18<text:s text:c="2"/><text:s text:c="2"/><text:span text:style-name="style5">if</text:span><text:span text:style-name="style10">( </text:span><text:span text:style-name="style11">P</text:span><text:span text:style-name="style10">.</text:span><text:span text:style-name="style11">x</text:span><text:span text:style-name="style10">+</text:span><text:span text:style-name="style11">Xdis</text:span><text:span text:style-name="style10">&gt;=</text:span><text:span text:style-name="style4">0.0 </text:span><text:span text:style-name="style10">)<text:s text:c="21"/></text:span><text:span text:style-name="style2">// к диагонали дальнего угла бассейна</text:span></text:h>
      <text:h text:style-name="Default"><text:s text:c="1"/>19<text:s text:c="2"/><text:s text:c="2"/><text:span text:style-name="style10">{ </text:span><text:span text:style-name="style5">Real </text:span><text:span text:style-name="style11">A</text:span><text:span text:style-name="style10">=</text:span><text:span text:style-name="style11">Height</text:span><text:span text:style-name="style10">/</text:span><text:span text:style-name="style4">2.0</text:span><text:span text:style-name="style10">,<text:s text:c="20"/></text:span><text:span text:style-name="style2">// радиус трохоиды - полувысота волны</text:span></text:h>
      <text:h text:style-name="Default"><text:s text:c="1"/>20<text:s text:c="2"/><text:span text:style-name="style2">//<text:s text:c="6"/>Cr=hW*A/Length,<text:s text:c="19"/>// коэффициент максимальной амплитуды</text:span></text:h>
      <text:h text:style-name="Default"><text:s text:c="1"/>21<text:s text:c="2"/><text:s text:c="8"/><text:span text:style-name="style11">xW</text:span><text:span text:style-name="style10">=</text:span><text:span text:style-name="style11">L</text:span><text:span text:style-name="style10">*( </text:span><text:span text:style-name="style11">P</text:span><text:span text:style-name="style10">.</text:span><text:span text:style-name="style11">x</text:span><text:span text:style-name="style10">+</text:span><text:span text:style-name="style11">Xdis </text:span><text:span text:style-name="style10">),<text:s text:c="16"/></text:span><text:span text:style-name="style2">// гармоническое смещение через волну</text:span></text:h>
      <text:h text:style-name="Default"><text:s text:c="1"/>22<text:s text:c="2"/><text:s text:c="8"/><text:span text:style-name="style11">xG</text:span><text:span text:style-name="style10">=</text:span><text:span text:style-name="style11">L</text:span><text:span text:style-name="style10">*( </text:span><text:span text:style-name="style11">P</text:span><text:span text:style-name="style10">.</text:span><text:span text:style-name="style11">x</text:span><text:span text:style-name="style10">+</text:span><text:span text:style-name="style11">Xdis</text:span><text:span text:style-name="style10">/</text:span><text:span text:style-name="style4">2 </text:span><text:span text:style-name="style10">)/</text:span><text:span text:style-name="style11">GrWave</text:span><text:span text:style-name="style10">,<text:s text:c="7"/></text:span><text:span text:style-name="style2">// Lg=2×8,89 с поправкой к цугам волн</text:span></text:h>
      <text:h text:style-name="Default"><text:s text:c="1"/>23<text:s text:c="2"/><text:s text:c="8"/><text:span text:style-name="style11">yG</text:span><text:span text:style-name="style10">=</text:span><text:span text:style-name="style11">P</text:span><text:span text:style-name="style10">.</text:span><text:span text:style-name="style11">y</text:span><text:span text:style-name="style10">*</text:span><text:span text:style-name="style11">_Pi</text:span><text:span text:style-name="style10">/</text:span><text:span text:style-name="style11">Extend</text:span><text:span text:style-name="style10">,<text:s text:c="16"/></text:span><text:span text:style-name="style2">// протяжённость фронта девятого вала</text:span></text:h>
      <text:h text:style-name="Default"><text:s text:c="1"/>24<text:s text:c="2"/><text:s text:c="8"/><text:span text:style-name="style11">Rx</text:span><text:span text:style-name="style10">=</text:span><text:span text:style-name="style11">cos</text:span><text:span text:style-name="style10">( </text:span><text:span text:style-name="style11">xG</text:span><text:span text:style-name="style10">+</text:span><text:span text:style-name="style11">yG </text:span><text:span text:style-name="style10">),<text:s text:c="18"/></text:span><text:span text:style-name="style2">// ромбические фазовые отсчеты для</text:span></text:h>
      <text:h text:style-name="Default"><text:s text:c="1"/>25<text:s text:c="2"/><text:s text:c="8"/><text:span text:style-name="style11">Ry</text:span><text:span text:style-name="style10">=</text:span><text:span text:style-name="style11">sin</text:span><text:span text:style-name="style10">( </text:span><text:span text:style-name="style11">xG</text:span><text:span text:style-name="style10">-</text:span><text:span text:style-name="style11">yG </text:span><text:span text:style-name="style10">),<text:s text:c="18"/></text:span><text:span text:style-name="style2">// формирования волновых цугов со</text:span></text:h>
      <text:h text:style-name="Default"><text:s text:c="1"/>26<text:s text:c="2"/><text:s text:c="8"/><text:span text:style-name="style11">x</text:span><text:span text:style-name="style10">=</text:span><text:span text:style-name="style11">cos</text:span><text:span text:style-name="style10">( </text:span><text:span text:style-name="style11">xW </text:span><text:span text:style-name="style10">),</text:span><text:span text:style-name="style11">y</text:span><text:span text:style-name="style10">=</text:span><text:span text:style-name="style11">sin</text:span><text:span text:style-name="style10">( </text:span><text:span text:style-name="style11">xW </text:span><text:span text:style-name="style10">);<text:s text:c="10"/></text:span><text:span text:style-name="style2">// + x,y направляющие ko\синусы</text:span></text:h>
      <text:h text:style-name="Default"><text:s text:c="1"/>27<text:s text:c="2"/><text:s text:c="4"/><text:span text:style-name="style5">if</text:span><text:span text:style-name="style10">( </text:span><text:span text:style-name="style11">Rx</text:span><text:span text:style-name="style10">&gt;=</text:span><text:span text:style-name="style4">0.0 </text:span><text:span text:style-name="style10">&amp;&amp; </text:span><text:span text:style-name="style11">Ry</text:span><text:span text:style-name="style10">&gt;=</text:span><text:span text:style-name="style4">0.0 </text:span><text:span text:style-name="style10">)</text:span><text:span text:style-name="style11">xG</text:span><text:span text:style-name="style10">=</text:span><text:span text:style-name="style11">x</text:span><text:span text:style-name="style10">,</text:span><text:span text:style-name="style11">yG</text:span><text:span text:style-name="style10">=</text:span><text:span text:style-name="style11">y</text:span><text:span text:style-name="style10">; </text:span><text:span text:style-name="style5">else<text:s text:c="2"/></text:span><text:span text:style-name="style2">// сдвигами фазовых отсчётов по</text:span></text:h>
      <text:h text:style-name="Default"><text:s text:c="1"/>28<text:s text:c="2"/><text:s text:c="4"/><text:span text:style-name="style5">if</text:span><text:span text:style-name="style10">( </text:span><text:span text:style-name="style11">Rx</text:span><text:span text:style-name="style10">&lt;</text:span><text:span text:style-name="style4">0.0 </text:span><text:span text:style-name="style10">&amp;&amp; </text:span><text:span text:style-name="style11">Ry</text:span><text:span text:style-name="style10">&lt;</text:span><text:span text:style-name="style4">0.0 </text:span><text:span text:style-name="style10">)</text:span><text:span text:style-name="style11">xG</text:span><text:span text:style-name="style10">=-</text:span><text:span text:style-name="style11">x</text:span><text:span text:style-name="style10">,</text:span><text:span text:style-name="style11">yG</text:span><text:span text:style-name="style10">=-</text:span><text:span text:style-name="style11">y</text:span><text:span text:style-name="style10">; </text:span><text:span text:style-name="style5">else<text:s text:c="2"/></text:span><text:span text:style-name="style2">// формулам приведения ко\синусов</text:span></text:h>
      <text:h text:style-name="Default"><text:s text:c="1"/>29<text:s text:c="2"/><text:s text:c="4"/><text:span text:style-name="style5">if</text:span><text:span text:style-name="style10">( </text:span><text:span text:style-name="style11">Rx</text:span><text:span text:style-name="style10">&gt;</text:span><text:span text:style-name="style4">0.0 </text:span><text:span text:style-name="style10">)</text:span><text:span text:style-name="style11">xG</text:span><text:span text:style-name="style10">=-</text:span><text:span text:style-name="style11">y</text:span><text:span text:style-name="style10">,</text:span><text:span text:style-name="style11">yG</text:span><text:span text:style-name="style10">=</text:span><text:span text:style-name="style11">x</text:span><text:span text:style-name="style10">; </text:span><text:span text:style-name="style5">else </text:span><text:span text:style-name="style11">xG</text:span><text:span text:style-name="style10">=</text:span><text:span text:style-name="style11">y</text:span><text:span text:style-name="style10">,</text:span><text:span text:style-name="style11">yG</text:span><text:span text:style-name="style10">=-</text:span><text:span text:style-name="style11">x</text:span><text:span text:style-name="style10">; </text:span><text:span text:style-name="style2">// и с учётом ориентации движения</text:span></text:h>
      <text:h text:style-name="Default"><text:s text:c="1"/>30<text:s text:c="2"/><text:s text:c="3"/><text:span text:style-name="style5">Real </text:span><text:span text:style-name="style11">R </text:span><text:span text:style-name="style10">= </text:span><text:span text:style-name="style11">A </text:span><text:span text:style-name="style10">* </text:span><text:span text:style-name="style11">exp</text:span><text:span text:style-name="style10">( </text:span><text:span text:style-name="style11">L </text:span><text:span text:style-name="style10">* ( </text:span><text:span text:style-name="style11">P</text:span><text:span text:style-name="style10">.</text:span><text:span text:style-name="style11">z<text:s text:c="13"/></text:span><text:span text:style-name="style2">// глубина жидкости -&gt; радиус орбиты</text:span></text:h>
      <text:h text:style-name="Default"><text:s text:c="1"/>31<text:s text:c="2"/><text:s text:c="10"/><text:span text:style-name="style10">+ </text:span><text:span text:style-name="style11">A </text:span><text:span text:style-name="style10">* ( </text:span><text:span text:style-name="style11">xG</text:span><text:span text:style-name="style10">-</text:span><text:span text:style-name="style4">1.0 </text:span><text:span text:style-name="style10">) ) );<text:s text:c="12"/></text:span><text:span text:style-name="style2">// протяженность групповой структуры</text:span></text:h>
      <text:h text:style-name="Default"><text:s text:c="1"/>32<text:s text:c="2"/><text:s text:c="4"/><text:span text:style-name="style5">if</text:span><text:span text:style-name="style10">( </text:span><text:span text:style-name="style11">Wind </text:span><text:span text:style-name="style10">)<text:s text:c="29"/></text:span><text:span text:style-name="style2">// ветровое напряжение проявляется</text:span></text:h>
      <text:h text:style-name="Default"><text:s text:c="1"/>33<text:s text:c="2"/><text:s text:c="8"/><text:span text:style-name="style11">R </text:span><text:span text:style-name="style10">*= </text:span><text:span text:style-name="style11">exp</text:span><text:span text:style-name="style10">( </text:span><text:span text:style-name="style11">R</text:span><text:span text:style-name="style10">*</text:span><text:span text:style-name="style11">L</text:span><text:span text:style-name="style10">*</text:span><text:span text:style-name="style11">Wind</text:span><text:span text:style-name="style10">*( </text:span><text:span text:style-name="style4">1</text:span><text:span text:style-name="style10">-</text:span><text:span text:style-name="style11">y </text:span><text:span text:style-name="style10">) );<text:s text:c="6"/></text:span><text:span text:style-name="style2">// асимметрией подветренной крутизны</text:span></text:h>
      <text:h text:style-name="Default"><text:s text:c="1"/>34<text:s text:c="2"/><text:s text:c="8"/><text:span text:style-name="style11">R </text:span><text:span text:style-name="style10">*= </text:span><text:span text:style-name="style11">exp</text:span><text:span text:style-name="style10">( -</text:span><text:span text:style-name="style11">L</text:span><text:span text:style-name="style10">*</text:span><text:span text:style-name="style11">R</text:span><text:span text:style-name="style10">*</text:span><text:span text:style-name="style11">hW</text:span><text:span text:style-name="style10">*</text:span><text:span text:style-name="style11">A</text:span><text:span text:style-name="style10">*</text:span><text:span text:style-name="style11">x</text:span><text:span text:style-name="style10">/</text:span><text:span text:style-name="style11">Length </text:span><text:span text:style-name="style10">)<text:s text:c="5"/></text:span><text:span text:style-name="style2">// корректировка уровня во впадинах</text:span></text:h>
      <text:h text:style-name="Default"><text:s text:c="1"/>35<text:s text:c="2"/><text:s text:c="11"/><text:span text:style-name="style10">* </text:span><text:span text:style-name="style11">fabs</text:span><text:span text:style-name="style10">( </text:span><text:span text:style-name="style11">Rx</text:span><text:span text:style-name="style10">*</text:span><text:span text:style-name="style11">Ry </text:span><text:span text:style-name="style10">);<text:s text:c="16"/></text:span><text:span text:style-name="style2">// удлинённость волновых фронтов</text:span></text:h>
      <text:h text:style-name="Default"><text:s text:c="1"/>36<text:s text:c="2"/><text:s text:c="4"/><text:span text:style-name="style5">if</text:span><text:span text:style-name="style10">( </text:span><text:span text:style-name="style11">xW</text:span><text:span text:style-name="style10">&lt;</text:span><text:span text:style-name="style11">_Pd </text:span><text:span text:style-name="style10">)</text:span><text:span text:style-name="style11">R </text:span><text:span text:style-name="style10">*= </text:span><text:span text:style-name="style4">0.5</text:span><text:span text:style-name="style10">-</text:span><text:span text:style-name="style4">0.5</text:span><text:span text:style-name="style10">*</text:span><text:span text:style-name="style11">cos</text:span><text:span text:style-name="style10">( </text:span><text:span text:style-name="style11">xW</text:span><text:span text:style-name="style10">/</text:span><text:span text:style-name="style4">2 </text:span><text:span text:style-name="style10">);<text:s text:c="2"/></text:span><text:span text:style-name="style2">// сглаживание первого вступления</text:span></text:h>
      <text:h text:style-name="Default"><text:s text:c="1"/>37<text:s text:c="2"/><text:s text:c="8"/><text:span text:style-name="style11">P</text:span><text:span text:style-name="style10">.</text:span><text:span text:style-name="style11">z </text:span><text:span text:style-name="style10">-= ( </text:span><text:span text:style-name="style11">V</text:span><text:span text:style-name="style10">.</text:span><text:span text:style-name="style11">x </text:span><text:span text:style-name="style10">= -</text:span><text:span text:style-name="style11">xG</text:span><text:span text:style-name="style10">*</text:span><text:span text:style-name="style11">R </text:span><text:span text:style-name="style10">); </text:span><text:span text:style-name="style11">V</text:span><text:span text:style-name="style10">.</text:span><text:span text:style-name="style11">y</text:span><text:span text:style-name="style10">=</text:span><text:span text:style-name="style4">0.0</text:span><text:span text:style-name="style10">;<text:s text:c="3"/></text:span><text:span text:style-name="style2">// от исходной прямоугольной сетки</text:span></text:h>
      <text:h text:style-name="Default"><text:s text:c="1"/>38<text:s text:c="2"/><text:s text:c="8"/><text:span text:style-name="style11">P</text:span><text:span text:style-name="style10">.</text:span><text:span text:style-name="style11">x </text:span><text:span text:style-name="style10">+= ( </text:span><text:span text:style-name="style11">V</text:span><text:span text:style-name="style10">.</text:span><text:span text:style-name="style11">z </text:span><text:span text:style-name="style10">= -</text:span><text:span text:style-name="style11">yG</text:span><text:span text:style-name="style10">*</text:span><text:span text:style-name="style11">R </text:span><text:span text:style-name="style10">); </text:span><text:span text:style-name="style11">V </text:span><text:span text:style-name="style10">*= </text:span><text:span text:style-name="style11">Ow</text:span><text:span text:style-name="style10">;<text:s text:c="3"/></text:span><text:span text:style-name="style2">// радиус ++Z ? == смещение узлов</text:span></text:h>
      <text:h text:style-name="Default"><text:s text:c="1"/>39<text:s text:c="2"/><text:s text:c="2"/><text:span text:style-name="style10">} </text:span><text:span text:style-name="style5">else </text:span><text:span text:style-name="style11">V</text:span><text:span text:style-name="style10">=</text:span><text:span text:style-name="style4">0.0</text:span><text:span text:style-name="style10">;</text:span></text:h>
      <text:h text:style-name="Default"><text:s text:c="1"/>40<text:s text:c="2"/><text:span text:style-name="style10">}</text:span></text:h>
      <text:h text:style-name="Default"><text:s text:c="1"/>41<text:s text:c="2"/><text:span text:style-name="style5">Vector </text:span><text:span text:style-name="style11">Waves</text:span><text:span text:style-name="style10">::</text:span><text:span text:style-name="style11">Wave</text:span><text:span text:style-name="style10">( </text:span><text:span text:style-name="style11">_Real T</text:span><text:span text:style-name="style10">,</text:span><text:span text:style-name="style11">_Vector R </text:span><text:span text:style-name="style10">)<text:s text:c="4"/></text:span><text:span text:style-name="style2">// на текущее время и местоположение</text:span></text:h>
      <text:h text:style-name="Default"><text:s text:c="1"/>42<text:s text:c="2"/><text:span text:style-name="style10">{ </text:span><text:span text:style-name="style5">Vector </text:span><text:span text:style-name="style11">l</text:span><text:span text:style-name="style10">=</text:span><text:span text:style-name="style11">Vessel</text:span><text:span text:style-name="style10">-&gt;</text:span><text:span text:style-name="style11">Locate</text:span><text:span text:style-name="style10">,</text:span><text:span text:style-name="style11">w</text:span><text:span text:style-name="style10">,</text:span><text:span text:style-name="style11">r</text:span><text:span text:style-name="style10">; </text:span><text:span text:style-name="style11">l</text:span><text:span text:style-name="style10">.</text:span><text:span text:style-name="style11">z</text:span><text:span text:style-name="style10">=</text:span><text:span text:style-name="style11">R</text:span><text:span text:style-name="style10">.</text:span><text:span text:style-name="style11">z</text:span><text:span text:style-name="style10">;<text:s text:c="4"/></text:span><text:span text:style-name="style2">// сводится к повороту в плоскости Z</text:span></text:h>
      <text:h text:style-name="Default"><text:s text:c="1"/>43<text:s text:c="2"/><text:s text:c="9"/><text:span text:style-name="style11">iWave</text:span><text:span text:style-name="style10">( </text:span><text:span text:style-name="style11">T</text:span><text:span text:style-name="style10">*</text:span><text:span text:style-name="style11">Cw</text:span><text:span text:style-name="style10">-</text:span><text:span text:style-name="style11">Diagonal</text:span><text:span text:style-name="style10">,</text:span><text:span text:style-name="style11">r</text:span><text:span text:style-name="style10">=( </text:span><text:span text:style-name="style11">R</text:span><text:span text:style-name="style10">+</text:span><text:span text:style-name="style11">l </text:span><text:span text:style-name="style10">)/</text:span><text:span text:style-name="style11">Tensor</text:span><text:span text:style-name="style10">(*</text:span><text:span text:style-name="style5">this</text:span><text:span text:style-name="style10">),</text:span><text:span text:style-name="style11">w </text:span><text:span text:style-name="style10">);</text:span></text:h>
      <text:h text:style-name="Default"><text:s text:c="1"/>44<text:s text:c="2"/><text:s text:c="2"/><text:span text:style-name="style5">return </text:span><text:span text:style-name="style11">Tensor</text:span><text:span text:style-name="style10">(*</text:span><text:span text:style-name="style5">this</text:span><text:span text:style-name="style10">) * </text:span><text:span text:style-name="style11">r </text:span><text:span text:style-name="style10">- </text:span><text:span text:style-name="style11">l</text:span><text:span text:style-name="style10">;</text:span></text:h>
      <text:h text:style-name="Default"><text:s text:c="1"/>45<text:s text:c="2"/><text:span text:style-name="style10">}</text:span></text:h>
      <text:h text:style-name="Default"><text:s text:c="1"/>46<text:s text:c="2"/><text:span text:style-name="style5">void </text:span><text:span text:style-name="style11">Waves</text:span><text:span text:style-name="style10">::</text:span><text:span text:style-name="style11">Wave</text:span><text:span text:style-name="style10">( </text:span><text:span text:style-name="style11">_Real T</text:span><text:span text:style-name="style10">, </text:span><text:span text:style-name="style5">Vector </text:span><text:span text:style-name="style10">&amp;</text:span><text:span text:style-name="style11">R</text:span><text:span text:style-name="style10">, </text:span><text:span text:style-name="style5">Vector </text:span><text:span text:style-name="style10">&amp;</text:span><text:span text:style-name="style11">W </text:span><text:span text:style-name="style10">) </text:span><text:span text:style-name="style2">// и скорость потока на выход</text:span></text:h>
      <text:h text:style-name="Default"><text:s text:c="1"/>47<text:s text:c="2"/><text:span text:style-name="style10">{ </text:span><text:span text:style-name="style5">Vector </text:span><text:span text:style-name="style11">l</text:span><text:span text:style-name="style10">=</text:span><text:span text:style-name="style11">Vessel</text:span><text:span text:style-name="style10">-&gt;</text:span><text:span text:style-name="style11">Locate</text:span><text:span text:style-name="style10">,</text:span><text:span text:style-name="style11">w</text:span><text:span text:style-name="style10">,</text:span><text:span text:style-name="style11">r</text:span><text:span text:style-name="style10">; </text:span><text:span text:style-name="style11">l</text:span><text:span text:style-name="style10">.</text:span><text:span text:style-name="style11">z</text:span><text:span text:style-name="style10">=</text:span><text:span text:style-name="style11">R</text:span><text:span text:style-name="style10">.</text:span><text:span text:style-name="style11">z</text:span><text:span text:style-name="style10">;<text:s text:c="11"/></text:span><text:span text:style-name="style2">// аппликата как бы неизменна</text:span></text:h>
      <text:h text:style-name="Default"><text:s text:c="1"/>48<text:s text:c="2"/><text:s text:c="9"/><text:span text:style-name="style11">iWave</text:span><text:span text:style-name="style10">( </text:span><text:span text:style-name="style11">T</text:span><text:span text:style-name="style10">*</text:span><text:span text:style-name="style11">Cw</text:span><text:span text:style-name="style10">-</text:span><text:span text:style-name="style11">Diagonal</text:span><text:span text:style-name="style10">,</text:span><text:span text:style-name="style11">r</text:span><text:span text:style-name="style10">=( </text:span><text:span text:style-name="style11">R</text:span><text:span text:style-name="style10">+</text:span><text:span text:style-name="style11">l </text:span><text:span text:style-name="style10">)/</text:span><text:span text:style-name="style11">Tensor</text:span><text:span text:style-name="style10">(*</text:span><text:span text:style-name="style5">this</text:span><text:span text:style-name="style10">),</text:span><text:span text:style-name="style11">w </text:span><text:span text:style-name="style10">);</text:span></text:h>
      <text:h text:style-name="Default"><text:s text:c="1"/>49<text:s text:c="2"/><text:s text:c="2"/><text:span text:style-name="style11">R </text:span><text:span text:style-name="style10">= </text:span><text:span text:style-name="style11">Tensor</text:span><text:span text:style-name="style10">(*</text:span><text:span text:style-name="style5">this</text:span><text:span text:style-name="style10">) * </text:span><text:span text:style-name="style11">r </text:span><text:span text:style-name="style10">- </text:span><text:span text:style-name="style11">l</text:span><text:span text:style-name="style10">;</text:span></text:h>
      <text:h text:style-name="Default"><text:s text:c="1"/>50<text:s text:c="2"/><text:s text:c="2"/><text:span text:style-name="style11">W </text:span><text:span text:style-name="style10">= </text:span><text:span text:style-name="style11">Tensor</text:span><text:span text:style-name="style10">(*</text:span><text:span text:style-name="style5">this</text:span><text:span text:style-name="style10">) * </text:span><text:span text:style-name="style11">w</text:span><text:span text:style-name="style10">;</text:span></text:h>
      <text:h text:style-name="Default"><text:s text:c="1"/>51<text:s text:c="2"/><text:span text:style-name="style10">}</text:span></text:h>
      <text:h text:style-name="Default"><text:s text:c="1"/>52<text:s text:c="2"/><text:span text:style-name="style5">Vector </text:span><text:span text:style-name="style11">Waves</text:span><text:span text:style-name="style10">::</text:span><text:span text:style-name="style11">Wave</text:span><text:span text:style-name="style10">( </text:span><text:span text:style-name="style11">_Real T</text:span><text:span text:style-name="style10">,</text:span><text:span text:style-name="style5">int </text:span><text:span text:style-name="style11">y</text:span><text:span text:style-name="style10">,</text:span><text:span text:style-name="style5">int </text:span><text:span text:style-name="style11">x </text:span><text:span text:style-name="style10">)<text:s text:c="7"/></text:span><text:span text:style-name="style2">// в отсчетах сеточных индексов</text:span></text:h>
      <text:h text:style-name="Default"><text:s text:c="1"/>53<text:s text:c="2"/><text:span text:style-name="style10">{ </text:span><text:span text:style-name="style5">return </text:span><text:span text:style-name="style11">Wave</text:span><text:span text:style-name="style10">( </text:span><text:span text:style-name="style11">T</text:span><text:span text:style-name="style10">,(</text:span><text:span text:style-name="style5">Vector</text:span><text:span text:style-name="style10">){ </text:span><text:span text:style-name="style11">Ds</text:span><text:span text:style-name="style10">*(</text:span><text:span text:style-name="style11">x</text:span><text:span text:style-name="style10">-</text:span><text:span text:style-name="style11">Mx</text:span><text:span text:style-name="style10">/</text:span><text:span text:style-name="style4">2</text:span><text:span text:style-name="style10">),</text:span><text:span text:style-name="style11">Ds</text:span><text:span text:style-name="style10">*(</text:span><text:span text:style-name="style11">y</text:span><text:span text:style-name="style10">-</text:span><text:span text:style-name="style11">My</text:span><text:span text:style-name="style10">/</text:span><text:span text:style-name="style4">2</text:span><text:span text:style-name="style10">),</text:span><text:span text:style-name="style4">0.0 </text:span><text:span text:style-name="style10">} );</text:span></text:h>
      <text:h text:style-name="Default"><text:s text:c="1"/>54<text:s text:c="2"/><text:span text:style-name="style10">}</text:span></text:h>
      <text:h text:style-name="Default"><text:s text:c="1"/>55<text:s text:c="2"/><text:span text:style-name="style5">Vector </text:span><text:span text:style-name="style11">Field</text:span><text:span text:style-name="style10">::</text:span><text:span text:style-name="style11">Wave</text:span><text:span text:style-name="style10">( </text:span><text:span text:style-name="style11">_Real T</text:span><text:span text:style-name="style10">, </text:span><text:span text:style-name="style11">_Vector R </text:span><text:span text:style-name="style10">)<text:s text:c="8"/></text:span><text:span text:style-name="style2">// новое местоположение частицы</text:span></text:h>
      <text:h text:style-name="Default"><text:s text:c="1"/>56<text:s text:c="2"/><text:span text:style-name="style10">{ </text:span><text:span text:style-name="style5">Vector </text:span><text:span text:style-name="style11">W</text:span><text:span text:style-name="style10">=</text:span><text:span text:style-name="style11">Wind</text:span><text:span text:style-name="style10">.</text:span><text:span text:style-name="style11">Wave</text:span><text:span text:style-name="style10">( </text:span><text:span text:style-name="style11">T</text:span><text:span text:style-name="style10">,</text:span><text:span text:style-name="style11">R </text:span><text:span text:style-name="style10">)+</text:span><text:span text:style-name="style11">Swell</text:span><text:span text:style-name="style10">.</text:span><text:span text:style-name="style11">Wave</text:span><text:span text:style-name="style10">( </text:span><text:span text:style-name="style11">T</text:span><text:span text:style-name="style10">,</text:span><text:span text:style-name="style11">R </text:span><text:span text:style-name="style10">)+</text:span><text:span text:style-name="style11">Surge</text:span><text:span text:style-name="style10">.</text:span><text:span text:style-name="style11">Wave</text:span><text:span text:style-name="style10">( </text:span><text:span text:style-name="style11">T</text:span><text:span text:style-name="style10">,</text:span><text:span text:style-name="style11">R </text:span><text:span text:style-name="style10">)-</text:span><text:span text:style-name="style11">R</text:span><text:span text:style-name="style10">*</text:span><text:span text:style-name="style4">2</text:span><text:span text:style-name="style10">; </text:span><text:span text:style-name="style5">return </text:span><text:span text:style-name="style11">W</text:span><text:span text:style-name="style10">;</text:span></text:h>
      <text:h text:style-name="Default"><text:s text:c="1"/>57<text:s text:c="2"/><text:span text:style-name="style10">}</text:span></text:h>
      <text:h text:style-name="Default"><text:s text:c="1"/>58<text:s text:c="2"/><text:span text:style-name="style5">Vector </text:span><text:span text:style-name="style11">Field</text:span><text:span text:style-name="style10">::</text:span><text:span text:style-name="style11">WaveV</text:span><text:span text:style-name="style10">( </text:span><text:span text:style-name="style11">_Real T</text:span><text:span text:style-name="style10">,</text:span><text:span text:style-name="style11">_Vector R</text:span><text:span text:style-name="style10">,</text:span><text:span text:style-name="style5">Vector </text:span><text:span text:style-name="style10">&amp;</text:span><text:span text:style-name="style11">W </text:span><text:span text:style-name="style10">) </text:span><text:span text:style-name="style2">// местоположение и скорость</text:span></text:h>
      <text:h text:style-name="Default"><text:s text:c="1"/>59<text:s text:c="2"/><text:span text:style-name="style10">{ </text:span><text:span text:style-name="style5">Vector </text:span><text:span text:style-name="style11">P</text:span><text:span text:style-name="style10">=</text:span><text:span text:style-name="style11">R</text:span><text:span text:style-name="style10">; </text:span><text:span text:style-name="style11">W</text:span><text:span text:style-name="style10">=</text:span><text:span text:style-name="style4">0</text:span><text:span text:style-name="style10">;</text:span></text:h>
      <text:h text:style-name="Default"><text:s text:c="1"/>60<text:s text:c="2"/><text:s text:c="2"/><text:span text:style-name="style5">if</text:span><text:span text:style-name="style10">( </text:span><text:span text:style-name="style11">Exp</text:span><text:span text:style-name="style10">.</text:span><text:span text:style-name="style11">wave </text:span><text:span text:style-name="style10">)</text:span></text:h>
      <text:h text:style-name="Default"><text:s text:c="1"/>61<text:s text:c="2"/><text:s text:c="2"/><text:span text:style-name="style10">{ </text:span><text:span text:style-name="style5">Vector </text:span><text:span text:style-name="style11">p</text:span><text:span text:style-name="style10">,</text:span><text:span text:style-name="style11">v</text:span><text:span text:style-name="style10">; </text:span><text:span text:style-name="style11">Wind</text:span><text:span text:style-name="style10">.</text:span><text:span text:style-name="style11">Wave</text:span><text:span text:style-name="style10">( </text:span><text:span text:style-name="style11">T</text:span><text:span text:style-name="style10">,</text:span><text:span text:style-name="style11">P</text:span><text:span text:style-name="style10">,<text:s text:c="2"/></text:span><text:span text:style-name="style11">W </text:span><text:span text:style-name="style10">);</text:span></text:h>
      <text:h text:style-name="Default"><text:s text:c="1"/>62<text:s text:c="2"/><text:s text:c="15"/><text:span text:style-name="style11">Swell</text:span><text:span text:style-name="style10">.</text:span><text:span text:style-name="style11">Wave</text:span><text:span text:style-name="style10">( </text:span><text:span text:style-name="style11">T</text:span><text:span text:style-name="style10">,</text:span><text:span text:style-name="style11">p</text:span><text:span text:style-name="style10">=</text:span><text:span text:style-name="style11">R</text:span><text:span text:style-name="style10">,</text:span><text:span text:style-name="style11">v </text:span><text:span text:style-name="style10">); </text:span><text:span text:style-name="style11">P</text:span><text:span text:style-name="style10">+=</text:span><text:span text:style-name="style11">p</text:span><text:span text:style-name="style10">-</text:span><text:span text:style-name="style11">R</text:span><text:span text:style-name="style10">; </text:span><text:span text:style-name="style11">W</text:span><text:span text:style-name="style10">+=</text:span><text:span text:style-name="style11">v</text:span><text:span text:style-name="style10">;</text:span></text:h>
      <text:h text:style-name="Default"><text:s text:c="1"/>63<text:s text:c="2"/><text:s text:c="15"/><text:span text:style-name="style11">Surge</text:span><text:span text:style-name="style10">.</text:span><text:span text:style-name="style11">Wave</text:span><text:span text:style-name="style10">( </text:span><text:span text:style-name="style11">T</text:span><text:span text:style-name="style10">,</text:span><text:span text:style-name="style11">p</text:span><text:span text:style-name="style10">=</text:span><text:span text:style-name="style11">R</text:span><text:span text:style-name="style10">,</text:span><text:span text:style-name="style11">v </text:span><text:span text:style-name="style10">); </text:span><text:span text:style-name="style11">P</text:span><text:span text:style-name="style10">+=</text:span><text:span text:style-name="style11">p</text:span><text:span text:style-name="style10">-</text:span><text:span text:style-name="style11">R</text:span><text:span text:style-name="style10">; </text:span><text:span text:style-name="style11">W</text:span><text:span text:style-name="style10">+=</text:span><text:span text:style-name="style11">v</text:span><text:span text:style-name="style10">;</text:span></text:h>
      <text:h text:style-name="Default"><text:s text:c="1"/>64<text:s text:c="2"/><text:s text:c="2"/><text:span text:style-name="style10">} </text:span><text:span text:style-name="style5">return </text:span><text:span text:style-name="style11">P</text:span><text:span text:style-name="style10">;</text:span></text:h>
      <text:h text:style-name="Default"><text:s text:c="1"/>65<text:s text:c="2"/><text:span text:style-name="style10">}</text:span></text:h>
      <text:h text:style-name="Default"><text:s text:c="1"/>66<text:s text:c="2"/><text:span text:style-name="style15">//!<text:s text:c="2"/>Раздельная визуализация волновых процессов в независимом графическом окне</text:span></text:h>
      <text:h text:style-name="Default"><text:s text:c="1"/>67<text:s text:c="2"/><text:span text:style-name="style2">//<text:s text:c="6"/>-=- вычисление текущего смещения точки в пространстве в новом времени</text:span></text:h>
      <text:h text:style-name="Default"><text:s text:c="1"/>68<text:s text:c="2"/><text:span text:style-name="style2">//</text:span></text:h>
      <text:h text:style-name="Default"><text:s text:c="1"/>69<text:s text:c="2"/><text:span text:style-name="style2">//#include "../Window/Sym_CCCP.c"</text:span></text:h>
      <text:h text:style-name="Default"><text:s text:c="1"/>70<text:s text:c="2"/><text:span text:style-name="style5">bool </text:span><text:span text:style-name="style11">Field</text:span><text:span text:style-name="style10">::</text:span><text:span text:style-name="style11">Timer</text:span><text:span text:style-name="style10">()<text:s text:c="16"/></text:span><text:span text:style-name="style15">//! к несчастью все расчеты пока "есть"здесь</text:span></text:h>
      <text:h text:style-name="Default"><text:s text:c="1"/>71<text:s text:c="2"/><text:span text:style-name="style10">{ </text:span><text:span text:style-name="style5">static volatile int </text:span><text:span text:style-name="style11">recurse</text:span><text:span text:style-name="style10">=</text:span><text:span text:style-name="style4">0</text:span><text:span text:style-name="style10">,<text:s text:c="3"/></text:span><text:span text:style-name="style2">// статика для обнаружения рекурсии, и</text:span></text:h>
      <text:h text:style-name="Default"><text:s text:c="1"/>72<text:s text:c="2"/><text:s text:c="9"/><text:span text:style-name="style11">pause</text:span><text:span text:style-name="style10">=</text:span><text:span text:style-name="style5">false</text:span><text:span text:style-name="style10">,</text:span><text:span text:style-name="style11">stop</text:span><text:span text:style-name="style10">=</text:span><text:span text:style-name="style5">false</text:span><text:span text:style-name="style10">;<text:s text:c="3"/></text:span><text:span text:style-name="style2">// для задержки и приостановки эксперимента</text:span></text:h>
      <text:h text:style-name="Default"><text:s text:c="1"/>73<text:s text:c="2"/><text:s text:c="2"/><text:span text:style-name="style5">int </text:span><text:span text:style-name="style11">M</text:span><text:span text:style-name="style10">,</text:span><text:span text:style-name="style11">D</text:span><text:span text:style-name="style10">,</text:span><text:span text:style-name="style11">Y</text:span><text:span text:style-name="style10">;<text:s text:c="23"/></text:span><text:span text:style-name="style2">// подпись независима от состояния расчётов</text:span></text:h>
      <text:h text:style-name="Default"><text:s text:c="1"/>74<text:s text:c="2"/><text:s text:c="2"/><text:span text:style-name="style5">Event </text:span><text:span text:style-name="style11">T</text:span><text:span text:style-name="style10">; </text:span><text:span text:style-name="style11">T</text:span><text:span text:style-name="style10">.</text:span><text:span text:style-name="style11">UnPack</text:span><text:span text:style-name="style10">( </text:span><text:span text:style-name="style11">M</text:span><text:span text:style-name="style10">,</text:span><text:span text:style-name="style11">D</text:span><text:span text:style-name="style10">,</text:span><text:span text:style-name="style11">Y </text:span><text:span text:style-name="style10">);<text:s text:c="6"/></text:span><text:span text:style-name="style2">// время для обработки прерываний от таймера</text:span></text:h>
      <text:h text:style-name="Default"><text:s text:c="1"/>75<text:s text:c="2"/><text:s text:c="2"/><text:span text:style-name="style10">{ </text:span><text:span text:style-name="style11">TextContext Save</text:span><text:span text:style-name="style10">( </text:span><text:span text:style-name="style5">true </text:span><text:span text:style-name="style10">); </text:span><text:span text:style-name="style11">color</text:span><text:span text:style-name="style10">( </text:span><text:span text:style-name="style11">navy </text:span><text:span text:style-name="style10">);</text:span></text:h>
      <text:h text:style-name="Default"><text:s text:c="1"/>76<text:s text:c="2"/><text:s text:c="4"/><text:span text:style-name="style11">Info</text:span><text:span text:style-name="style10">.</text:span><text:span text:style-name="style11">Area</text:span><text:span text:style-name="style10">( </text:span><text:span text:style-name="style4">0</text:span><text:span text:style-name="style10">,</text:span><text:span text:style-name="style4">0</text:span><text:span text:style-name="style10">,</text:span><text:span text:style-name="style4">60</text:span><text:span text:style-name="style10">,</text:span><text:span text:style-name="style4">1 </text:span><text:span text:style-name="style10">).</text:span><text:span text:style-name="style11">Clear</text:span><text:span text:style-name="style10">().</text:span><text:span text:style-name="style11">Print</text:span><text:span text:style-name="style10">( </text:span><text:span text:style-name="style4">2</text:span><text:span text:style-name="style10">,</text:span><text:span text:style-name="style4">0</text:span><text:span text:style-name="style10">,</text:span><text:span text:style-name="style6">"%04d %s %02d, %s%s &lt;= %d"</text:span><text:span text:style-name="style10">,</text:span></text:h>
      <text:h text:style-name="Default"><text:s text:c="1"/>77<text:s text:c="2"/><text:s text:c="32"/><text:span text:style-name="style11">Y</text:span><text:span text:style-name="style10">,</text:span><text:span text:style-name="style11">_Mnt</text:span><text:span text:style-name="style10">[</text:span><text:span text:style-name="style11">M</text:span><text:span text:style-name="style10">-</text:span><text:span text:style-name="style4">1</text:span><text:span text:style-name="style10">],</text:span><text:span text:style-name="style11">D</text:span><text:span text:style-name="style10">,</text:span><text:span text:style-name="style11">_Day</text:span><text:span text:style-name="style10">[</text:span><text:span text:style-name="style5">int</text:span><text:span text:style-name="style10">(</text:span><text:span text:style-name="style11">T</text:span><text:span text:style-name="style10">.</text:span><text:span text:style-name="style11">D</text:span><text:span text:style-name="style10">%</text:span><text:span text:style-name="style4">7</text:span><text:span text:style-name="style10">)],</text:span><text:span text:style-name="style11">DtoA</text:span><text:span text:style-name="style10">(</text:span><text:span text:style-name="style11">T</text:span><text:span text:style-name="style10">.</text:span><text:span text:style-name="style11">T</text:span><text:span text:style-name="style10">,</text:span><text:span text:style-name="style4">3</text:span><text:span text:style-name="style10">),</text:span><text:span text:style-name="style11">Kt</text:span><text:span text:style-name="style10">);</text:span></text:h>
      <text:h text:style-name="Default"><text:s text:c="1"/>78<text:s text:c="2"/><text:s text:c="4"/><text:span text:style-name="style5">if</text:span><text:span text:style-name="style10">( </text:span><text:span text:style-name="style11">pause</text:span><text:span text:style-name="style10">||</text:span><text:span text:style-name="style11">stop </text:span><text:span text:style-name="style10">){ </text:span><text:span text:style-name="style11">color</text:span><text:span text:style-name="style10">(</text:span><text:span text:style-name="style11">magenta</text:span><text:span text:style-name="style10">); </text:span><text:span text:style-name="style11">Info</text:span><text:span text:style-name="style10">.</text:span><text:span text:style-name="style11">Print</text:span><text:span text:style-name="style10">(</text:span><text:span text:style-name="style11">stop</text:span><text:span text:style-name="style10">?</text:span><text:span text:style-name="style6">" &lt;стоп&gt;"</text:span><text:span text:style-name="style10">:</text:span><text:span text:style-name="style6">" &lt;pause&gt;" </text:span><text:span text:style-name="style10">); }</text:span></text:h>
      <text:h text:style-name="Default"><text:s text:c="1"/>79<text:s text:c="2"/><text:s text:c="4"/><text:span text:style-name="style5">if</text:span><text:span text:style-name="style10">( </text:span><text:span text:style-name="style11">Tlaps</text:span><text:span text:style-name="style10">*</text:span><text:span text:style-name="style4">3600</text:span><text:span text:style-name="style10">-</text:span><text:span text:style-name="style11">Trun</text:span><text:span text:style-name="style10">&gt;</text:span><text:span text:style-name="style4">1.0 </text:span><text:span text:style-name="style10">){ </text:span><text:span text:style-name="style11">color</text:span><text:span text:style-name="style10">( </text:span><text:span text:style-name="style11">red </text:span><text:span text:style-name="style10">);</text:span></text:h>
      <text:h text:style-name="Default"><text:s text:c="1"/>80<text:s text:c="2"/><text:s text:c="8"/><text:span text:style-name="style11">Info</text:span><text:span text:style-name="style10">.</text:span><text:span text:style-name="style11">Print</text:span><text:span text:style-name="style10">( </text:span><text:span text:style-name="style6">" {%s"</text:span><text:span text:style-name="style10">,</text:span><text:span text:style-name="style11">DtoA</text:span><text:span text:style-name="style10">( </text:span><text:span text:style-name="style11">Tlaps</text:span><text:span text:style-name="style10">,</text:span><text:span text:style-name="style4">3 </text:span><text:span text:style-name="style10">) );<text:s text:c="4"/></text:span><text:span text:style-name="style2">// реальное время эксперимента</text:span></text:h>
      <text:h text:style-name="Default"><text:s text:c="1"/>81<text:s text:c="2"/><text:s text:c="8"/><text:span text:style-name="style11">Info</text:span><text:span text:style-name="style10">.</text:span><text:span text:style-name="style11">Print</text:span><text:span text:style-name="style10">(</text:span><text:span text:style-name="style6">"%s}"</text:span><text:span text:style-name="style10">,</text:span><text:span text:style-name="style11">DtoA</text:span><text:span text:style-name="style10">(</text:span><text:span text:style-name="style11">Trun</text:span><text:span text:style-name="style10">/</text:span><text:span text:style-name="style4">3600</text:span><text:span text:style-name="style10">-</text:span><text:span text:style-name="style11">Tlaps</text:span><text:span text:style-name="style10">,</text:span><text:span text:style-name="style4">3</text:span><text:span text:style-name="style10">)); }</text:span><text:span text:style-name="style2">// отставание со знаком "-"</text:span></text:h>
      <text:h text:style-name="Default"><text:s text:c="1"/>82<text:s text:c="2"/><text:s text:c="4"/><text:span text:style-name="style5">if</text:span><text:span text:style-name="style10">( </text:span><text:span text:style-name="style11">recurse </text:span><text:span text:style-name="style10">){ </text:span><text:span text:style-name="style11">color</text:span><text:span text:style-name="style10">( </text:span><text:span text:style-name="style11">green </text:span><text:span text:style-name="style10">); </text:span><text:span text:style-name="style11">Info</text:span><text:span text:style-name="style10">.</text:span><text:span text:style-name="style11">Print</text:span><text:span text:style-name="style10">( </text:span><text:span text:style-name="style6">" %d=затор"</text:span><text:span text:style-name="style10">,</text:span><text:span text:style-name="style11">recurse </text:span><text:span text:style-name="style10">); }</text:span></text:h>
      <text:h text:style-name="Default"><text:s text:c="1"/>83<text:s text:c="2"/><text:s text:c="4"/><text:span text:style-name="style11">Info</text:span><text:span text:style-name="style10">.</text:span><text:span text:style-name="style11">Save</text:span><text:span text:style-name="style10">().</text:span><text:span text:style-name="style11">Show</text:span><text:span text:style-name="style10">();</text:span></text:h>
      <text:h text:style-name="Default"><text:s text:c="1"/>84<text:s text:c="2"/><text:s text:c="2"/><text:span text:style-name="style10">}<text:s text:c="28"/></text:span><text:span text:style-name="style2">// приостановка &lt;Ctrl&gt; и блокировка &lt;Ctrl+Shift&gt;</text:span></text:h>
      <text:h text:style-name="Default"><text:s text:c="1"/>85<text:s text:c="2"/><text:s text:c="2"/><text:span text:style-name="style5">if</text:span><text:span text:style-name="style10">( </text:span><text:span text:style-name="style11">pause</text:span><text:span text:style-name="style10">=</text:span><text:span text:style-name="style11">ScanStatus</text:span><text:span text:style-name="style10">()&amp;</text:span><text:span text:style-name="style11">CTRL </text:span><text:span text:style-name="style10">) </text:span><text:span text:style-name="style2">// вычислительного процесса - до повтора &lt;Ctrl&gt;</text:span></text:h>
      <text:h text:style-name="Default"><text:s text:c="1"/>86<text:s text:c="2"/><text:s text:c="4"/><text:span text:style-name="style10">{ </text:span><text:span text:style-name="style11">stop</text:span><text:span text:style-name="style10">=</text:span><text:span text:style-name="style11">ScanStatus</text:span><text:span text:style-name="style10">()&amp;</text:span><text:span text:style-name="style11">SHIFT</text:span><text:span text:style-name="style10">; </text:span><text:span text:style-name="style11">Instant</text:span><text:span text:style-name="style10">=</text:span><text:span text:style-name="style11">T</text:span><text:span text:style-name="style10">-</text:span><text:span text:style-name="style11">Tlaps</text:span><text:span text:style-name="style10">; } </text:span><text:span text:style-name="style5">else</text:span></text:h>
      <text:h text:style-name="Default"><text:s text:c="1"/>87<text:s text:c="2"/><text:s text:c="2"/><text:span text:style-name="style5">if</text:span><text:span text:style-name="style10">( </text:span><text:span text:style-name="style11">stop </text:span><text:span text:style-name="style10">)</text:span><text:span text:style-name="style11">Instant</text:span><text:span text:style-name="style10">=</text:span><text:span text:style-name="style11">T</text:span><text:span text:style-name="style10">-</text:span><text:span text:style-name="style11">Trun</text:span><text:span text:style-name="style10">/</text:span><text:span text:style-name="style4">3600</text:span><text:span text:style-name="style10">; </text:span><text:span text:style-name="style5">else</text:span><text:span text:style-name="style2">// если Ctrl отпущен,то требование полной</text:span></text:h>
      <text:h text:style-name="Default"><text:s text:c="1"/>88<text:s text:c="2"/><text:s text:c="24"/><text:span text:style-name="style2">// остановки зафиксируется после аккорда &lt;Ctrl+Shift&gt;</text:span></text:h>
      <text:h text:style-name="Default"><text:s text:c="1"/>89<text:s text:c="2"/><text:s text:c="2"/><text:span text:style-name="style5">if</text:span><text:span text:style-name="style10">( !</text:span><text:span text:style-name="style11">recurse</text:span><text:span text:style-name="style10">++ )<text:s text:c="5"/></text:span><text:span text:style-name="style2">// блокировка случаев скороспешных прерываний от таймера</text:span></text:h>
      <text:h text:style-name="Default"><text:s text:c="1"/>90<text:s text:c="2"/><text:s text:c="2"/><text:span text:style-name="style10">{ </text:span><text:span text:style-name="style11">Tlaps</text:span><text:span text:style-name="style10">=</text:span><text:span text:style-name="style11">T</text:span><text:span text:style-name="style10">-</text:span><text:span text:style-name="style11">Instant</text:span><text:span text:style-name="style10">;<text:s text:c="2"/></text:span><text:span text:style-name="style2">// отсчеты времени волнового поля фиксируются за надписью</text:span></text:h>
      <text:h text:style-name="Default"><text:s text:c="1"/>91<text:s text:c="2"/><text:s text:c="4"/><text:span text:style-name="style11">Simulation</text:span><text:span text:style-name="style10">();<text:s text:c="4"/></text:span><text:span text:style-name="style2">// собственно вычислительный эксперимент на штормовое море</text:span></text:h>
      <text:h text:style-name="Default"><text:s text:c="1"/>92<text:s text:c="2"/><text:s text:c="4"/><text:span text:style-name="style11">recurse</text:span><text:span text:style-name="style10">=</text:span><text:span text:style-name="style4">0</text:span><text:span text:style-name="style10">;<text:s text:c="6"/></text:span><text:span text:style-name="style2">// успешное завершение разблокирует запрос отрисовки экрана</text:span></text:h>
      <text:h text:style-name="Default"><text:s text:c="1"/>93<text:s text:c="2"/><text:s text:c="2"/><text:span text:style-name="style10">} </text:span><text:span text:style-name="style5">return false</text:span><text:span text:style-name="style10">;<text:s text:c="3"/></text:span><text:span text:style-name="style2">// восстановление картинок производится в обработке таймера</text:span></text:h>
      <text:h text:style-name="Default"><text:s text:c="1"/>94<text:s text:c="2"/><text:span text:style-name="style10">}</text:span></text:h>
      <text:h text:style-name="Default"><text:s text:c="1"/>95<text:s text:c="2"/><text:span text:style-name="style15">//!<text:s text:c="2"/>Собственно моделирование строится по минимальным интервалам времени</text:span></text:h>
      <text:h text:style-name="Default"><text:s text:c="1"/>96<text:s text:c="2"/><text:span text:style-name="style2">//<text:s text:c="3"/>по критериям Куранта для свободных волн в полных потоках, либо, если идёт</text:span></text:h>
      <text:h text:style-name="Default"><text:s text:c="1"/>97<text:s text:c="2"/><text:span text:style-name="style2">//<text:s text:c="3"/>простое кинематическое построение картинок с корабликом на волне,</text:span></text:h>
      <text:h text:style-name="Default"><text:s text:c="1"/>98<text:s text:c="2"/><text:span text:style-name="style2">//<text:s text:c="3"/>то счёт исполняется чисто в реальном времени</text:span></text:h>
      <text:h text:style-name="Default"><text:s text:c="1"/>99<text:s text:c="2"/><text:span text:style-name="style2">//<text:s text:c="3"/>++шаг должен подстраиваться к кинематике волн, корабля и их взаимодействия</text:span></text:h>
      <text:h text:style-name="Default">100<text:s text:c="2"/><text:span text:style-name="style2">//</text:span></text:h>
      <text:h text:style-name="Default">101<text:s text:c="2"/><text:span text:style-name="style11">Field</text:span><text:span text:style-name="style10">&amp; </text:span><text:span text:style-name="style11">Field</text:span><text:span text:style-name="style10">::</text:span><text:span text:style-name="style11">Simulation</text:span><text:span text:style-name="style10">()<text:s text:c="2"/></text:span><text:span text:style-name="style2">// моделирование волнения в интервале Trun до Tlaps</text:span></text:h>
      <text:h text:style-name="Default">102<text:s text:c="2"/><text:span text:style-name="style10">{ </text:span><text:span text:style-name="style5">Real </text:span><text:span text:style-name="style11">Tnew</text:span><text:span text:style-name="style10">=</text:span><text:span text:style-name="style11">Tlaps</text:span><text:span text:style-name="style10">*</text:span><text:span text:style-name="style4">3600.0</text:span><text:span text:style-name="style10">;<text:s text:c="3"/></text:span><text:span text:style-name="style2">//~ в режиме прерываний проводить счет нежелательно</text:span></text:h>
      <text:h text:style-name="Default">103<text:s text:c="2"/><text:s text:c="2"/><text:span text:style-name="style11">GrWave</text:span><text:span text:style-name="style10">=</text:span><text:span text:style-name="style11">Exp</text:span><text:span text:style-name="style10">.</text:span><text:span text:style-name="style11">wave</text:span><text:span text:style-name="style10">&gt;</text:span><text:span text:style-name="style4">1</text:span><text:span text:style-name="style10">?</text:span><text:span text:style-name="style4">10</text:span><text:span text:style-name="style10">:</text:span><text:span text:style-name="style4">17.6</text:span><text:span text:style-name="style10">; </text:span><text:span text:style-name="style2">// количество волн для одного структурного цикла</text:span></text:h>
      <text:h text:style-name="Default">104<text:s text:c="2"/><text:s text:c="2"/><text:span text:style-name="style5">if</text:span><text:span text:style-name="style10">( </text:span><text:span text:style-name="style11">Trun</text:span><text:span text:style-name="style10">&lt;</text:span><text:span text:style-name="style11">Tnew </text:span><text:span text:style-name="style10">)<text:s text:c="11"/></text:span><text:span text:style-name="style2">// на свободной границе нужен точный отсчёт времени</text:span></text:h>
      <text:h text:style-name="Default">105<text:s text:c="2"/><text:s text:c="2"/><text:span text:style-name="style10">{ </text:span><text:span text:style-name="style5">Real </text:span><text:span text:style-name="style11">Tr</text:span><text:span text:style-name="style10">=</text:span><text:span text:style-name="style11">Trun</text:span><text:span text:style-name="style10">;<text:s text:c="11"/></text:span><text:span text:style-name="style2">// начальный отсчёт времени по выходу через секунду</text:span></text:h>
      <text:h text:style-name="Default">106<text:s text:c="2"/><text:s text:c="4"/><text:span text:style-name="style5">if</text:span><text:span text:style-name="style10">( </text:span><text:span text:style-name="style11">Vessel</text:span><text:span text:style-name="style10">-&gt;</text:span><text:span text:style-name="style11">Statum </text:span><text:span text:style-name="style10">|| </text:span><text:span text:style-name="style11">Exp</text:span><text:span text:style-name="style10">.</text:span><text:span text:style-name="style11">wave</text:span><text:span text:style-name="style10">&gt;</text:span><text:span text:style-name="style4">1 </text:span><text:span text:style-name="style10">)</text:span><text:span text:style-name="style11">Ts</text:span><text:span text:style-name="style10">=</text:span><text:span text:style-name="style11">Tstep</text:span><text:span text:style-name="style10">/</text:span><text:span text:style-name="style11">tKrat</text:span><text:span text:style-name="style10">;<text:s text:c="2"/></text:span><text:span text:style-name="style2">// гидромеханика корабля</text:span></text:h>
      <text:h text:style-name="Default">107<text:s text:c="2"/><text:s text:c="20"/><text:span text:style-name="style5">else </text:span><text:span text:style-name="style11">Ts</text:span><text:span text:style-name="style10">=</text:span><text:span text:style-name="style11">Tstep</text:span><text:span text:style-name="style10">/</text:span><text:span text:style-name="style11">tKrat</text:span><text:span text:style-name="style10">; </text:span><text:span text:style-name="style2">//Tnew-Trun;<text:s text:c="2"/>// или только кинематика</text:span></text:h>
      <text:h text:style-name="Default">108<text:s text:c="2"/><text:s text:c="4"/><text:span text:style-name="style2">//</text:span></text:h>
      <text:h text:style-name="Default">109<text:s text:c="2"/><text:s text:c="4"/><text:span text:style-name="style2">//<text:s text:c="3"/>Главный цикл во времени для проведения вычислительного эксперимента</text:span></text:h>
      <text:h text:style-name="Default">110<text:s text:c="2"/><text:s text:c="4"/><text:span text:style-name="style2">//</text:span></text:h>
      <text:h text:style-name="Default">111<text:s text:c="2"/><text:s text:c="4"/><text:span text:style-name="style5">while</text:span><text:span text:style-name="style10">( </text:span><text:span text:style-name="style11">Trun</text:span><text:span text:style-name="style10">&lt;=</text:span><text:span text:style-name="style11">Tnew<text:s text:c="7"/></text:span><text:span text:style-name="style15">//! вычисления вдогонку из Trun через Tstep -&gt; Tnew</text:span></text:h>
      <text:h text:style-name="Default">112<text:s text:c="2"/><text:s text:c="8"/><text:span text:style-name="style10">&amp;&amp; </text:span><text:span text:style-name="style11">Trun</text:span><text:span text:style-name="style10">-</text:span><text:span text:style-name="style11">Tr</text:span><text:span text:style-name="style10">&lt;=</text:span><text:span text:style-name="style4">1.0 </text:span><text:span text:style-name="style10">)<text:s text:c="3"/></text:span><text:span text:style-name="style2">//<text:s text:c="2"/>случай отставания от реального времени на 1 сек</text:span></text:h>
      <text:h text:style-name="Default">113<text:s text:c="2"/><text:s text:c="4"/><text:span text:style-name="style10">{ </text:span><text:span text:style-name="style11">Trun </text:span><text:span text:style-name="style10">+= </text:span><text:span text:style-name="style11">Ts</text:span><text:span text:style-name="style10">;<text:s text:c="11"/></text:span><text:span text:style-name="style2">// запоминается точный отсчёт интервала для времени</text:span></text:h>
      <text:h text:style-name="Default">114<text:s text:c="2"/><text:s text:c="6"/><text:span text:style-name="style5">if</text:span><text:span text:style-name="style10">( </text:span><text:span text:style-name="style11">Exp</text:span><text:span text:style-name="style10">.</text:span><text:span text:style-name="style11">wave</text:span><text:span text:style-name="style10">==</text:span><text:span text:style-name="style4">1 </text:span><text:span text:style-name="style10">){<text:s text:c="4"/></text:span><text:span text:style-name="style15">//! моделирование динамики корабля на м.модели волн</text:span></text:h>
      <text:h text:style-name="Default">115<text:s text:c="2"/><text:span text:style-name="style9">#pragma omp parallel for</text:span></text:h>
      <text:h text:style-name="Default">116<text:s text:c="2"/><text:s text:c="8"/><text:span text:style-name="style5">for</text:span><text:span text:style-name="style10">( </text:span><text:span text:style-name="style5">int </text:span><text:span text:style-name="style11">y</text:span><text:span text:style-name="style10">=</text:span><text:span text:style-name="style4">0</text:span><text:span text:style-name="style10">; </text:span><text:span text:style-name="style11">y</text:span><text:span text:style-name="style10">&lt;</text:span><text:span text:style-name="style11">mY</text:span><text:span text:style-name="style10">; </text:span><text:span text:style-name="style11">y</text:span><text:span text:style-name="style10">++ )<text:s text:c="2"/></text:span><text:span text:style-name="style2">// Построение результирующего волнового поля</text:span></text:h>
      <text:h text:style-name="Default">117<text:s text:c="2"/><text:s text:c="8"/><text:span text:style-name="style5">for</text:span><text:span text:style-name="style10">( </text:span><text:span text:style-name="style5">int </text:span><text:span text:style-name="style11">x</text:span><text:span text:style-name="style10">=</text:span><text:span text:style-name="style4">0</text:span><text:span text:style-name="style10">; </text:span><text:span text:style-name="style11">x</text:span><text:span text:style-name="style10">&lt;</text:span><text:span text:style-name="style11">mX</text:span><text:span text:style-name="style10">; </text:span><text:span text:style-name="style11">x</text:span><text:span text:style-name="style10">++ )<text:s text:c="2"/></text:span><text:span text:style-name="style2">// без разделения на независимые структуры и</text:span></text:h>
      <text:h text:style-name="Default">118<text:s text:c="2"/><text:s text:c="8"/><text:span text:style-name="style5">if</text:span><text:span text:style-name="style10">( </text:span><text:span text:style-name="style11">Exp</text:span><text:span text:style-name="style10">.</text:span><text:span text:style-name="style11">peak </text:span><text:span text:style-name="style10">)<text:s text:c="13"/></text:span><text:span text:style-name="style2">// со сдвигами поверхностных частиц жидкости</text:span></text:h>
      <text:h text:style-name="Default">119<text:s text:c="2"/><text:s text:c="8"/><text:span text:style-name="style10">{ </text:span><text:span text:style-name="style5">Vector </text:span><text:span text:style-name="style11">W</text:span><text:span text:style-name="style10">={ </text:span><text:span text:style-name="style11">dS</text:span><text:span text:style-name="style10">*</text:span><text:span text:style-name="style11">x</text:span><text:span text:style-name="style10">-</text:span><text:span text:style-name="style11">Long</text:span><text:span text:style-name="style10">/</text:span><text:span text:style-name="style4">2</text:span><text:span text:style-name="style10">,</text:span><text:span text:style-name="style11">dS</text:span><text:span text:style-name="style10">*(</text:span><text:span text:style-name="style11">y</text:span><text:span text:style-name="style10">-</text:span><text:span text:style-name="style5">Real</text:span><text:span text:style-name="style10">(</text:span><text:span text:style-name="style11">mY</text:span><text:span text:style-name="style10">-</text:span><text:span text:style-name="style4">1</text:span><text:span text:style-name="style10">)/</text:span><text:span text:style-name="style4">2</text:span><text:span text:style-name="style10">),</text:span><text:span text:style-name="style4">0 </text:span><text:span text:style-name="style10">};</text:span></text:h>
      <text:h text:style-name="Default">120<text:s text:c="2"/><text:s text:c="10"/><text:span text:style-name="style11">Ws</text:span><text:span text:style-name="style10">[</text:span><text:span text:style-name="style11">y</text:span><text:span text:style-name="style10">][</text:span><text:span text:style-name="style11">x</text:span><text:span text:style-name="style10">] = </text:span><text:span text:style-name="style11">Wind</text:span><text:span text:style-name="style10">.</text:span><text:span text:style-name="style11">Wave</text:span><text:span text:style-name="style10">( </text:span><text:span text:style-name="style11">Trun</text:span><text:span text:style-name="style10">,</text:span><text:span text:style-name="style11">W </text:span><text:span text:style-name="style10">)<text:s text:c="15"/></text:span><text:span text:style-name="style2">// здесь предвычисляются</text:span></text:h>
      <text:h text:style-name="Default">121<text:s text:c="2"/><text:s text:c="18"/><text:span text:style-name="style10">+ </text:span><text:span text:style-name="style11">Swell</text:span><text:span text:style-name="style10">.</text:span><text:span text:style-name="style11">Wave</text:span><text:span text:style-name="style10">( </text:span><text:span text:style-name="style11">Trun</text:span><text:span text:style-name="style10">,</text:span><text:span text:style-name="style11">W </text:span><text:span text:style-name="style10">) - </text:span><text:span text:style-name="style11">W<text:s text:c="11"/></text:span><text:span text:style-name="style2">// координаты всех ячеек</text:span></text:h>
      <text:h text:style-name="Default">122<text:s text:c="2"/><text:s text:c="18"/><text:span text:style-name="style10">+ </text:span><text:span text:style-name="style11">Surge</text:span><text:span text:style-name="style10">.</text:span><text:span text:style-name="style11">Wave</text:span><text:span text:style-name="style10">( </text:span><text:span text:style-name="style11">Trun</text:span><text:span text:style-name="style10">,</text:span><text:span text:style-name="style11">W </text:span><text:span text:style-name="style10">) - </text:span><text:span text:style-name="style11">W</text:span><text:span text:style-name="style10">;</text:span></text:h>
      <text:h text:style-name="Default">123<text:s text:c="2"/><text:s text:c="8"/><text:span text:style-name="style10">} </text:span><text:span text:style-name="style5">else<text:s text:c="24"/></text:span><text:span text:style-name="style2">// простые волны в полных потоках и без</text:span></text:h>
      <text:h text:style-name="Default">124<text:s text:c="2"/><text:s text:c="8"/><text:span text:style-name="style10">{ </text:span><text:span text:style-name="style5">Vector </text:span><text:span text:style-name="style10">&amp;</text:span><text:span text:style-name="style11">W</text:span><text:span text:style-name="style10">=</text:span><text:span text:style-name="style11">Ws</text:span><text:span text:style-name="style10">[</text:span><text:span text:style-name="style11">y</text:span><text:span text:style-name="style10">][</text:span><text:span text:style-name="style11">x</text:span><text:span text:style-name="style10">]; </text:span><text:span text:style-name="style11">W</text:span><text:span text:style-name="style10">.</text:span><text:span text:style-name="style11">z</text:span><text:span text:style-name="style10">=</text:span><text:span text:style-name="style4">0</text:span><text:span text:style-name="style10">;<text:s text:c="2"/></text:span><text:span text:style-name="style2">// дрейфовых сдвигов поверхностных частиц</text:span></text:h>
      <text:h text:style-name="Default">125<text:s text:c="2"/><text:s text:c="10"/><text:span text:style-name="style11">W</text:span><text:span text:style-name="style10">.</text:span><text:span text:style-name="style11">z </text:span><text:span text:style-name="style10">= </text:span><text:span text:style-name="style11">Wind</text:span><text:span text:style-name="style10">.</text:span><text:span text:style-name="style11">Wave</text:span><text:span text:style-name="style10">( </text:span><text:span text:style-name="style11">Trun</text:span><text:span text:style-name="style10">,</text:span><text:span text:style-name="style11">W </text:span><text:span text:style-name="style10">).</text:span><text:span text:style-name="style11">z</text:span></text:h>
      <text:h text:style-name="Default">126<text:s text:c="2"/><text:s text:c="13"/><text:span text:style-name="style10">+ </text:span><text:span text:style-name="style11">Swell</text:span><text:span text:style-name="style10">.</text:span><text:span text:style-name="style11">Wave</text:span><text:span text:style-name="style10">( </text:span><text:span text:style-name="style11">Trun</text:span><text:span text:style-name="style10">,</text:span><text:span text:style-name="style11">W </text:span><text:span text:style-name="style10">).</text:span><text:span text:style-name="style11">z </text:span><text:span text:style-name="style2">// координаты хранятся в исходном массиве</text:span></text:h>
      <text:h text:style-name="Default">127<text:s text:c="2"/><text:s text:c="13"/><text:span text:style-name="style10">+ </text:span><text:span text:style-name="style11">Surge</text:span><text:span text:style-name="style10">.</text:span><text:span text:style-name="style11">Wave</text:span><text:span text:style-name="style10">( </text:span><text:span text:style-name="style11">Trun</text:span><text:span text:style-name="style10">,</text:span><text:span text:style-name="style11">W </text:span><text:span text:style-name="style10">).</text:span><text:span text:style-name="style11">z</text:span><text:span text:style-name="style10">;</text:span></text:h>
      <text:h text:style-name="Default">128<text:s text:c="2"/><text:s text:c="8"/><text:span text:style-name="style10">}</text:span></text:h>
      <text:h text:style-name="Default">129<text:s text:c="2"/><text:s text:c="6"/><text:span text:style-name="style10">} </text:span><text:span text:style-name="style5">else<text:s text:c="13"/></text:span><text:span text:style-name="style15">//! прямой вычислительный эксперимент разделением волн</text:span></text:h>
      <text:h text:style-name="Default">130<text:s text:c="2"/><text:s text:c="6"/><text:span text:style-name="style5">if</text:span><text:span text:style-name="style10">( </text:span><text:span text:style-name="style11">Exp</text:span><text:span text:style-name="style10">.</text:span><text:span text:style-name="style11">wave</text:span><text:span text:style-name="style10">&gt;</text:span><text:span text:style-name="style4">1 </text:span><text:span text:style-name="style10">)<text:s text:c="3"/></text:span><text:span text:style-name="style2">// по всем трём независимым структурам из частиц-ячеек</text:span></text:h>
      <text:h text:style-name="Default">131<text:s text:c="2"/><text:s text:c="6"/><text:span text:style-name="style10">{ </text:span><text:span text:style-name="style5">Vector </text:span><text:span text:style-name="style11">dR</text:span><text:span text:style-name="style10">={</text:span><text:span text:style-name="style4">0</text:span><text:span text:style-name="style10">,</text:span><text:span text:style-name="style4">0</text:span><text:span text:style-name="style10">,</text:span><text:span text:style-name="style4">0</text:span><text:span text:style-name="style10">};<text:s text:c="2"/></text:span><text:span text:style-name="style2">// продвижение по курсу корабля за один шаг времени</text:span></text:h>
      <text:h text:style-name="Default">132<text:s text:c="2"/><text:s text:c="8"/><text:span text:style-name="style5">if</text:span><text:span text:style-name="style10">( </text:span><text:span text:style-name="style11">Vessel</text:span><text:span text:style-name="style10">-&gt;</text:span><text:span text:style-name="style11">Route</text:span><text:span text:style-name="style10">.</text:span><text:span text:style-name="style11">len</text:span><text:span text:style-name="style10">&gt;</text:span><text:span text:style-name="style4">1 </text:span><text:span text:style-name="style10">)</text:span><text:span text:style-name="style11">dR</text:span><text:span text:style-name="style10">=</text:span><text:span text:style-name="style11">Vessel</text:span><text:span text:style-name="style10">-&gt;</text:span><text:span text:style-name="style11">Route</text:span><text:span text:style-name="style10">[-</text:span><text:span text:style-name="style4">2</text:span><text:span text:style-name="style10">]-</text:span><text:span text:style-name="style11">Vessel</text:span><text:span text:style-name="style10">-&gt;</text:span><text:span text:style-name="style11">Route</text:span><text:span text:style-name="style10">[-</text:span><text:span text:style-name="style4">1</text:span><text:span text:style-name="style10">];</text:span></text:h>
      <text:h text:style-name="Default">133<text:s text:c="2"/><text:span text:style-name="style9">#pragma omp parallel sections</text:span></text:h>
      <text:h text:style-name="Default">134<text:s text:c="2"/><text:s text:c="8"/><text:span text:style-name="style10">{</text:span></text:h>
      <text:h text:style-name="Default">135<text:s text:c="2"/><text:span text:style-name="style9">#pragma omp section<text:s text:c="13"/></text:span><text:span text:style-name="style2">// длиннопериодный накат трансокеанских штормов</text:span></text:h>
      <text:h text:style-name="Default">136<text:s text:c="2"/><text:s text:c="10"/><text:span text:style-name="style11">Surge</text:span><text:span text:style-name="style10">.</text:span><text:span text:style-name="style11">Solving</text:span><text:span text:style-name="style10">( </text:span><text:span text:style-name="style11">Trun</text:span><text:span text:style-name="style10">,</text:span><text:span text:style-name="style11">dR </text:span><text:span text:style-name="style10">);</text:span></text:h>
      <text:h text:style-name="Default">137<text:s text:c="2"/><text:span text:style-name="style9">#pragma omp section<text:s text:c="13"/></text:span><text:span text:style-name="style2">// первая система свежей и наиболее крутой зыби</text:span></text:h>
      <text:h text:style-name="Default">138<text:s text:c="2"/><text:s text:c="10"/><text:span text:style-name="style11">Swell</text:span><text:span text:style-name="style10">.</text:span><text:span text:style-name="style11">Solving</text:span><text:span text:style-name="style10">( </text:span><text:span text:style-name="style11">Trun</text:span><text:span text:style-name="style10">,</text:span><text:span text:style-name="style11">dR </text:span><text:span text:style-name="style10">);</text:span></text:h>
      <text:h text:style-name="Default">139<text:s text:c="2"/><text:span text:style-name="style9">#pragma omp section<text:s text:c="12"/></text:span><text:span text:style-name="style2">// интенсивное волнение с обрушающимися гребнями</text:span></text:h>
      <text:h text:style-name="Default">140<text:s text:c="2"/><text:s text:c="10"/><text:span text:style-name="style11">Wind</text:span><text:span text:style-name="style10">.</text:span><text:span text:style-name="style11">Solving</text:span><text:span text:style-name="style10">( </text:span><text:span text:style-name="style11">Trun</text:span><text:span text:style-name="style10">,</text:span><text:span text:style-name="style11">dR </text:span><text:span text:style-name="style10">);</text:span></text:h>
      <text:h text:style-name="Default">141<text:s text:c="2"/><text:s text:c="8"/><text:span text:style-name="style10">}</text:span></text:h>
      <text:h text:style-name="Default">142<text:s text:c="2"/><text:s text:c="8"/><text:span text:style-name="style5">if</text:span><text:span text:style-name="style10">( </text:span><text:span text:style-name="style11">Exp</text:span><text:span text:style-name="style10">.</text:span><text:span text:style-name="style11">wave </text:span><text:span text:style-name="style10">){</text:span></text:h>
      <text:h text:style-name="Default">143<text:s text:c="2"/><text:span text:style-name="style9">#pragma omp parallel for</text:span></text:h>
      <text:h text:style-name="Default">144<text:s text:c="2"/><text:s text:c="10"/><text:span text:style-name="style5">for</text:span><text:span text:style-name="style10">( </text:span><text:span text:style-name="style5">int </text:span><text:span text:style-name="style11">y</text:span><text:span text:style-name="style10">=</text:span><text:span text:style-name="style4">0</text:span><text:span text:style-name="style10">; </text:span><text:span text:style-name="style11">y</text:span><text:span text:style-name="style10">&lt;</text:span><text:span text:style-name="style11">mY</text:span><text:span text:style-name="style10">; </text:span><text:span text:style-name="style11">y</text:span><text:span text:style-name="style10">++ )<text:s text:c="9"/></text:span><text:span text:style-name="style2">// Общие результаты по уровням моря</text:span></text:h>
      <text:h text:style-name="Default">145<text:s text:c="2"/><text:s text:c="10"/><text:span text:style-name="style5">for</text:span><text:span text:style-name="style10">( </text:span><text:span text:style-name="style5">int </text:span><text:span text:style-name="style11">x</text:span><text:span text:style-name="style10">=</text:span><text:span text:style-name="style4">0</text:span><text:span text:style-name="style10">; </text:span><text:span text:style-name="style11">x</text:span><text:span text:style-name="style10">&lt;</text:span><text:span text:style-name="style11">mX</text:span><text:span text:style-name="style10">; </text:span><text:span text:style-name="style11">x</text:span><text:span text:style-name="style10">++ )</text:span><text:span text:style-name="style5">if</text:span><text:span text:style-name="style10">( </text:span><text:span text:style-name="style11">Exp</text:span><text:span text:style-name="style10">.</text:span><text:span text:style-name="style11">peak </text:span><text:span text:style-name="style10">)</text:span></text:h>
      <text:h text:style-name="Default">146<text:s text:c="2"/><text:s text:c="10"/><text:span text:style-name="style10">{ </text:span><text:span text:style-name="style5">Vector </text:span><text:span text:style-name="style11">W</text:span><text:span text:style-name="style10">={ </text:span><text:span text:style-name="style11">dS</text:span><text:span text:style-name="style10">*</text:span><text:span text:style-name="style11">x</text:span><text:span text:style-name="style10">-</text:span><text:span text:style-name="style11">Long</text:span><text:span text:style-name="style10">/</text:span><text:span text:style-name="style4">2</text:span><text:span text:style-name="style10">,</text:span><text:span text:style-name="style11">dS</text:span><text:span text:style-name="style10">*(</text:span><text:span text:style-name="style11">y</text:span><text:span text:style-name="style10">-</text:span><text:span text:style-name="style5">Real</text:span><text:span text:style-name="style10">(</text:span><text:span text:style-name="style11">mY</text:span><text:span text:style-name="style10">-</text:span><text:span text:style-name="style4">1</text:span><text:span text:style-name="style10">)/</text:span><text:span text:style-name="style4">2</text:span><text:span text:style-name="style10">),</text:span><text:span text:style-name="style4">0 </text:span><text:span text:style-name="style10">};</text:span></text:h>
      <text:h text:style-name="Default">147<text:s text:c="2"/><text:s text:c="14"/><text:span text:style-name="style11">Ws</text:span><text:span text:style-name="style10">[</text:span><text:span text:style-name="style11">y</text:span><text:span text:style-name="style10">][</text:span><text:span text:style-name="style11">x</text:span><text:span text:style-name="style10">] = </text:span><text:span text:style-name="style11">Wind</text:span><text:span text:style-name="style10">.</text:span><text:span text:style-name="style11">Amd</text:span><text:span text:style-name="style10">( </text:span><text:span text:style-name="style11">W </text:span><text:span text:style-name="style10">) + </text:span><text:span text:style-name="style11">Swell</text:span><text:span text:style-name="style10">.</text:span><text:span text:style-name="style11">Amd</text:span><text:span text:style-name="style10">( </text:span><text:span text:style-name="style11">W </text:span><text:span text:style-name="style10">) + </text:span><text:span text:style-name="style11">Surge</text:span><text:span text:style-name="style10">.</text:span><text:span text:style-name="style11">Amd</text:span><text:span text:style-name="style10">( </text:span><text:span text:style-name="style11">W </text:span><text:span text:style-name="style10">) - </text:span><text:span text:style-name="style11">W</text:span><text:span text:style-name="style10">*</text:span><text:span text:style-name="style4">2</text:span><text:span text:style-name="style10">;</text:span></text:h>
      <text:h text:style-name="Default">148<text:s text:c="2"/><text:s text:c="10"/><text:span text:style-name="style10">} </text:span><text:span text:style-name="style5">else</text:span></text:h>
      <text:h text:style-name="Default">149<text:s text:c="2"/><text:s text:c="10"/><text:span text:style-name="style10">{ </text:span><text:span text:style-name="style5">Vector </text:span><text:span text:style-name="style10">&amp;</text:span><text:span text:style-name="style11">W</text:span><text:span text:style-name="style10">=</text:span><text:span text:style-name="style11">Ws</text:span><text:span text:style-name="style10">[</text:span><text:span text:style-name="style11">y</text:span><text:span text:style-name="style10">][</text:span><text:span text:style-name="style11">x</text:span><text:span text:style-name="style10">];</text:span></text:h>
      <text:h text:style-name="Default">150<text:s text:c="2"/><text:s text:c="19"/><text:span text:style-name="style11">W</text:span><text:span text:style-name="style10">.</text:span><text:span text:style-name="style11">z </text:span><text:span text:style-name="style10">= </text:span><text:span text:style-name="style11">Wind</text:span><text:span text:style-name="style10">.</text:span><text:span text:style-name="style11">AmH</text:span><text:span text:style-name="style10">( </text:span><text:span text:style-name="style11">W </text:span><text:span text:style-name="style10">) + </text:span><text:span text:style-name="style11">Swell</text:span><text:span text:style-name="style10">.</text:span><text:span text:style-name="style11">AmH</text:span><text:span text:style-name="style10">( </text:span><text:span text:style-name="style11">W </text:span><text:span text:style-name="style10">) + </text:span><text:span text:style-name="style11">Surge</text:span><text:span text:style-name="style10">.</text:span><text:span text:style-name="style11">AmH</text:span><text:span text:style-name="style10">( </text:span><text:span text:style-name="style11">W </text:span><text:span text:style-name="style10">);</text:span></text:h>
      <text:h text:style-name="Default">151<text:s text:c="2"/><text:s text:c="8"/><text:span text:style-name="style10">} }</text:span></text:h>
      <text:h text:style-name="Default">152<text:s text:c="2"/><text:s text:c="6"/><text:span text:style-name="style10">}</text:span></text:h>
      <text:h text:style-name="Default">153<text:s text:c="2"/><text:s text:c="6"/><text:span text:style-name="style11">Vessel</text:span><text:span text:style-name="style10">-&gt;</text:span><text:span text:style-name="style11">Floating</text:span><text:span text:style-name="style10">()<text:s text:c="5"/></text:span><text:span text:style-name="style2">// наложение уровня + расчёт воздействия на корпус</text:span></text:h>
      <text:h text:style-name="Default">154<text:s text:c="2"/><text:s text:c="13"/><text:span text:style-name="style10">.</text:span><text:span text:style-name="style11">Movement</text:span><text:span text:style-name="style10">()<text:s text:c="5"/></text:span><text:span text:style-name="style2">// моделирование гидродинамики корабля на волнении</text:span></text:h>
      <text:h text:style-name="Default">155<text:s text:c="2"/><text:s text:c="13"/><text:span text:style-name="style10">.</text:span><text:span text:style-name="style11">Protocol</text:span><text:span text:style-name="style10">();</text:span></text:h>
      <text:h text:style-name="Default">156<text:s text:c="2"/><text:s text:c="12"/><text:span text:style-name="style10">++</text:span><text:span text:style-name="style11">Kt</text:span><text:span text:style-name="style10">;<text:s text:c="16"/></text:span><text:span text:style-name="style2">// счётчик циклов вычислительного эксперимента</text:span></text:h>
      <text:h text:style-name="Default">157<text:s text:c="2"/><text:s text:c="6"/><text:span text:style-name="style5">if</text:span><text:span text:style-name="style10">( !</text:span><text:span text:style-name="style11">WinReady</text:span><text:span text:style-name="style10">(</text:span><text:span text:style-name="style5">this</text:span><text:span text:style-name="style10">) )</text:span><text:span text:style-name="style5">break</text:span><text:span text:style-name="style10">;</text:span><text:span text:style-name="style2">// переисполнение очереди посторонних запросов</text:span></text:h>
      <text:h text:style-name="Default">158<text:s text:c="2"/><text:s text:c="2"/><text:span text:style-name="style10">} } </text:span><text:span text:style-name="style5">else </text:span><text:span text:style-name="style11">WinReady</text:span><text:span text:style-name="style10">(); </text:span><text:span text:style-name="style5">return </text:span><text:span text:style-name="style10">*</text:span><text:span text:style-name="style5">this</text:span><text:span text:style-name="style10">;</text:span></text:h>
      <text:h text:style-name="Default">159<text:s text:c="2"/><text:span text:style-name="style10">}</text:span></text:h>
      <text:h text:style-name="Default">160<text:s text:c="2"/><text:span text:style-name="style2">//<text:s text:c="5"/>Эксперимент выполняется с заданным расчетным шагом до истечения</text:span></text:h>
      <text:h text:style-name="Default">161<text:s text:c="2"/><text:span text:style-name="style2">//<text:s text:c="5"/>контрольного интервала времени, или до возникновения сигнала</text:span></text:h>
      <text:h text:style-name="Default">162<text:s text:c="2"/><text:span text:style-name="style2">//<text:s text:c="5"/>о нарушении аппроксимационных критериев, или - приостанавливается</text:span></text:h>
      <text:h text:style-name="Default">163<text:s text:c="2"/><text:span text:style-name="style2">//<text:s text:c="5"/>в случае возникновении внешних прерываний, с установлением реально</text:span></text:h>
      <text:h text:style-name="Default">164<text:s text:c="2"/><text:span text:style-name="style2">//<text:s text:c="5"/>достигнутого времени моделирования</text:span></text:h>
      <text:h text:style-name="Default">165<text:s text:c="2"/><text:span text:style-name="style11">Waves</text:span><text:span text:style-name="style10">&amp;</text:span></text:h>
      <text:h text:style-name="Default">166<text:s text:c="2"/><text:span text:style-name="style11">Waves</text:span><text:span text:style-name="style10">::</text:span><text:span text:style-name="style11">Solving</text:span><text:span text:style-name="style10">( </text:span><text:span text:style-name="style11">_Real Tr</text:span><text:span text:style-name="style10">, </text:span><text:span text:style-name="style11">_Vector dR </text:span><text:span text:style-name="style10">)<text:s text:c="4"/></text:span><text:span text:style-name="style2">// Время и ранее сделанный шаг в пути</text:span></text:h>
      <text:h text:style-name="Default">167<text:s text:c="2"/><text:span text:style-name="style10">{ </text:span><text:span text:style-name="style2">//</text:span></text:h>
      <text:h text:style-name="Default">168<text:s text:c="2"/><text:s text:c="2"/><text:span text:style-name="style2">//<text:s text:c="3"/>На новый отсчет времени Trun автоматически смещаются граничные условия,</text:span></text:h>
      <text:h text:style-name="Default">169<text:s text:c="2"/><text:s text:c="2"/><text:span text:style-name="style2">//<text:s text:c="3"/>соответственно желательно сместить волновые поля на продвижение корабля</text:span></text:h>
      <text:h text:style-name="Default">170<text:s text:c="2"/><text:s text:c="2"/><text:span text:style-name="style2">//<text:s text:c="3"/>для разностных расчётов обновляемых волновых полей к тому же времени +Ts</text:span></text:h>
      <text:h text:style-name="Default">171<text:s text:c="2"/><text:s text:c="2"/><text:span text:style-name="style2">//</text:span></text:h>
      <text:h text:style-name="Default">172<text:s text:c="2"/><text:s text:c="1"/><text:span text:style-name="style5">Real </text:span><text:span text:style-name="style11">S</text:span><text:span text:style-name="style10">=</text:span><text:span text:style-name="style11">Ts</text:span><text:span text:style-name="style10">,</text:span><text:span text:style-name="style11">Step</text:span><text:span text:style-name="style10">=</text:span><text:span text:style-name="style11">Ts</text:span><text:span text:style-name="style10">-(</text:span><text:span text:style-name="style11">dR</text:span><text:span text:style-name="style10">%</text:span><text:span text:style-name="style11">x</text:span><text:span text:style-name="style10">)/</text:span><text:span text:style-name="style11">Cw</text:span><text:span text:style-name="style10">;<text:s text:c="5"/></text:span><text:span text:style-name="style2">// с проекцией скорости волны на курс корабля</text:span></text:h>
      <text:h text:style-name="Default">173<text:s text:c="2"/><text:s text:c="1"/><text:span text:style-name="style5">int </text:span><text:span text:style-name="style11">kS</text:span><text:span text:style-name="style10">=</text:span><text:span text:style-name="style16">max</text:span><text:span text:style-name="style10">( </text:span><text:span text:style-name="style4">1</text:span><text:span text:style-name="style10">,(</text:span><text:span text:style-name="style5">int</text:span><text:span text:style-name="style10">)</text:span><text:span text:style-name="style11">fabs</text:span><text:span text:style-name="style10">( </text:span><text:span text:style-name="style11">Step</text:span><text:span text:style-name="style10">/</text:span><text:span text:style-name="style11">Ts</text:span><text:span text:style-name="style10">+</text:span><text:span text:style-name="style4">0.9 </text:span><text:span text:style-name="style10">) ); </text:span><text:span text:style-name="style5">if</text:span><text:span text:style-name="style10">( </text:span><text:span text:style-name="style11">kS</text:span><text:span text:style-name="style10">&gt;</text:span><text:span text:style-name="style4">1 </text:span><text:span text:style-name="style10">)</text:span><text:span text:style-name="style11">S</text:span><text:span text:style-name="style10">/=</text:span><text:span text:style-name="style11">kS</text:span><text:span text:style-name="style10">,</text:span><text:span text:style-name="style11">Step</text:span><text:span text:style-name="style10">/=</text:span><text:span text:style-name="style11">kS</text:span><text:span text:style-name="style10">;</text:span></text:h>
      <text:h text:style-name="Default">174<text:s text:c="2"/><text:s text:c="2"/><text:span text:style-name="style5">for</text:span><text:span text:style-name="style10">( </text:span><text:span text:style-name="style5">int </text:span><text:span text:style-name="style11">i</text:span><text:span text:style-name="style10">=</text:span><text:span text:style-name="style4">1</text:span><text:span text:style-name="style10">; </text:span><text:span text:style-name="style11">i</text:span><text:span text:style-name="style10">&lt;=</text:span><text:span text:style-name="style11">kS</text:span><text:span text:style-name="style10">; </text:span><text:span text:style-name="style11">i</text:span><text:span text:style-name="style10">++ )</text:span></text:h>
      <text:h text:style-name="Default">175<text:s text:c="2"/><text:s text:c="3"/><text:span text:style-name="style5">if</text:span><text:span text:style-name="style10">( </text:span><text:span text:style-name="style11">Storm</text:span><text:span text:style-name="style10">-&gt;</text:span><text:span text:style-name="style11">Exp</text:span><text:span text:style-name="style10">.</text:span><text:span text:style-name="style11">peak </text:span><text:span text:style-name="style10">)</text:span><text:span text:style-name="style11">ThreeBoundary</text:span><text:span text:style-name="style10">( </text:span><text:span text:style-name="style11">Tr</text:span><text:span text:style-name="style10">+</text:span><text:span text:style-name="style11">i</text:span><text:span text:style-name="style10">*</text:span><text:span text:style-name="style11">S</text:span><text:span text:style-name="style10">,</text:span><text:span text:style-name="style11">S</text:span><text:span text:style-name="style10">,</text:span><text:span text:style-name="style11">Step </text:span><text:span text:style-name="style10">),</text:span><text:span text:style-name="style11">ThreeSurface</text:span><text:span text:style-name="style10">( </text:span><text:span text:style-name="style11">Step </text:span><text:span text:style-name="style10">);</text:span></text:h>
      <text:h text:style-name="Default">176<text:s text:c="2"/><text:s text:c="18"/><text:span text:style-name="style5">else<text:s text:c="3"/></text:span><text:span text:style-name="style11">FreeBoundary</text:span><text:span text:style-name="style10">( </text:span><text:span text:style-name="style11">Tr</text:span><text:span text:style-name="style10">+</text:span><text:span text:style-name="style11">i</text:span><text:span text:style-name="style10">*</text:span><text:span text:style-name="style11">S</text:span><text:span text:style-name="style10">,</text:span><text:span text:style-name="style11">S</text:span><text:span text:style-name="style10">,</text:span><text:span text:style-name="style11">Step </text:span><text:span text:style-name="style10">),</text:span><text:span text:style-name="style11">FreeSurface</text:span><text:span text:style-name="style10">( </text:span><text:span text:style-name="style11">Step </text:span><text:span text:style-name="style10">);</text:span></text:h>
      <text:h text:style-name="Default">177<text:s text:c="2"/><text:s text:c="2"/><text:span text:style-name="style5">return </text:span><text:span text:style-name="style10">*</text:span><text:span text:style-name="style5">this</text:span><text:span text:style-name="style10">;</text:span></text:h>
      <text:h text:style-name="Default">178<text:s text:c="2"/><text:span text:style-name="style10">}</text:span></text:h>
      <text:h text:style-name="Default">179<text:s text:c="2"/><text:span text:style-name="style15">//!<text:s text:c="4"/>Моделирование поперечных волн на воде простыми волновыми уравнениями</text:span></text:h>
      <text:h text:style-name="Default">180<text:s text:c="2"/><text:span text:style-name="style2">//</text:span></text:h>
      <text:h text:style-name="Default">181<text:s text:c="2"/><text:span text:style-name="style11">Waves</text:span><text:span text:style-name="style10">&amp; </text:span><text:span text:style-name="style11">Waves</text:span><text:span text:style-name="style10">::</text:span><text:span text:style-name="style11">FreeSurface</text:span><text:span text:style-name="style10">( </text:span><text:span text:style-name="style11">_Real Step </text:span><text:span text:style-name="style10">)<text:s text:c="2"/></text:span><text:span text:style-name="style2">// + поле скорости задается в реальном</text:span></text:h>
      <text:h text:style-name="Default">182<text:s text:c="2"/><text:span text:style-name="style10">{ </text:span><text:span text:style-name="style5">Real </text:span><text:span text:style-name="style11">Sigma</text:span><text:span text:style-name="style10">=</text:span><text:span text:style-name="style11">_Pd</text:span><text:span text:style-name="style10">*</text:span><text:span text:style-name="style11">Cw</text:span><text:span text:style-name="style10">/</text:span><text:span text:style-name="style11">Length</text:span><text:span text:style-name="style10">,<text:s text:c="14"/></text:span><text:span text:style-name="style2">// = волновая частота<text:s text:c="10"/>[1/сек]<text:s text:c="7"/></text:span><text:span text:style-name="style11">dTs</text:span><text:span text:style-name="style10">=</text:span><text:span text:style-name="style11">Cw</text:span><text:span text:style-name="style10">*</text:span><text:span text:style-name="style11">Step</text:span><text:span text:style-name="style10">/</text:span><text:span text:style-name="style11">Ds</text:span><text:span text:style-name="style10">/</text:span><text:span text:style-name="style11">Sigma</text:span><text:span text:style-name="style10">;<text:s text:c="13"/></text:span><text:span text:style-name="style2">//<text:s text:c="3"/>масштабе подвижных частиц [м/сек]</text:span></text:h>
      <text:h text:style-name="Default">183<text:s text:c="2"/><text:span text:style-name="style9">#pragma omp parallel for</text:span></text:h>
      <text:h text:style-name="Default">184<text:s text:c="2"/><text:s text:c="2"/><text:span text:style-name="style5">for</text:span><text:span text:style-name="style10">( </text:span><text:span text:style-name="style5">int </text:span><text:span text:style-name="style11">x</text:span><text:span text:style-name="style10">=</text:span><text:span text:style-name="style4">1</text:span><text:span text:style-name="style10">; </text:span><text:span text:style-name="style11">x</text:span><text:span text:style-name="style10">&lt;</text:span><text:span text:style-name="style11">Mx</text:span><text:span text:style-name="style10">; </text:span><text:span text:style-name="style11">x</text:span><text:span text:style-name="style10">++ )</text:span></text:h>
      <text:h text:style-name="Default">185<text:s text:c="2"/><text:s text:c="2"/><text:span text:style-name="style5">for</text:span><text:span text:style-name="style10">( </text:span><text:span text:style-name="style5">int </text:span><text:span text:style-name="style11">y</text:span><text:span text:style-name="style10">=</text:span><text:span text:style-name="style4">1</text:span><text:span text:style-name="style10">; </text:span><text:span text:style-name="style11">y</text:span><text:span text:style-name="style10">&lt;</text:span><text:span text:style-name="style11">My</text:span><text:span text:style-name="style10">; </text:span><text:span text:style-name="style11">y</text:span><text:span text:style-name="style10">++ )</text:span></text:h>
      <text:h text:style-name="Default">186<text:s text:c="2"/><text:s text:c="4"/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].</text:span><text:span text:style-name="style11">z </text:span><text:span text:style-name="style10">-= </text:span><text:span text:style-name="style11">dTs</text:span><text:span text:style-name="style10">*( (</text:span><text:span text:style-name="style11">H</text:span><text:span text:style-name="style10">[</text:span><text:span text:style-name="style11">y</text:span><text:span text:style-name="style10">+</text:span><text:span text:style-name="style4">1</text:span><text:span text:style-name="style10">][</text:span><text:span text:style-name="style11">x</text:span><text:span text:style-name="style10">].</text:span><text:span text:style-name="style11">y</text:span><text:span text:style-name="style10">-</text:span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].</text:span><text:span text:style-name="style11">y</text:span><text:span text:style-name="style10">)+(</text:span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+</text:span><text:span text:style-name="style4">1</text:span><text:span text:style-name="style10">].</text:span><text:span text:style-name="style11">x</text:span><text:span text:style-name="style10">-</text:span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].</text:span><text:span text:style-name="style11">x</text:span><text:span text:style-name="style10">) );</text:span></text:h>
      <text:h text:style-name="Default">187<text:s text:c="2"/><text:s text:c="2"/><text:span text:style-name="style11">dTs</text:span><text:span text:style-name="style10">=</text:span><text:span text:style-name="style11">Sigma</text:span><text:span text:style-name="style10">*</text:span><text:span text:style-name="style11">Cw</text:span><text:span text:style-name="style10">*</text:span><text:span text:style-name="style11">Step</text:span><text:span text:style-name="style10">/</text:span><text:span text:style-name="style11">Ds</text:span><text:span text:style-name="style10">;</text:span></text:h>
      <text:h text:style-name="Default">188<text:s text:c="2"/><text:span text:style-name="style9">#pragma omp parallel for</text:span></text:h>
      <text:h text:style-name="Default">189<text:s text:c="2"/><text:s text:c="2"/><text:span text:style-name="style5">for</text:span><text:span text:style-name="style10">( </text:span><text:span text:style-name="style5">int </text:span><text:span text:style-name="style11">x</text:span><text:span text:style-name="style10">=</text:span><text:span text:style-name="style4">0</text:span><text:span text:style-name="style10">; </text:span><text:span text:style-name="style11">x</text:span><text:span text:style-name="style10">&lt;=</text:span><text:span text:style-name="style11">Mx</text:span><text:span text:style-name="style10">; </text:span><text:span text:style-name="style11">x</text:span><text:span text:style-name="style10">++ )</text:span></text:h>
      <text:h text:style-name="Default">190<text:s text:c="2"/><text:s text:c="2"/><text:span text:style-name="style5">for</text:span><text:span text:style-name="style10">( </text:span><text:span text:style-name="style5">int </text:span><text:span text:style-name="style11">y</text:span><text:span text:style-name="style10">=</text:span><text:span text:style-name="style4">0</text:span><text:span text:style-name="style10">; </text:span><text:span text:style-name="style11">y</text:span><text:span text:style-name="style10">&lt;=</text:span><text:span text:style-name="style11">My</text:span><text:span text:style-name="style10">; </text:span><text:span text:style-name="style11">y</text:span><text:span text:style-name="style10">++ )</text:span></text:h>
      <text:h text:style-name="Default">191<text:s text:c="2"/><text:s text:c="2"/><text:span text:style-name="style10">{ </text:span><text:span text:style-name="style5">if</text:span><text:span text:style-name="style10">( </text:span><text:span text:style-name="style11">y </text:span><text:span text:style-name="style10">)</text:span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].</text:span><text:span text:style-name="style11">y </text:span><text:span text:style-name="style10">-= </text:span><text:span text:style-name="style11">dTs</text:span><text:span text:style-name="style10">*(</text:span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].</text:span><text:span text:style-name="style11">z</text:span><text:span text:style-name="style10">-</text:span><text:span text:style-name="style11">H</text:span><text:span text:style-name="style10">[</text:span><text:span text:style-name="style11">y</text:span><text:span text:style-name="style10">-</text:span><text:span text:style-name="style4">1</text:span><text:span text:style-name="style10">][</text:span><text:span text:style-name="style11">x</text:span><text:span text:style-name="style10">].</text:span><text:span text:style-name="style11">z</text:span><text:span text:style-name="style10">);</text:span></text:h>
      <text:h text:style-name="Default">192<text:s text:c="2"/><text:s text:c="4"/><text:span text:style-name="style5">if</text:span><text:span text:style-name="style10">( </text:span><text:span text:style-name="style11">x </text:span><text:span text:style-name="style10">)</text:span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].</text:span><text:span text:style-name="style11">x </text:span><text:span text:style-name="style10">-= </text:span><text:span text:style-name="style11">dTs</text:span><text:span text:style-name="style10">*(</text:span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].</text:span><text:span text:style-name="style11">z</text:span><text:span text:style-name="style10">-</text:span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-</text:span><text:span text:style-name="style4">1</text:span><text:span text:style-name="style10">].</text:span><text:span text:style-name="style11">z</text:span><text:span text:style-name="style10">);</text:span></text:h>
      <text:h text:style-name="Default">193<text:s text:c="2"/><text:s text:c="2"/><text:span text:style-name="style10">} </text:span><text:span text:style-name="style5">return </text:span><text:span text:style-name="style10">*</text:span><text:span text:style-name="style5">this</text:span><text:span text:style-name="style10">;</text:span></text:h>
      <text:h text:style-name="Default">194<text:s text:c="2"/><text:span text:style-name="style10">}</text:span></text:h>
      <text:h text:style-name="Default">195<text:s text:c="2"/><text:span text:style-name="style2">//<text:s text:c="5"/>Граничные условия с излучением свободных волн по Зоммерфельду</text:span></text:h>
      <text:h text:style-name="Default">196<text:s text:c="2"/><text:span text:style-name="style2">//</text:span></text:h>
      <text:h text:style-name="Default">197<text:s text:c="2"/><text:span text:style-name="style11">Waves</text:span><text:span text:style-name="style10">&amp; </text:span><text:span text:style-name="style11">Waves</text:span><text:span text:style-name="style10">::</text:span><text:span text:style-name="style11">FreeBoundary</text:span></text:h>
      <text:h text:style-name="Default">198<text:s text:c="2"/><text:span text:style-name="style10">( </text:span><text:span text:style-name="style11">_Real Tr</text:span><text:span text:style-name="style10">, </text:span><text:span text:style-name="style11">_Real S</text:span><text:span text:style-name="style10">, </text:span><text:span text:style-name="style11">_Real Step </text:span><text:span text:style-name="style10">)<text:s text:c="9"/></text:span><text:span text:style-name="style2">// Обход по периметру акватории для</text:span></text:h>
      <text:h text:style-name="Default">199<text:s text:c="2"/><text:span text:style-name="style10">{ </text:span><text:span text:style-name="style5">Real </text:span><text:span text:style-name="style11">Bh</text:span><text:span text:style-name="style10">=</text:span><text:span text:style-name="style4">0</text:span><text:span text:style-name="style10">,</text:span><text:span text:style-name="style11">B1</text:span><text:span text:style-name="style10">=</text:span><text:span text:style-name="style11">H</text:span><text:span text:style-name="style10">[</text:span><text:span text:style-name="style4">0</text:span><text:span text:style-name="style10">][</text:span><text:span text:style-name="style4">1</text:span><text:span text:style-name="style10">].</text:span><text:span text:style-name="style11">z</text:span><text:span text:style-name="style10">,</text:span><text:span text:style-name="style11">Dh</text:span><text:span text:style-name="style10">,</text:span><text:span text:style-name="style11">Dx</text:span><text:span text:style-name="style10">,</text:span><text:span text:style-name="style11">Dy</text:span><text:span text:style-name="style10">;<text:s text:c="8"/></text:span><text:span text:style-name="style2">// пере-экстраполяции граничных точек</text:span></text:h>
      <text:h text:style-name="Default">200<text:s text:c="2"/><text:s text:c="2"/><text:span text:style-name="style5">for</text:span><text:span text:style-name="style10">( </text:span><text:span text:style-name="style5">int </text:span><text:span text:style-name="style11">by</text:span><text:span text:style-name="style10">=</text:span><text:span text:style-name="style4">0</text:span><text:span text:style-name="style10">,</text:span><text:span text:style-name="style11">bx</text:span><text:span text:style-name="style10">=</text:span><text:span text:style-name="style4">0</text:span><text:span text:style-name="style10">,</text:span><text:span text:style-name="style11">y</text:span><text:span text:style-name="style10">=</text:span><text:span text:style-name="style4">0</text:span><text:span text:style-name="style10">,</text:span><text:span text:style-name="style11">x</text:span><text:span text:style-name="style10">=</text:span><text:span text:style-name="style4">1</text:span><text:span text:style-name="style10">;; )<text:s text:c="10"/></text:span><text:span text:style-name="style2">// с привнесением внешнего возмущения</text:span></text:h>
      <text:h text:style-name="Default">201<text:s text:c="2"/><text:s text:c="2"/><text:span text:style-name="style10">{ </text:span><text:span text:style-name="style5">int </text:span><text:span text:style-name="style11">Ys</text:span><text:span text:style-name="style10">=</text:span><text:span text:style-name="style11">y</text:span><text:span text:style-name="style10">&gt;</text:span><text:span text:style-name="style4">0</text:span><text:span text:style-name="style10">?-</text:span><text:span text:style-name="style4">1</text:span><text:span text:style-name="style10">:</text:span><text:span text:style-name="style4">0</text:span><text:span text:style-name="style10">,</text:span><text:span text:style-name="style11">Yn</text:span><text:span text:style-name="style10">=</text:span><text:span text:style-name="style11">y</text:span><text:span text:style-name="style10">&lt;</text:span><text:span text:style-name="style11">My</text:span><text:span text:style-name="style10">?</text:span><text:span text:style-name="style4">1</text:span><text:span text:style-name="style10">:</text:span><text:span text:style-name="style4">0</text:span><text:span text:style-name="style10">,</text:span><text:span text:style-name="style11">jy</text:span><text:span text:style-name="style10">=</text:span><text:span text:style-name="style11">Ys</text:span><text:span text:style-name="style10">+</text:span><text:span text:style-name="style11">Yn</text:span><text:span text:style-name="style10">, </text:span><text:span text:style-name="style2">// над градиентом волнового склона</text:span></text:h>
      <text:h text:style-name="Default">202<text:s text:c="2"/><text:s text:c="8"/><text:span text:style-name="style11">Xw</text:span><text:span text:style-name="style10">=</text:span><text:span text:style-name="style11">x</text:span><text:span text:style-name="style10">&gt;</text:span><text:span text:style-name="style4">0</text:span><text:span text:style-name="style10">?-</text:span><text:span text:style-name="style4">1</text:span><text:span text:style-name="style10">:</text:span><text:span text:style-name="style4">0</text:span><text:span text:style-name="style10">,</text:span><text:span text:style-name="style11">Xe</text:span><text:span text:style-name="style10">=</text:span><text:span text:style-name="style11">x</text:span><text:span text:style-name="style10">&lt;</text:span><text:span text:style-name="style11">Mx</text:span><text:span text:style-name="style10">?</text:span><text:span text:style-name="style4">1</text:span><text:span text:style-name="style10">:</text:span><text:span text:style-name="style4">0</text:span><text:span text:style-name="style10">,</text:span><text:span text:style-name="style11">ix</text:span><text:span text:style-name="style10">=</text:span><text:span text:style-name="style11">Xw</text:span><text:span text:style-name="style10">+</text:span><text:span text:style-name="style11">Xe</text:span><text:span text:style-name="style10">;</text:span></text:h>
      <text:h text:style-name="Default">203<text:s text:c="2"/><text:s text:c="4"/><text:span text:style-name="style11">Dh</text:span><text:span text:style-name="style10">=</text:span><text:span text:style-name="style4">4.0</text:span><text:span text:style-name="style10">*( </text:span><text:span text:style-name="style11">Wave</text:span><text:span text:style-name="style10">( </text:span><text:span text:style-name="style11">Tr</text:span><text:span text:style-name="style10">+</text:span><text:span text:style-name="style11">S</text:span><text:span text:style-name="style10">/</text:span><text:span text:style-name="style4">8</text:span><text:span text:style-name="style10">,</text:span><text:span text:style-name="style11">y</text:span><text:span text:style-name="style10">,</text:span><text:span text:style-name="style11">x </text:span><text:span text:style-name="style10">).</text:span><text:span text:style-name="style11">z</text:span><text:span text:style-name="style10">-</text:span><text:span text:style-name="style11">Wave</text:span><text:span text:style-name="style10">( </text:span><text:span text:style-name="style11">Tr</text:span><text:span text:style-name="style10">-</text:span><text:span text:style-name="style11">S</text:span><text:span text:style-name="style10">/</text:span><text:span text:style-name="style4">8</text:span><text:span text:style-name="style10">,</text:span><text:span text:style-name="style11">y</text:span><text:span text:style-name="style10">,</text:span><text:span text:style-name="style11">x </text:span><text:span text:style-name="style10">).</text:span><text:span text:style-name="style11">z </text:span><text:span text:style-name="style10">);<text:s text:c="14"/></text:span><text:span text:style-name="style2">// [м]</text:span></text:h>
      <text:h text:style-name="Default">204<text:s text:c="2"/><text:s text:c="4"/><text:span text:style-name="style11">Dx</text:span><text:span text:style-name="style10">=( </text:span><text:span text:style-name="style11">H</text:span><text:span text:style-name="style10">[</text:span><text:span text:style-name="style11">y</text:span><text:span text:style-name="style10">][</text:span><text:span text:style-name="style11">Xe</text:span><text:span text:style-name="style10">+</text:span><text:span text:style-name="style11">x</text:span><text:span text:style-name="style10">].</text:span><text:span text:style-name="style11">z</text:span><text:span text:style-name="style10">-</text:span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+</text:span><text:span text:style-name="style11">Xw</text:span><text:span text:style-name="style10">].</text:span><text:span text:style-name="style11">z </text:span><text:span text:style-name="style10">)/( </text:span><text:span text:style-name="style11">Ds</text:span><text:span text:style-name="style10">*(</text:span><text:span text:style-name="style11">Xe</text:span><text:span text:style-name="style10">-</text:span><text:span text:style-name="style11">Xw</text:span><text:span text:style-name="style10">) ) - </text:span><text:span text:style-name="style11">Tensor</text:span><text:span text:style-name="style10">::</text:span><text:span text:style-name="style11">x</text:span><text:span text:style-name="style10">.</text:span><text:span text:style-name="style11">x</text:span><text:span text:style-name="style10">*</text:span><text:span text:style-name="style11">Dh</text:span><text:span text:style-name="style10">*</text:span><text:span text:style-name="style11">Step</text:span><text:span text:style-name="style10">/</text:span><text:span text:style-name="style11">S</text:span><text:span text:style-name="style10">;</text:span></text:h>
      <text:h text:style-name="Default">205<text:s text:c="2"/><text:s text:c="4"/><text:span text:style-name="style11">Dy</text:span><text:span text:style-name="style10">=( </text:span><text:span text:style-name="style11">H</text:span><text:span text:style-name="style10">[</text:span><text:span text:style-name="style11">Yn</text:span><text:span text:style-name="style10">+</text:span><text:span text:style-name="style11">y</text:span><text:span text:style-name="style10">][</text:span><text:span text:style-name="style11">x</text:span><text:span text:style-name="style10">].</text:span><text:span text:style-name="style11">z</text:span><text:span text:style-name="style10">-</text:span><text:span text:style-name="style11">H</text:span><text:span text:style-name="style10">[</text:span><text:span text:style-name="style11">y</text:span><text:span text:style-name="style10">+</text:span><text:span text:style-name="style11">Ys</text:span><text:span text:style-name="style10">][</text:span><text:span text:style-name="style11">x</text:span><text:span text:style-name="style10">].</text:span><text:span text:style-name="style11">z </text:span><text:span text:style-name="style10">)/( </text:span><text:span text:style-name="style11">Ds</text:span><text:span text:style-name="style10">*(</text:span><text:span text:style-name="style11">Yn</text:span><text:span text:style-name="style10">-</text:span><text:span text:style-name="style11">Ys</text:span><text:span text:style-name="style10">) ) - </text:span><text:span text:style-name="style11">Tensor</text:span><text:span text:style-name="style10">::</text:span><text:span text:style-name="style11">x</text:span><text:span text:style-name="style10">.</text:span><text:span text:style-name="style11">y</text:span><text:span text:style-name="style10">*</text:span><text:span text:style-name="style11">Dh</text:span><text:span text:style-name="style10">*</text:span><text:span text:style-name="style11">Step</text:span><text:span text:style-name="style10">/</text:span><text:span text:style-name="style11">S</text:span><text:span text:style-name="style10">;</text:span></text:h>
      <text:h text:style-name="Default">206<text:s text:c="2"/><text:s text:c="4"/><text:span text:style-name="style11">Dh </text:span><text:span text:style-name="style10">+= </text:span><text:span text:style-name="style11">Dy</text:span><text:span text:style-name="style10">*</text:span><text:span text:style-name="style11">jy </text:span><text:span text:style-name="style10">+ </text:span><text:span text:style-name="style11">Dx</text:span><text:span text:style-name="style10">*</text:span><text:span text:style-name="style11">ix</text:span><text:span text:style-name="style10">;<text:s text:c="3"/></text:span><text:span text:style-name="style2">// дифференциал с оценкой величины и знака градиента</text:span></text:h>
      <text:h text:style-name="Default">207<text:s text:c="2"/><text:s text:c="4"/><text:span text:style-name="style11">H</text:span><text:span text:style-name="style10">[</text:span><text:span text:style-name="style11">by</text:span><text:span text:style-name="style10">][</text:span><text:span text:style-name="style11">bx</text:span><text:span text:style-name="style10">].</text:span><text:span text:style-name="style11">z</text:span><text:span text:style-name="style10">+=</text:span><text:span text:style-name="style11">Bh</text:span><text:span text:style-name="style10">;<text:s text:c="6"/></text:span><text:span text:style-name="style2">// последовательный обход по периметру всей акватории</text:span></text:h>
      <text:h text:style-name="Default">208<text:s text:c="2"/><text:s text:c="4"/><text:span text:style-name="style11">by</text:span><text:span text:style-name="style10">=</text:span><text:span text:style-name="style11">y</text:span><text:span text:style-name="style10">,</text:span><text:span text:style-name="style11">bx</text:span><text:span text:style-name="style10">=</text:span><text:span text:style-name="style11">x</text:span><text:span text:style-name="style10">; </text:span><text:span text:style-name="style11">Bh</text:span><text:span text:style-name="style10">=</text:span><text:span text:style-name="style11">Dh</text:span><text:span text:style-name="style10">;<text:s text:c="49"/></text:span><text:span text:style-name="style2">// x«———x</text:span></text:h>
      <text:h text:style-name="Default">209<text:s text:c="2"/><text:s text:c="4"/><text:span text:style-name="style5">if</text:span><text:span text:style-name="style10">( !</text:span><text:span text:style-name="style11">x </text:span><text:span text:style-name="style10">){ </text:span><text:span text:style-name="style11">y</text:span><text:span text:style-name="style10">--; </text:span><text:span text:style-name="style5">if</text:span><text:span text:style-name="style10">( !</text:span><text:span text:style-name="style11">y </text:span><text:span text:style-name="style10">){ </text:span><text:span text:style-name="style11">Dh</text:span><text:span text:style-name="style10">=</text:span><text:span text:style-name="style11">H</text:span><text:span text:style-name="style10">[</text:span><text:span text:style-name="style4">0</text:span><text:span text:style-name="style10">][</text:span><text:span text:style-name="style4">1</text:span><text:span text:style-name="style10">].</text:span><text:span text:style-name="style11">z</text:span><text:span text:style-name="style10">; </text:span><text:span text:style-name="style11">H</text:span><text:span text:style-name="style10">[</text:span><text:span text:style-name="style4">0</text:span><text:span text:style-name="style10">][</text:span><text:span text:style-name="style4">1</text:span><text:span text:style-name="style10">].</text:span><text:span text:style-name="style11">z</text:span><text:span text:style-name="style10">=</text:span><text:span text:style-name="style11">B1</text:span><text:span text:style-name="style10">,</text:span><text:span text:style-name="style11">B1</text:span><text:span text:style-name="style10">=</text:span><text:span text:style-name="style11">Dh</text:span><text:span text:style-name="style10">; } </text:span><text:span text:style-name="style5">else </text:span><text:span text:style-name="style2">// ¦<text:s text:c="4"/>¦</text:span></text:h>
      <text:h text:style-name="Default">210<text:s text:c="2"/><text:s text:c="19"/><text:span text:style-name="style5">if</text:span><text:span text:style-name="style10">( </text:span><text:span text:style-name="style11">y</text:span><text:span text:style-name="style10">&lt;</text:span><text:span text:style-name="style4">0 </text:span><text:span text:style-name="style10">){ </text:span><text:span text:style-name="style11">H</text:span><text:span text:style-name="style10">[</text:span><text:span text:style-name="style4">0</text:span><text:span text:style-name="style10">][</text:span><text:span text:style-name="style4">1</text:span><text:span text:style-name="style10">].</text:span><text:span text:style-name="style11">z</text:span><text:span text:style-name="style10">=</text:span><text:span text:style-name="style11">B1</text:span><text:span text:style-name="style10">; </text:span><text:span text:style-name="style5">break</text:span><text:span text:style-name="style10">; } } </text:span><text:span text:style-name="style5">else<text:s text:c="11"/></text:span><text:span text:style-name="style2">// v<text:s text:c="4"/>¦</text:span></text:h>
      <text:h text:style-name="Default">211<text:s text:c="2"/><text:s text:c="4"/><text:span text:style-name="style5">if</text:span><text:span text:style-name="style10">( </text:span><text:span text:style-name="style11">y</text:span><text:span text:style-name="style10">==</text:span><text:span text:style-name="style11">My </text:span><text:span text:style-name="style10">)--</text:span><text:span text:style-name="style11">x</text:span><text:span text:style-name="style10">; </text:span><text:span text:style-name="style5">else<text:s text:c="46"/></text:span><text:span text:style-name="style2">// o+——»x</text:span></text:h>
      <text:h text:style-name="Default">212<text:s text:c="2"/><text:s text:c="4"/><text:span text:style-name="style5">if</text:span><text:span text:style-name="style10">( </text:span><text:span text:style-name="style11">x</text:span><text:span text:style-name="style10">==</text:span><text:span text:style-name="style11">Mx </text:span><text:span text:style-name="style10">)</text:span><text:span text:style-name="style11">y</text:span><text:span text:style-name="style10">++; </text:span><text:span text:style-name="style5">else if</text:span><text:span text:style-name="style10">( !</text:span><text:span text:style-name="style11">y </text:span><text:span text:style-name="style10">)++</text:span><text:span text:style-name="style11">x</text:span><text:span text:style-name="style10">;</text:span></text:h>
      <text:h text:style-name="Default">213<text:s text:c="2"/><text:s text:c="2"/><text:span text:style-name="style10">} </text:span><text:span text:style-name="style11">H</text:span><text:span text:style-name="style10">[</text:span><text:span text:style-name="style4">0</text:span><text:span text:style-name="style10">][</text:span><text:span text:style-name="style4">0</text:span><text:span text:style-name="style10">].</text:span><text:span text:style-name="style11">z</text:span><text:span text:style-name="style10">+=</text:span><text:span text:style-name="style11">Bh</text:span><text:span text:style-name="style10">; </text:span><text:span text:style-name="style5">return </text:span><text:span text:style-name="style10">*</text:span><text:span text:style-name="style5">this</text:span><text:span text:style-name="style10">;</text:span></text:h>
      <text:h text:style-name="Default">214<text:s text:c="2"/><text:span text:style-name="style10">}</text:span></text:h>
      <text:h text:style-name="Default">215<text:s text:c="2"/><text:span text:style-name="style15">//!<text:s text:c="4"/>Трохоидальное морское волнение штормовой интенсивности</text:span></text:h>
      <text:h text:style-name="Default">216<text:s text:c="2"/><text:span text:style-name="style2">//</text:span></text:h>
      <text:h text:style-name="Default">217<text:s text:c="2"/><text:span text:style-name="style11">Waves</text:span><text:span text:style-name="style10">&amp; </text:span><text:span text:style-name="style11">Waves</text:span><text:span text:style-name="style10">::</text:span><text:span text:style-name="style11">ThreeSurface</text:span><text:span text:style-name="style10">( </text:span><text:span text:style-name="style11">_Real Step </text:span><text:span text:style-name="style10">) </text:span><text:span text:style-name="style2">// + поле скорости задается в реальном</text:span></text:h>
      <text:h text:style-name="Default">218<text:s text:c="2"/><text:span text:style-name="style10">{ </text:span><text:span text:style-name="style5">Real </text:span><text:span text:style-name="style11">Sigma</text:span><text:span text:style-name="style10">=</text:span><text:span text:style-name="style11">_Pd</text:span><text:span text:style-name="style10">*</text:span><text:span text:style-name="style11">Cw</text:span><text:span text:style-name="style10">/</text:span><text:span text:style-name="style11">Length</text:span><text:span text:style-name="style10">,<text:s text:c="14"/></text:span><text:span text:style-name="style2">// = волновая частота<text:s text:c="10"/>[1/сек]</text:span></text:h>
      <text:h text:style-name="Default">219<text:s text:c="2"/><text:s text:c="9"/><text:span text:style-name="style11">dTs</text:span><text:span text:style-name="style10">=</text:span><text:span text:style-name="style11">Cw</text:span><text:span text:style-name="style10">*</text:span><text:span text:style-name="style11">Step</text:span><text:span text:style-name="style10">/</text:span><text:span text:style-name="style11">Ds</text:span><text:span text:style-name="style10">/</text:span><text:span text:style-name="style11">Sigma</text:span><text:span text:style-name="style10">;<text:s text:c="13"/></text:span><text:span text:style-name="style2">//<text:s text:c="3"/>масштабе подвижных частиц [м/сек]</text:span></text:h>
      <text:h text:style-name="Default">220<text:s text:c="2"/><text:span text:style-name="style9">#pragma omp parallel for</text:span></text:h>
      <text:h text:style-name="Default">221<text:s text:c="2"/><text:s text:c="2"/><text:span text:style-name="style5">for</text:span><text:span text:style-name="style10">( </text:span><text:span text:style-name="style5">int </text:span><text:span text:style-name="style11">y</text:span><text:span text:style-name="style10">=</text:span><text:span text:style-name="style4">1</text:span><text:span text:style-name="style10">; </text:span><text:span text:style-name="style11">y</text:span><text:span text:style-name="style10">&lt;</text:span><text:span text:style-name="style11">My</text:span><text:span text:style-name="style10">; </text:span><text:span text:style-name="style11">y</text:span><text:span text:style-name="style10">++ )</text:span></text:h>
      <text:h text:style-name="Default">222<text:s text:c="2"/><text:s text:c="2"/><text:span text:style-name="style5">for</text:span><text:span text:style-name="style10">( </text:span><text:span text:style-name="style5">int </text:span><text:span text:style-name="style11">x</text:span><text:span text:style-name="style10">=</text:span><text:span text:style-name="style4">1</text:span><text:span text:style-name="style10">; </text:span><text:span text:style-name="style11">x</text:span><text:span text:style-name="style10">&lt;</text:span><text:span text:style-name="style11">Mx</text:span><text:span text:style-name="style10">; </text:span><text:span text:style-name="style11">x</text:span><text:span text:style-name="style10">++ )</text:span></text:h>
      <text:h text:style-name="Default">223<text:s text:c="2"/><text:s text:c="2"/><text:span text:style-name="style10">{ </text:span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].</text:span><text:span text:style-name="style11">z</text:span><text:span text:style-name="style10">-=</text:span><text:span text:style-name="style11">dTs</text:span><text:span text:style-name="style10">*( (</text:span><text:span text:style-name="style11">V</text:span><text:span text:style-name="style10">[</text:span><text:span text:style-name="style11">y</text:span><text:span text:style-name="style10">+</text:span><text:span text:style-name="style4">1</text:span><text:span text:style-name="style10">][</text:span><text:span text:style-name="style11">x</text:span><text:span text:style-name="style10">].</text:span><text:span text:style-name="style11">y</text:span><text:span text:style-name="style10">-</text:span><text:span text:style-name="style11">V</text:span><text:span text:style-name="style10">[</text:span><text:span text:style-name="style11">y</text:span><text:span text:style-name="style10">][</text:span><text:span text:style-name="style11">x</text:span><text:span text:style-name="style10">].</text:span><text:span text:style-name="style11">y</text:span><text:span text:style-name="style10">)+(</text:span><text:span text:style-name="style11">V</text:span><text:span text:style-name="style10">[</text:span><text:span text:style-name="style11">y</text:span><text:span text:style-name="style10">][</text:span><text:span text:style-name="style11">x</text:span><text:span text:style-name="style10">+</text:span><text:span text:style-name="style4">1</text:span><text:span text:style-name="style10">].</text:span><text:span text:style-name="style11">x</text:span><text:span text:style-name="style10">-</text:span><text:span text:style-name="style11">V</text:span><text:span text:style-name="style10">[</text:span><text:span text:style-name="style11">y</text:span><text:span text:style-name="style10">][</text:span><text:span text:style-name="style11">x</text:span><text:span text:style-name="style10">].</text:span><text:span text:style-name="style11">x</text:span><text:span text:style-name="style10">) );</text:span></text:h>
      <text:h text:style-name="Default">224<text:s text:c="2"/><text:s text:c="4"/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].</text:span><text:span text:style-name="style11">y</text:span><text:span text:style-name="style10">-=</text:span><text:span text:style-name="style11">dTs</text:span><text:span text:style-name="style10">*( </text:span><text:span text:style-name="style11">V</text:span><text:span text:style-name="style10">[</text:span><text:span text:style-name="style11">y</text:span><text:span text:style-name="style10">+</text:span><text:span text:style-name="style4">1</text:span><text:span text:style-name="style10">][</text:span><text:span text:style-name="style11">x</text:span><text:span text:style-name="style10">].</text:span><text:span text:style-name="style11">z</text:span><text:span text:style-name="style10">-</text:span><text:span text:style-name="style11">V</text:span><text:span text:style-name="style10">[</text:span><text:span text:style-name="style11">y</text:span><text:span text:style-name="style10">][</text:span><text:span text:style-name="style11">x</text:span><text:span text:style-name="style10">].</text:span><text:span text:style-name="style11">z </text:span><text:span text:style-name="style10">);</text:span></text:h>
      <text:h text:style-name="Default">225<text:s text:c="2"/><text:s text:c="4"/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].</text:span><text:span text:style-name="style11">x</text:span><text:span text:style-name="style10">-=</text:span><text:span text:style-name="style11">dTs</text:span><text:span text:style-name="style10">*( </text:span><text:span text:style-name="style11">V</text:span><text:span text:style-name="style10">[</text:span><text:span text:style-name="style11">y</text:span><text:span text:style-name="style10">][</text:span><text:span text:style-name="style11">x</text:span><text:span text:style-name="style10">+</text:span><text:span text:style-name="style4">1</text:span><text:span text:style-name="style10">].</text:span><text:span text:style-name="style11">z</text:span><text:span text:style-name="style10">-</text:span><text:span text:style-name="style11">V</text:span><text:span text:style-name="style10">[</text:span><text:span text:style-name="style11">y</text:span><text:span text:style-name="style10">][</text:span><text:span text:style-name="style11">x</text:span><text:span text:style-name="style10">].</text:span><text:span text:style-name="style11">z </text:span><text:span text:style-name="style10">);</text:span></text:h>
      <text:h text:style-name="Default">226<text:s text:c="2"/><text:s text:c="2"/><text:span text:style-name="style10">} </text:span><text:span text:style-name="style11">dTs</text:span><text:span text:style-name="style10">=</text:span><text:span text:style-name="style11">Sigma</text:span><text:span text:style-name="style10">*</text:span><text:span text:style-name="style11">Cw</text:span><text:span text:style-name="style10">*</text:span><text:span text:style-name="style11">Step</text:span><text:span text:style-name="style10">/</text:span><text:span text:style-name="style11">Ds</text:span><text:span text:style-name="style10">;</text:span></text:h>
      <text:h text:style-name="Default">227<text:s text:c="2"/><text:span text:style-name="style9">#pragma omp parallel for</text:span></text:h>
      <text:h text:style-name="Default">228<text:s text:c="2"/><text:s text:c="2"/><text:span text:style-name="style5">for</text:span><text:span text:style-name="style10">( </text:span><text:span text:style-name="style5">int </text:span><text:span text:style-name="style11">y</text:span><text:span text:style-name="style10">=</text:span><text:span text:style-name="style4">0</text:span><text:span text:style-name="style10">; </text:span><text:span text:style-name="style11">y</text:span><text:span text:style-name="style10">&lt;=</text:span><text:span text:style-name="style11">My</text:span><text:span text:style-name="style10">; </text:span><text:span text:style-name="style11">y</text:span><text:span text:style-name="style10">++ )</text:span></text:h>
      <text:h text:style-name="Default">229<text:s text:c="2"/><text:s text:c="2"/><text:span text:style-name="style5">for</text:span><text:span text:style-name="style10">( </text:span><text:span text:style-name="style5">int </text:span><text:span text:style-name="style11">x</text:span><text:span text:style-name="style10">=</text:span><text:span text:style-name="style4">0</text:span><text:span text:style-name="style10">; </text:span><text:span text:style-name="style11">x</text:span><text:span text:style-name="style10">&lt;=</text:span><text:span text:style-name="style11">Mx</text:span><text:span text:style-name="style10">; </text:span><text:span text:style-name="style11">x</text:span><text:span text:style-name="style10">++ )</text:span></text:h>
      <text:h text:style-name="Default">230<text:s text:c="2"/><text:s text:c="2"/><text:span text:style-name="style10">{ </text:span><text:span text:style-name="style5">if</text:span><text:span text:style-name="style10">( </text:span><text:span text:style-name="style11">y</text:span><text:span text:style-name="style10">&gt;</text:span><text:span text:style-name="style4">0 </text:span><text:span text:style-name="style10">&amp;&amp; </text:span><text:span text:style-name="style11">x</text:span><text:span text:style-name="style10">&gt;</text:span><text:span text:style-name="style4">0 </text:span><text:span text:style-name="style10">)</text:span></text:h>
      <text:h text:style-name="Default">231<text:s text:c="2"/><text:s text:c="6"/><text:span text:style-name="style11">V</text:span><text:span text:style-name="style10">[</text:span><text:span text:style-name="style11">y</text:span><text:span text:style-name="style10">][</text:span><text:span text:style-name="style11">x</text:span><text:span text:style-name="style10">].</text:span><text:span text:style-name="style11">z</text:span><text:span text:style-name="style10">-=</text:span><text:span text:style-name="style11">dTs</text:span><text:span text:style-name="style10">*( (</text:span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].</text:span><text:span text:style-name="style11">y</text:span><text:span text:style-name="style10">-</text:span><text:span text:style-name="style11">H</text:span><text:span text:style-name="style10">[</text:span><text:span text:style-name="style11">y</text:span><text:span text:style-name="style10">-</text:span><text:span text:style-name="style4">1</text:span><text:span text:style-name="style10">][</text:span><text:span text:style-name="style11">x</text:span><text:span text:style-name="style10">].</text:span><text:span text:style-name="style11">y</text:span><text:span text:style-name="style10">-</text:span><text:span text:style-name="style11">Ds</text:span><text:span text:style-name="style10">)+(</text:span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].</text:span><text:span text:style-name="style11">x</text:span><text:span text:style-name="style10">-</text:span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-</text:span><text:span text:style-name="style4">1</text:span><text:span text:style-name="style10">].</text:span><text:span text:style-name="style11">x</text:span><text:span text:style-name="style10">-</text:span><text:span text:style-name="style11">Ds</text:span><text:span text:style-name="style10">) );</text:span></text:h>
      <text:h text:style-name="Default">232<text:s text:c="2"/><text:s text:c="4"/><text:span text:style-name="style5">if</text:span><text:span text:style-name="style10">( </text:span><text:span text:style-name="style11">y</text:span><text:span text:style-name="style10">&gt;</text:span><text:span text:style-name="style4">0 </text:span><text:span text:style-name="style10">)</text:span><text:span text:style-name="style11">V</text:span><text:span text:style-name="style10">[</text:span><text:span text:style-name="style11">y</text:span><text:span text:style-name="style10">][</text:span><text:span text:style-name="style11">x</text:span><text:span text:style-name="style10">].</text:span><text:span text:style-name="style11">y</text:span><text:span text:style-name="style10">-=</text:span><text:span text:style-name="style11">dTs</text:span><text:span text:style-name="style10">*( </text:span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].</text:span><text:span text:style-name="style11">z</text:span><text:span text:style-name="style10">-</text:span><text:span text:style-name="style11">H</text:span><text:span text:style-name="style10">[</text:span><text:span text:style-name="style11">y</text:span><text:span text:style-name="style10">-</text:span><text:span text:style-name="style4">1</text:span><text:span text:style-name="style10">][</text:span><text:span text:style-name="style11">x</text:span><text:span text:style-name="style10">].</text:span><text:span text:style-name="style11">z </text:span><text:span text:style-name="style10">);</text:span></text:h>
      <text:h text:style-name="Default">233<text:s text:c="2"/><text:s text:c="4"/><text:span text:style-name="style5">if</text:span><text:span text:style-name="style10">( </text:span><text:span text:style-name="style11">x</text:span><text:span text:style-name="style10">&gt;</text:span><text:span text:style-name="style4">0 </text:span><text:span text:style-name="style10">)</text:span><text:span text:style-name="style11">V</text:span><text:span text:style-name="style10">[</text:span><text:span text:style-name="style11">y</text:span><text:span text:style-name="style10">][</text:span><text:span text:style-name="style11">x</text:span><text:span text:style-name="style10">].</text:span><text:span text:style-name="style11">x</text:span><text:span text:style-name="style10">-=</text:span><text:span text:style-name="style11">dTs</text:span><text:span text:style-name="style10">*( </text:span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].</text:span><text:span text:style-name="style11">z</text:span><text:span text:style-name="style10">-</text:span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-</text:span><text:span text:style-name="style4">1</text:span><text:span text:style-name="style10">].</text:span><text:span text:style-name="style11">z </text:span><text:span text:style-name="style10">);</text:span></text:h>
      <text:h text:style-name="Default">234<text:s text:c="2"/><text:s text:c="2"/><text:span text:style-name="style10">} </text:span><text:span text:style-name="style5">return </text:span><text:span text:style-name="style10">*</text:span><text:span text:style-name="style5">this</text:span><text:span text:style-name="style10">;</text:span></text:h>
      <text:h text:style-name="Default">235<text:s text:c="2"/><text:span text:style-name="style10">}</text:span></text:h>
      <text:h text:style-name="Default">236<text:s text:c="2"/><text:span text:style-name="style2">//const Real tKrat=...;<text:s text:c="5"/>//! динамическое дробление шага времени управляется</text:span></text:h>
      <text:h text:style-name="Default">237<text:s text:c="2"/><text:s text:c="28"/><text:span text:style-name="style2">//<text:s text:c="2"/>характером отражения волны от корабля</text:span></text:h>
      <text:h text:style-name="Default">238<text:s text:c="2"/><text:span text:style-name="style11">Waves</text:span><text:span text:style-name="style10">&amp; </text:span><text:span text:style-name="style11">Waves</text:span><text:span text:style-name="style10">::</text:span><text:span text:style-name="style11">ThreeBoundary</text:span></text:h>
      <text:h text:style-name="Default">239<text:s text:c="2"/><text:span text:style-name="style10">( </text:span><text:span text:style-name="style11">_Real Tr</text:span><text:span text:style-name="style10">, </text:span><text:span text:style-name="style11">_Real S</text:span><text:span text:style-name="style10">, </text:span><text:span text:style-name="style11">_Real Step </text:span><text:span text:style-name="style10">)<text:s text:c="8"/></text:span><text:span text:style-name="style2">// Проход по периметру всей акватории</text:span></text:h>
      <text:h text:style-name="Default">240<text:s text:c="2"/><text:span text:style-name="style10">{ </text:span><text:span text:style-name="style5">Vector </text:span><text:span text:style-name="style11">Bh</text:span><text:span text:style-name="style10">={</text:span><text:span text:style-name="style4">0</text:span><text:span text:style-name="style10">,</text:span><text:span text:style-name="style4">0</text:span><text:span text:style-name="style10">,</text:span><text:span text:style-name="style4">0</text:span><text:span text:style-name="style10">},</text:span><text:span text:style-name="style11">B1</text:span><text:span text:style-name="style10">=</text:span><text:span text:style-name="style11">H</text:span><text:span text:style-name="style10">[</text:span><text:span text:style-name="style4">0</text:span><text:span text:style-name="style10">][</text:span><text:span text:style-name="style4">1</text:span><text:span text:style-name="style10">],</text:span><text:span text:style-name="style11">Dh</text:span><text:span text:style-name="style10">,</text:span><text:span text:style-name="style11">Dx</text:span><text:span text:style-name="style10">,</text:span><text:span text:style-name="style11">Dy</text:span><text:span text:style-name="style10">;<text:s text:c="2"/></text:span><text:span text:style-name="style2">// пере-экстраполяция граничных точек</text:span></text:h>
      <text:h text:style-name="Default">241<text:s text:c="2"/><text:s text:c="2"/><text:span text:style-name="style5">const Real </text:span><text:span text:style-name="style10">&amp;</text:span><text:span text:style-name="style11">tK</text:span><text:span text:style-name="style10">=</text:span><text:span text:style-name="style11">Storm</text:span><text:span text:style-name="style10">-&gt;</text:span><text:span text:style-name="style11">tKrat</text:span><text:span text:style-name="style10">;<text:s text:c="5"/></text:span><text:span text:style-name="style2">// к поправке дробления шага от Зоммерфельда</text:span></text:h>
      <text:h text:style-name="Default">242<text:s text:c="2"/><text:s text:c="2"/><text:span text:style-name="style5">Real </text:span><text:span text:style-name="style11">kW</text:span><text:span text:style-name="style10">=</text:span><text:span text:style-name="style11">Cw</text:span><text:span text:style-name="style10">*</text:span><text:span text:style-name="style11">S</text:span><text:span text:style-name="style10">*</text:span><text:span text:style-name="style11">tK</text:span><text:span text:style-name="style10">/</text:span><text:span text:style-name="style11">Ds</text:span><text:span text:style-name="style10">/(</text:span><text:span text:style-name="style11">tK</text:span><text:span text:style-name="style10">+</text:span><text:span text:style-name="style4">1</text:span><text:span text:style-name="style10">);<text:s text:c="3"/></text:span><text:span text:style-name="style2">// скорость волны от скорости пересечения сетки</text:span></text:h>
      <text:h text:style-name="Default">243<text:s text:c="2"/><text:s text:c="2"/><text:span text:style-name="style5">for</text:span><text:span text:style-name="style10">( </text:span><text:span text:style-name="style5">int </text:span><text:span text:style-name="style11">bx</text:span><text:span text:style-name="style10">=</text:span><text:span text:style-name="style4">0</text:span><text:span text:style-name="style10">,</text:span><text:span text:style-name="style11">by</text:span><text:span text:style-name="style10">=</text:span><text:span text:style-name="style4">0</text:span><text:span text:style-name="style10">,</text:span><text:span text:style-name="style11">j</text:span><text:span text:style-name="style10">=</text:span><text:span text:style-name="style4">0</text:span><text:span text:style-name="style10">,</text:span><text:span text:style-name="style11">i</text:span><text:span text:style-name="style10">=</text:span><text:span text:style-name="style4">1</text:span><text:span text:style-name="style10">;; )<text:s text:c="12"/></text:span><text:span text:style-name="style2">// по нелинейным эффектам отражения</text:span></text:h>
      <text:h text:style-name="Default">244<text:s text:c="2"/><text:s text:c="2"/><text:span text:style-name="style10">{ </text:span><text:span text:style-name="style5">int </text:span><text:span text:style-name="style11">Ys</text:span><text:span text:style-name="style10">=</text:span><text:span text:style-name="style11">j</text:span><text:span text:style-name="style10">&gt;</text:span><text:span text:style-name="style4">0</text:span><text:span text:style-name="style10">?-</text:span><text:span text:style-name="style4">1</text:span><text:span text:style-name="style10">:</text:span><text:span text:style-name="style4">0</text:span><text:span text:style-name="style10">, </text:span><text:span text:style-name="style11">Yn</text:span><text:span text:style-name="style10">=</text:span><text:span text:style-name="style11">j</text:span><text:span text:style-name="style10">&lt;</text:span><text:span text:style-name="style11">My</text:span><text:span text:style-name="style10">?</text:span><text:span text:style-name="style4">1</text:span><text:span text:style-name="style10">:</text:span><text:span text:style-name="style4">0</text:span><text:span text:style-name="style10">, </text:span><text:span text:style-name="style11">jy</text:span><text:span text:style-name="style10">=</text:span><text:span text:style-name="style11">Ys</text:span><text:span text:style-name="style10">+</text:span><text:span text:style-name="style11">Yn</text:span><text:span text:style-name="style10">,<text:s text:c="14"/></text:span><text:span text:style-name="style2">// нормаль на выход</text:span></text:h>
      <text:h text:style-name="Default">245<text:s text:c="2"/><text:s text:c="8"/><text:span text:style-name="style11">Xw</text:span><text:span text:style-name="style10">=</text:span><text:span text:style-name="style11">i</text:span><text:span text:style-name="style10">&gt;</text:span><text:span text:style-name="style4">0</text:span><text:span text:style-name="style10">?-</text:span><text:span text:style-name="style4">1</text:span><text:span text:style-name="style10">:</text:span><text:span text:style-name="style4">0</text:span><text:span text:style-name="style10">, </text:span><text:span text:style-name="style11">Xe</text:span><text:span text:style-name="style10">=</text:span><text:span text:style-name="style11">i</text:span><text:span text:style-name="style10">&lt;</text:span><text:span text:style-name="style11">Mx</text:span><text:span text:style-name="style10">?</text:span><text:span text:style-name="style4">1</text:span><text:span text:style-name="style10">:</text:span><text:span text:style-name="style4">0</text:span><text:span text:style-name="style10">, </text:span><text:span text:style-name="style11">ix</text:span><text:span text:style-name="style10">=</text:span><text:span text:style-name="style11">Xw</text:span><text:span text:style-name="style10">+</text:span><text:span text:style-name="style11">Xe</text:span><text:span text:style-name="style10">;<text:s text:c="13"/></text:span><text:span text:style-name="style2">// из свободной границы</text:span></text:h>
      <text:h text:style-name="Default">246<text:s text:c="2"/><text:s text:c="4"/><text:span text:style-name="style10">( </text:span><text:span text:style-name="style11">Dx</text:span><text:span text:style-name="style10">=(</text:span><text:span text:style-name="style11">H</text:span><text:span text:style-name="style10">[</text:span><text:span text:style-name="style11">j</text:span><text:span text:style-name="style10">][</text:span><text:span text:style-name="style11">Xe</text:span><text:span text:style-name="style10">+</text:span><text:span text:style-name="style11">i</text:span><text:span text:style-name="style10">]-</text:span><text:span text:style-name="style11">H</text:span><text:span text:style-name="style10">[</text:span><text:span text:style-name="style11">j</text:span><text:span text:style-name="style10">][</text:span><text:span text:style-name="style11">Xw</text:span><text:span text:style-name="style10">+</text:span><text:span text:style-name="style11">i</text:span><text:span text:style-name="style10">])/(</text:span><text:span text:style-name="style11">Xe</text:span><text:span text:style-name="style10">-</text:span><text:span text:style-name="style11">Xw</text:span><text:span text:style-name="style10">) ).</text:span><text:span text:style-name="style11">x</text:span><text:span text:style-name="style10">-=</text:span><text:span text:style-name="style11">Ds</text:span><text:span text:style-name="style10">;<text:s text:c="6"/></text:span><text:span text:style-name="style2">// граничные градиенты</text:span></text:h>
      <text:h text:style-name="Default">247<text:s text:c="2"/><text:s text:c="4"/><text:span text:style-name="style10">( </text:span><text:span text:style-name="style11">Dy</text:span><text:span text:style-name="style10">=(</text:span><text:span text:style-name="style11">H</text:span><text:span text:style-name="style10">[</text:span><text:span text:style-name="style11">j</text:span><text:span text:style-name="style10">+</text:span><text:span text:style-name="style11">Yn</text:span><text:span text:style-name="style10">][</text:span><text:span text:style-name="style11">i</text:span><text:span text:style-name="style10">]-</text:span><text:span text:style-name="style11">H</text:span><text:span text:style-name="style10">[</text:span><text:span text:style-name="style11">j</text:span><text:span text:style-name="style10">+</text:span><text:span text:style-name="style11">Ys</text:span><text:span text:style-name="style10">][</text:span><text:span text:style-name="style11">i</text:span><text:span text:style-name="style10">])/(</text:span><text:span text:style-name="style11">Yn</text:span><text:span text:style-name="style10">-</text:span><text:span text:style-name="style11">Ys</text:span><text:span text:style-name="style10">) ).</text:span><text:span text:style-name="style11">y</text:span><text:span text:style-name="style10">-=</text:span><text:span text:style-name="style11">Ds</text:span><text:span text:style-name="style10">;<text:s text:c="5"/></text:span><text:span text:style-name="style2">// по уровням и скоростям</text:span></text:h>
      <text:h text:style-name="Default">248<text:s text:c="2"/><text:s text:c="6"/><text:span text:style-name="style11">Dx</text:span><text:span text:style-name="style10">*=</text:span><text:span text:style-name="style11">kW</text:span><text:span text:style-name="style10">;<text:s text:c="27"/></text:span><text:span text:style-name="style2">// градиент исходящего волнового склона</text:span></text:h>
      <text:h text:style-name="Default">249<text:s text:c="2"/><text:s text:c="6"/><text:span text:style-name="style11">Dy</text:span><text:span text:style-name="style10">*=</text:span><text:span text:style-name="style11">kW</text:span><text:span text:style-name="style10">;<text:s text:c="27"/></text:span><text:span text:style-name="style2">// с учетом поправки граничному Куранту</text:span></text:h>
      <text:h text:style-name="Default">250<text:s text:c="2"/><text:span text:style-name="style2">//<text:s text:c="2"/>if( abs( jy )!=1 || abs( ix )!=1 )<text:s text:c="19"/>// сброс угловых точек</text:span></text:h>
      <text:h text:style-name="Default">251<text:s text:c="2"/><text:span text:style-name="style2">//<text:s text:c="2"/>if( (i==0 &amp;&amp; x.x&lt;=0.0) || (i==Mx &amp;&amp; x.x&gt;=0.0)</text:span></text:h>
      <text:h text:style-name="Default">252<text:s text:c="2"/><text:span text:style-name="style2">//<text:s text:c="3"/>|| (j==0 &amp;&amp; x.y&lt;=0.0) || (j==My &amp;&amp; x.y&gt;=0.0) )</text:span></text:h>
      <text:h text:style-name="Default">253<text:s text:c="2"/><text:s text:c="4"/><text:span text:style-name="style10">{ </text:span><text:span text:style-name="style11">Dh </text:span><text:span text:style-name="style10">= ( </text:span><text:span text:style-name="style11">Wave</text:span><text:span text:style-name="style10">(</text:span><text:span text:style-name="style11">Tr</text:span><text:span text:style-name="style10">+</text:span><text:span text:style-name="style11">S</text:span><text:span text:style-name="style10">/</text:span><text:span text:style-name="style4">6</text:span><text:span text:style-name="style10">,</text:span><text:span text:style-name="style11">j</text:span><text:span text:style-name="style10">,</text:span><text:span text:style-name="style11">i</text:span><text:span text:style-name="style10">)-</text:span><text:span text:style-name="style11">Wave</text:span><text:span text:style-name="style10">(</text:span><text:span text:style-name="style11">Tr</text:span><text:span text:style-name="style10">-</text:span><text:span text:style-name="style11">S</text:span><text:span text:style-name="style10">/</text:span><text:span text:style-name="style4">6</text:span><text:span text:style-name="style10">,</text:span><text:span text:style-name="style11">j</text:span><text:span text:style-name="style10">,</text:span><text:span text:style-name="style11">i</text:span><text:span text:style-name="style10">) )*</text:span><text:span text:style-name="style4">3.0</text:span><text:span text:style-name="style10">; </text:span><text:span text:style-name="style2">// входящая волна [м]</text:span></text:h>
      <text:h text:style-name="Default">254<text:s text:c="2"/><text:s text:c="6"/><text:span text:style-name="style11">Dx </text:span><text:span text:style-name="style10">-= </text:span><text:span text:style-name="style11">Dh</text:span><text:span text:style-name="style10">*(</text:span><text:span text:style-name="style11">x</text:span><text:span text:style-name="style10">.</text:span><text:span text:style-name="style11">x</text:span><text:span text:style-name="style10">*</text:span><text:span text:style-name="style11">Step</text:span><text:span text:style-name="style10">/</text:span><text:span text:style-name="style11">S</text:span><text:span text:style-name="style10">);<text:s text:c="27"/></text:span><text:span text:style-name="style2">// прямая корректировка</text:span></text:h>
      <text:h text:style-name="Default">255<text:s text:c="2"/><text:s text:c="6"/><text:span text:style-name="style11">Dy </text:span><text:span text:style-name="style10">-= </text:span><text:span text:style-name="style11">Dh</text:span><text:span text:style-name="style10">*(</text:span><text:span text:style-name="style11">x</text:span><text:span text:style-name="style10">.</text:span><text:span text:style-name="style11">y</text:span><text:span text:style-name="style10">*</text:span><text:span text:style-name="style11">Step</text:span><text:span text:style-name="style10">/</text:span><text:span text:style-name="style11">S</text:span><text:span text:style-name="style10">);<text:s text:c="27"/></text:span><text:span text:style-name="style2">// по скорости хода</text:span></text:h>
      <text:h text:style-name="Default">256<text:s text:c="2"/><text:s text:c="6"/><text:span text:style-name="style11">Dh</text:span><text:span text:style-name="style10">.</text:span><text:span text:style-name="style11">y </text:span><text:span text:style-name="style10">= </text:span><text:span text:style-name="style11">x</text:span><text:span text:style-name="style10">.</text:span><text:span text:style-name="style11">y</text:span><text:span text:style-name="style10">*</text:span><text:span text:style-name="style11">Dh</text:span><text:span text:style-name="style10">.</text:span><text:span text:style-name="style11">x</text:span><text:span text:style-name="style10">;<text:s text:c="34"/></text:span><text:span text:style-name="style2">// и направление волны</text:span></text:h>
      <text:h text:style-name="Default">257<text:s text:c="2"/><text:s text:c="6"/><text:span text:style-name="style11">Dh</text:span><text:span text:style-name="style10">.</text:span><text:span text:style-name="style11">x </text:span><text:span text:style-name="style10">*= </text:span><text:span text:style-name="style11">x</text:span><text:span text:style-name="style10">.</text:span><text:span text:style-name="style11">x</text:span><text:span text:style-name="style10">;<text:s text:c="38"/></text:span><text:span text:style-name="style2">// без переориентации</text:span></text:h>
      <text:h text:style-name="Default">258<text:s text:c="2"/><text:s text:c="4"/><text:span text:style-name="style10">} </text:span><text:span text:style-name="style2">// else Dh=0.0;</text:span></text:h>
      <text:h text:style-name="Default">259<text:s text:c="2"/><text:s text:c="4"/><text:span text:style-name="style11">Dh </text:span><text:span text:style-name="style10">+= </text:span><text:span text:style-name="style11">Dx</text:span><text:span text:style-name="style10">*</text:span><text:span text:style-name="style11">ix</text:span><text:span text:style-name="style10">+</text:span><text:span text:style-name="style11">Dy</text:span><text:span text:style-name="style10">*</text:span><text:span text:style-name="style11">jy</text:span><text:span text:style-name="style10">;<text:s text:c="51"/></text:span><text:span text:style-name="style2">// [м]</text:span></text:h>
      <text:h text:style-name="Default">260<text:s text:c="2"/><text:s text:c="4"/><text:span text:style-name="style11">H</text:span><text:span text:style-name="style10">[</text:span><text:span text:style-name="style11">by</text:span><text:span text:style-name="style10">][</text:span><text:span text:style-name="style11">bx</text:span><text:span text:style-name="style10">] += </text:span><text:span text:style-name="style11">Bh</text:span><text:span text:style-name="style10">;<text:s text:c="11"/></text:span><text:span text:style-name="style2">// последовательный обход по периметру акватории</text:span></text:h>
      <text:h text:style-name="Default">261<text:s text:c="2"/><text:s text:c="4"/><text:span text:style-name="style11">by</text:span><text:span text:style-name="style10">=</text:span><text:span text:style-name="style11">j</text:span><text:span text:style-name="style10">,</text:span><text:span text:style-name="style11">bx</text:span><text:span text:style-name="style10">=</text:span><text:span text:style-name="style11">i</text:span><text:span text:style-name="style10">; </text:span><text:span text:style-name="style11">Bh</text:span><text:span text:style-name="style10">=</text:span><text:span text:style-name="style11">Dh</text:span><text:span text:style-name="style10">;<text:s text:c="10"/></text:span><text:span text:style-name="style2">//<text:s text:c="4"/>-- уточнение [0,0] по выходу --<text:s text:c="5"/>x«———x</text:span></text:h>
      <text:h text:style-name="Default">262<text:s text:c="2"/><text:s text:c="4"/><text:span text:style-name="style5">if</text:span><text:span text:style-name="style10">( !</text:span><text:span text:style-name="style11">i </text:span><text:span text:style-name="style10">){ </text:span><text:span text:style-name="style11">j</text:span><text:span text:style-name="style10">--; </text:span><text:span text:style-name="style5">if</text:span><text:span text:style-name="style10">( !</text:span><text:span text:style-name="style11">j </text:span><text:span text:style-name="style10">){ </text:span><text:span text:style-name="style11">Dh</text:span><text:span text:style-name="style10">=</text:span><text:span text:style-name="style11">H</text:span><text:span text:style-name="style10">[</text:span><text:span text:style-name="style4">0</text:span><text:span text:style-name="style10">][</text:span><text:span text:style-name="style4">1</text:span><text:span text:style-name="style10">]; </text:span><text:span text:style-name="style11">H</text:span><text:span text:style-name="style10">[</text:span><text:span text:style-name="style4">0</text:span><text:span text:style-name="style10">][</text:span><text:span text:style-name="style4">1</text:span><text:span text:style-name="style10">]=</text:span><text:span text:style-name="style11">B1</text:span><text:span text:style-name="style10">,</text:span><text:span text:style-name="style11">B1</text:span><text:span text:style-name="style10">=</text:span><text:span text:style-name="style11">Dh</text:span><text:span text:style-name="style10">; } </text:span><text:span text:style-name="style5">else </text:span><text:span text:style-name="style2">//<text:s text:c="5"/>¦<text:s text:c="4"/>¦</text:span></text:h>
      <text:h text:style-name="Default">263<text:s text:c="2"/><text:s text:c="19"/><text:span text:style-name="style5">if</text:span><text:span text:style-name="style10">( </text:span><text:span text:style-name="style11">j</text:span><text:span text:style-name="style10">&lt;</text:span><text:span text:style-name="style4">0 </text:span><text:span text:style-name="style10">){ </text:span><text:span text:style-name="style11">H</text:span><text:span text:style-name="style10">[</text:span><text:span text:style-name="style4">0</text:span><text:span text:style-name="style10">][</text:span><text:span text:style-name="style4">1</text:span><text:span text:style-name="style10">]=</text:span><text:span text:style-name="style11">B1</text:span><text:span text:style-name="style10">; </text:span><text:span text:style-name="style5">break</text:span><text:span text:style-name="style10">; } } </text:span><text:span text:style-name="style5">else<text:s text:c="9"/></text:span><text:span text:style-name="style2">//<text:s text:c="5"/>v<text:s text:c="4"/>¦</text:span></text:h>
      <text:h text:style-name="Default">264<text:s text:c="2"/><text:s text:c="4"/><text:span text:style-name="style5">if</text:span><text:span text:style-name="style10">( </text:span><text:span text:style-name="style11">j</text:span><text:span text:style-name="style10">==</text:span><text:span text:style-name="style11">My </text:span><text:span text:style-name="style10">)--</text:span><text:span text:style-name="style11">i</text:span><text:span text:style-name="style10">; </text:span><text:span text:style-name="style5">else<text:s text:c="42"/></text:span><text:span text:style-name="style2">//<text:s text:c="5"/>o+——»x</text:span></text:h>
      <text:h text:style-name="Default">265<text:s text:c="2"/><text:s text:c="4"/><text:span text:style-name="style5">if</text:span><text:span text:style-name="style10">( </text:span><text:span text:style-name="style11">i</text:span><text:span text:style-name="style10">==</text:span><text:span text:style-name="style11">Mx </text:span><text:span text:style-name="style10">)</text:span><text:span text:style-name="style11">j</text:span><text:span text:style-name="style10">++; </text:span><text:span text:style-name="style5">else if</text:span><text:span text:style-name="style10">( !</text:span><text:span text:style-name="style11">j </text:span><text:span text:style-name="style10">)++</text:span><text:span text:style-name="style11">i</text:span><text:span text:style-name="style10">;</text:span></text:h>
      <text:h text:style-name="Default">266<text:s text:c="2"/><text:s text:c="2"/><text:span text:style-name="style10">} </text:span><text:span text:style-name="style11">H</text:span><text:span text:style-name="style10">[</text:span><text:span text:style-name="style4">0</text:span><text:span text:style-name="style10">][</text:span><text:span text:style-name="style4">0</text:span><text:span text:style-name="style10">]+=</text:span><text:span text:style-name="style11">Bh</text:span><text:span text:style-name="style10">; </text:span><text:span text:style-name="style5">return </text:span><text:span text:style-name="style10">*</text:span><text:span text:style-name="style5">this</text:span><text:span text:style-name="style10">;</text:span></text:h>
      <text:h text:style-name="Default">267<text:s text:c="2"/><text:span text:style-name="style10">}</text:span></text:h>
      <text:h text:style-name="Default">268<text:s text:c="2"/><text:span text:style-name="style15">//! Внутренний поисковый алгоритм для уроня моря на неравномерных сетках</text:span></text:h>
      <text:h text:style-name="Default">269<text:s text:c="2"/><text:span text:style-name="style2">//</text:span></text:h>
      <text:h text:style-name="Default">270<text:s text:c="2"/><text:span text:style-name="style5">static void </text:span><text:span text:style-name="style11">APoint</text:span><text:span text:style-name="style10">( </text:span><text:span text:style-name="style11">Point </text:span><text:span text:style-name="style10">&amp;</text:span><text:span text:style-name="style11">A</text:span><text:span text:style-name="style10">, </text:span><text:span text:style-name="style5">int </text:span><text:span text:style-name="style10">&amp;</text:span><text:span text:style-name="style11">y</text:span><text:span text:style-name="style10">,</text:span><text:span text:style-name="style5">int </text:span><text:span text:style-name="style10">&amp;</text:span><text:span text:style-name="style11">x</text:span><text:span text:style-name="style10">, </text:span><text:span text:style-name="style5">Vector </text:span><text:span text:style-name="style10">**</text:span><text:span text:style-name="style11">H</text:span><text:span text:style-name="style10">, </text:span><text:span text:style-name="style5">int </text:span><text:span text:style-name="style11">My</text:span><text:span text:style-name="style10">,</text:span><text:span text:style-name="style5">int </text:span><text:span text:style-name="style11">Mx </text:span><text:span text:style-name="style10">)</text:span></text:h>
      <text:h text:style-name="Default">271<text:s text:c="2"/><text:span text:style-name="style10">{ </text:span><text:span text:style-name="style5">Real </text:span><text:span text:style-name="style11">Rx</text:span><text:span text:style-name="style10">,</text:span><text:span text:style-name="style11">Ry</text:span><text:span text:style-name="style10">,</text:span><text:span text:style-name="style11">Sx</text:span><text:span text:style-name="style10">,</text:span><text:span text:style-name="style11">Sy</text:span><text:span text:style-name="style10">;</text:span></text:h>
      <text:h text:style-name="Default">272<text:s text:c="2"/><text:s text:c="2"/><text:span text:style-name="style5">int </text:span><text:span text:style-name="style11">i</text:span><text:span text:style-name="style10">,</text:span><text:span text:style-name="style11">j</text:span><text:span text:style-name="style10">,</text:span><text:span text:style-name="style11">ix</text:span><text:span text:style-name="style10">=</text:span><text:span text:style-name="style4">0</text:span><text:span text:style-name="style10">,</text:span><text:span text:style-name="style11">jy</text:span><text:span text:style-name="style10">=</text:span><text:span text:style-name="style4">0</text:span><text:span text:style-name="style10">,</text:span><text:span text:style-name="style11">k</text:span><text:span text:style-name="style10">;</text:span></text:h>
      <text:h text:style-name="Default">273<text:s text:c="2"/><text:s text:c="2"/><text:span text:style-name="style5">for</text:span><text:span text:style-name="style10">( </text:span><text:span text:style-name="style11">k</text:span><text:span text:style-name="style10">=</text:span><text:span text:style-name="style4">0</text:span><text:span text:style-name="style10">; </text:span><text:span text:style-name="style11">k</text:span><text:span text:style-name="style10">&lt;</text:span><text:span text:style-name="style4">24</text:span><text:span text:style-name="style10">; </text:span><text:span text:style-name="style11">k</text:span><text:span text:style-name="style10">++ )<text:s text:c="25"/></text:span><text:span text:style-name="style2">// ведется поиск до возврата</text:span></text:h>
      <text:h text:style-name="Default">274<text:s text:c="2"/><text:s text:c="2"/><text:span text:style-name="style10">{ </text:span><text:span text:style-name="style11">Rx</text:span><text:span text:style-name="style10">=</text:span><text:span text:style-name="style11">A</text:span><text:span text:style-name="style10">.</text:span><text:span text:style-name="style11">X</text:span><text:span text:style-name="style10">-</text:span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].</text:span><text:span text:style-name="style11">x</text:span><text:span text:style-name="style10">,</text:span><text:span text:style-name="style11">Ry</text:span><text:span text:style-name="style10">=</text:span><text:span text:style-name="style11">A</text:span><text:span text:style-name="style10">.</text:span><text:span text:style-name="style11">Y</text:span><text:span text:style-name="style10">-</text:span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].</text:span><text:span text:style-name="style11">y</text:span><text:span text:style-name="style10">;<text:s text:c="10"/></text:span><text:span text:style-name="style2">// к любому предыдущему узлу</text:span></text:h>
      <text:h text:style-name="Default">275<text:s text:c="2"/><text:s text:c="4"/><text:span text:style-name="style11">Sx</text:span><text:span text:style-name="style10">=</text:span><text:span text:style-name="style11">A</text:span><text:span text:style-name="style10">.</text:span><text:span text:style-name="style11">X</text:span><text:span text:style-name="style10">-</text:span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+</text:span><text:span text:style-name="style4">1</text:span><text:span text:style-name="style10">].</text:span><text:span text:style-name="style11">x</text:span><text:span text:style-name="style10">,</text:span><text:span text:style-name="style11">Sy</text:span><text:span text:style-name="style10">=</text:span><text:span text:style-name="style11">A</text:span><text:span text:style-name="style10">.</text:span><text:span text:style-name="style11">Y</text:span><text:span text:style-name="style10">-</text:span><text:span text:style-name="style11">H</text:span><text:span text:style-name="style10">[</text:span><text:span text:style-name="style11">y</text:span><text:span text:style-name="style10">+</text:span><text:span text:style-name="style4">1</text:span><text:span text:style-name="style10">][</text:span><text:span text:style-name="style11">x</text:span><text:span text:style-name="style10">].</text:span><text:span text:style-name="style11">y</text:span><text:span text:style-name="style10">;<text:s text:c="6"/></text:span><text:span text:style-name="style2">//</text:span></text:h>
      <text:h text:style-name="Default">276<text:s text:c="2"/><text:s text:c="4"/><text:span text:style-name="style5">if</text:span><text:span text:style-name="style10">( </text:span><text:span text:style-name="style11">Rx</text:span><text:span text:style-name="style10">&lt;</text:span><text:span text:style-name="style4">0 </text:span><text:span text:style-name="style10">&amp;&amp; </text:span><text:span text:style-name="style11">x</text:span><text:span text:style-name="style10">&gt;</text:span><text:span text:style-name="style4">0 </text:span><text:span text:style-name="style10">)</text:span><text:span text:style-name="style11">i</text:span><text:span text:style-name="style10">=-</text:span><text:span text:style-name="style4">1</text:span><text:span text:style-name="style10">; </text:span><text:span text:style-name="style5">else if</text:span><text:span text:style-name="style10">( </text:span><text:span text:style-name="style11">Sx</text:span><text:span text:style-name="style10">&gt;</text:span><text:span text:style-name="style4">0 </text:span><text:span text:style-name="style10">&amp;&amp; </text:span><text:span text:style-name="style11">x</text:span><text:span text:style-name="style10">&lt;</text:span><text:span text:style-name="style11">Mx</text:span><text:span text:style-name="style10">-</text:span><text:span text:style-name="style4">1 </text:span><text:span text:style-name="style10">)</text:span><text:span text:style-name="style11">i</text:span><text:span text:style-name="style10">=</text:span><text:span text:style-name="style4">1</text:span><text:span text:style-name="style10">; </text:span><text:span text:style-name="style5">else </text:span><text:span text:style-name="style11">i</text:span><text:span text:style-name="style10">=</text:span><text:span text:style-name="style4">0</text:span><text:span text:style-name="style10">;</text:span></text:h>
      <text:h text:style-name="Default">277<text:s text:c="2"/><text:s text:c="4"/><text:span text:style-name="style5">if</text:span><text:span text:style-name="style10">( </text:span><text:span text:style-name="style11">Ry</text:span><text:span text:style-name="style10">&lt;</text:span><text:span text:style-name="style4">0 </text:span><text:span text:style-name="style10">&amp;&amp; </text:span><text:span text:style-name="style11">y</text:span><text:span text:style-name="style10">&gt;</text:span><text:span text:style-name="style4">0 </text:span><text:span text:style-name="style10">)</text:span><text:span text:style-name="style11">j</text:span><text:span text:style-name="style10">=-</text:span><text:span text:style-name="style4">1</text:span><text:span text:style-name="style10">; </text:span><text:span text:style-name="style5">else if</text:span><text:span text:style-name="style10">( </text:span><text:span text:style-name="style11">Sy</text:span><text:span text:style-name="style10">&gt;</text:span><text:span text:style-name="style4">0 </text:span><text:span text:style-name="style10">&amp;&amp; </text:span><text:span text:style-name="style11">y</text:span><text:span text:style-name="style10">&lt;</text:span><text:span text:style-name="style11">My</text:span><text:span text:style-name="style10">-</text:span><text:span text:style-name="style4">1 </text:span><text:span text:style-name="style10">)</text:span><text:span text:style-name="style11">j</text:span><text:span text:style-name="style10">=</text:span><text:span text:style-name="style4">1</text:span><text:span text:style-name="style10">; </text:span><text:span text:style-name="style5">else </text:span><text:span text:style-name="style11">j</text:span><text:span text:style-name="style10">=</text:span><text:span text:style-name="style4">0</text:span><text:span text:style-name="style10">;</text:span></text:h>
      <text:h text:style-name="Default">278<text:s text:c="2"/><text:s text:c="4"/><text:span text:style-name="style5">if</text:span><text:span text:style-name="style10">( </text:span><text:span text:style-name="style11">i </text:span><text:span text:style-name="style10">&amp;&amp; </text:span><text:span text:style-name="style11">j </text:span><text:span text:style-name="style10">){ </text:span><text:span text:style-name="style5">if</text:span><text:span text:style-name="style10">( (</text:span><text:span text:style-name="style11">i</text:span><text:span text:style-name="style10">&lt;</text:span><text:span text:style-name="style4">0</text:span><text:span text:style-name="style10">?-</text:span><text:span text:style-name="style11">Rx</text:span><text:span text:style-name="style10">:</text:span><text:span text:style-name="style11">Sx</text:span><text:span text:style-name="style10">)&gt;=(</text:span><text:span text:style-name="style11">j</text:span><text:span text:style-name="style10">&lt;</text:span><text:span text:style-name="style4">0</text:span><text:span text:style-name="style10">?-</text:span><text:span text:style-name="style11">Ry</text:span><text:span text:style-name="style10">:</text:span><text:span text:style-name="style11">Sy</text:span><text:span text:style-name="style10">) )</text:span><text:span text:style-name="style11">j</text:span><text:span text:style-name="style10">=</text:span><text:span text:style-name="style4">0</text:span><text:span text:style-name="style10">; </text:span><text:span text:style-name="style5">else </text:span><text:span text:style-name="style11">i</text:span><text:span text:style-name="style10">=</text:span><text:span text:style-name="style4">0</text:span><text:span text:style-name="style10">; }</text:span></text:h>
      <text:h text:style-name="Default">279<text:s text:c="2"/><text:s text:c="4"/><text:span text:style-name="style5">if</text:span><text:span text:style-name="style10">( </text:span><text:span text:style-name="style11">i</text:span><text:span text:style-name="style10">*</text:span><text:span text:style-name="style11">ix</text:span><text:span text:style-name="style10">&lt;</text:span><text:span text:style-name="style4">0 </text:span><text:span text:style-name="style10">|| </text:span><text:span text:style-name="style11">j</text:span><text:span text:style-name="style10">*</text:span><text:span text:style-name="style11">jy</text:span><text:span text:style-name="style10">&lt;</text:span><text:span text:style-name="style4">0 </text:span><text:span text:style-name="style10">)</text:span><text:span text:style-name="style5">break</text:span><text:span text:style-name="style10">;</text:span></text:h>
      <text:h text:style-name="Default">280<text:s text:c="2"/><text:s text:c="4"/><text:span text:style-name="style5">if</text:span><text:span text:style-name="style10">( </text:span><text:span text:style-name="style11">i </text:span><text:span text:style-name="style10">)</text:span><text:span text:style-name="style11">ix</text:span><text:span text:style-name="style10">=</text:span><text:span text:style-name="style11">i</text:span><text:span text:style-name="style10">,</text:span><text:span text:style-name="style11">x</text:span><text:span text:style-name="style10">+=</text:span><text:span text:style-name="style11">i</text:span><text:span text:style-name="style10">; </text:span><text:span text:style-name="style5">else if</text:span><text:span text:style-name="style10">( </text:span><text:span text:style-name="style11">j </text:span><text:span text:style-name="style10">)</text:span><text:span text:style-name="style11">jy</text:span><text:span text:style-name="style10">=</text:span><text:span text:style-name="style11">j</text:span><text:span text:style-name="style10">,</text:span><text:span text:style-name="style11">y</text:span><text:span text:style-name="style10">+=</text:span><text:span text:style-name="style11">j</text:span><text:span text:style-name="style10">; </text:span><text:span text:style-name="style5">else break</text:span><text:span text:style-name="style10">;</text:span></text:h>
      <text:h text:style-name="Default">281<text:s text:c="2"/><text:s text:c="2"/><text:span text:style-name="style10">} </text:span><text:span text:style-name="style11">A</text:span><text:span text:style-name="style10">.</text:span><text:span text:style-name="style11">Y</text:span><text:span text:style-name="style10">=</text:span><text:span text:style-name="style11">Ry</text:span><text:span text:style-name="style10">/( </text:span><text:span text:style-name="style11">H</text:span><text:span text:style-name="style10">[</text:span><text:span text:style-name="style11">y</text:span><text:span text:style-name="style10">+</text:span><text:span text:style-name="style4">1</text:span><text:span text:style-name="style10">][</text:span><text:span text:style-name="style11">x</text:span><text:span text:style-name="style10">].</text:span><text:span text:style-name="style11">y</text:span><text:span text:style-name="style10">-</text:span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].</text:span><text:span text:style-name="style11">y </text:span><text:span text:style-name="style10">);</text:span></text:h>
      <text:h text:style-name="Default">282<text:s text:c="2"/><text:s text:c="4"/><text:span text:style-name="style11">A</text:span><text:span text:style-name="style10">.</text:span><text:span text:style-name="style11">X</text:span><text:span text:style-name="style10">=</text:span><text:span text:style-name="style11">Rx</text:span><text:span text:style-name="style10">/( </text:span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+</text:span><text:span text:style-name="style4">1</text:span><text:span text:style-name="style10">].</text:span><text:span text:style-name="style11">x</text:span><text:span text:style-name="style10">-</text:span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].</text:span><text:span text:style-name="style11">x </text:span><text:span text:style-name="style10">);</text:span></text:h>
      <text:h text:style-name="Default">283<text:s text:c="2"/><text:span text:style-name="style10">}</text:span></text:h>
      <text:h text:style-name="Default">284<text:s text:c="2"/><text:span text:style-name="style15">//!<text:s text:c="2"/>Простая билинейная интерполяция волнового поля для одной конкретной точки</text:span></text:h>
      <text:h text:style-name="Default">285<text:s text:c="2"/><text:span text:style-name="style2">//<text:s text:c="33"/>\!-и должно оптимизироваться для всего поля</text:span></text:h>
      <text:h text:style-name="Default">286<text:s text:c="2"/><text:span text:style-name="style5">Real </text:span><text:span text:style-name="style11">Field</text:span><text:span text:style-name="style10">::</text:span><text:span text:style-name="style11">Value</text:span><text:span text:style-name="style10">( </text:span><text:span text:style-name="style11">Point A </text:span><text:span text:style-name="style10">)</text:span></text:h>
      <text:h text:style-name="Default">287<text:s text:c="2"/><text:span text:style-name="style10">{ </text:span><text:span text:style-name="style5">Real </text:span><text:span text:style-name="style11">Rx</text:span><text:span text:style-name="style10">=(</text:span><text:span text:style-name="style11">A</text:span><text:span text:style-name="style10">.</text:span><text:span text:style-name="style11">X</text:span><text:span text:style-name="style10">+</text:span><text:span text:style-name="style11">Long</text:span><text:span text:style-name="style10">/</text:span><text:span text:style-name="style4">2</text:span><text:span text:style-name="style10">)/</text:span><text:span text:style-name="style11">dS</text:span><text:span text:style-name="style10">,</text:span></text:h>
      <text:h text:style-name="Default">288<text:s text:c="2"/><text:s text:c="7"/><text:span text:style-name="style11">Ry</text:span><text:span text:style-name="style10">=</text:span><text:span text:style-name="style11">A</text:span><text:span text:style-name="style10">.</text:span><text:span text:style-name="style11">Y</text:span><text:span text:style-name="style10">/</text:span><text:span text:style-name="style11">dS</text:span><text:span text:style-name="style10">+(</text:span><text:span text:style-name="style11">mY</text:span><text:span text:style-name="style10">-</text:span><text:span text:style-name="style4">1</text:span><text:span text:style-name="style10">)/</text:span><text:span text:style-name="style4">2</text:span><text:span text:style-name="style10">;</text:span></text:h>
      <text:h text:style-name="Default">289<text:s text:c="2"/><text:s text:c="2"/><text:span text:style-name="style5">int </text:span><text:span text:style-name="style11">x</text:span><text:span text:style-name="style10">=</text:span><text:span text:style-name="style16">minmax</text:span><text:span text:style-name="style10">( </text:span><text:span text:style-name="style4">0</text:span><text:span text:style-name="style10">,</text:span><text:span text:style-name="style5">int</text:span><text:span text:style-name="style10">( </text:span><text:span text:style-name="style11">floor</text:span><text:span text:style-name="style10">( </text:span><text:span text:style-name="style11">Rx </text:span><text:span text:style-name="style10">) ),</text:span><text:span text:style-name="style11">mX</text:span><text:span text:style-name="style10">-</text:span><text:span text:style-name="style4">2 </text:span><text:span text:style-name="style10">),</text:span></text:h>
      <text:h text:style-name="Default">290<text:s text:c="2"/><text:s text:c="6"/><text:span text:style-name="style11">y</text:span><text:span text:style-name="style10">=</text:span><text:span text:style-name="style16">minmax</text:span><text:span text:style-name="style10">( </text:span><text:span text:style-name="style4">0</text:span><text:span text:style-name="style10">,</text:span><text:span text:style-name="style5">int</text:span><text:span text:style-name="style10">( </text:span><text:span text:style-name="style11">floor</text:span><text:span text:style-name="style10">( </text:span><text:span text:style-name="style11">Ry </text:span><text:span text:style-name="style10">) ),</text:span><text:span text:style-name="style11">mY</text:span><text:span text:style-name="style10">-</text:span><text:span text:style-name="style4">2 </text:span><text:span text:style-name="style10">);</text:span></text:h>
      <text:h text:style-name="Default">291<text:s text:c="2"/><text:s text:c="2"/><text:span text:style-name="style5">if</text:span><text:span text:style-name="style10">( </text:span><text:span text:style-name="style11">Exp</text:span><text:span text:style-name="style10">.</text:span><text:span text:style-name="style11">peak </text:span><text:span text:style-name="style10">)</text:span><text:span text:style-name="style11">APoint</text:span><text:span text:style-name="style10">( </text:span><text:span text:style-name="style11">A</text:span><text:span text:style-name="style10">,</text:span><text:span text:style-name="style11">y</text:span><text:span text:style-name="style10">,</text:span><text:span text:style-name="style11">x</text:span><text:span text:style-name="style10">,</text:span><text:span text:style-name="style11">Ws</text:span><text:span text:style-name="style10">,</text:span><text:span text:style-name="style11">mY</text:span><text:span text:style-name="style10">,</text:span><text:span text:style-name="style11">mX </text:span><text:span text:style-name="style10">); </text:span><text:span text:style-name="style5">else </text:span><text:span text:style-name="style11">A</text:span><text:span text:style-name="style10">.</text:span><text:span text:style-name="style11">X</text:span><text:span text:style-name="style10">=</text:span><text:span text:style-name="style11">Rx</text:span><text:span text:style-name="style10">-</text:span><text:span text:style-name="style11">x</text:span><text:span text:style-name="style10">,</text:span><text:span text:style-name="style11">A</text:span><text:span text:style-name="style10">.</text:span><text:span text:style-name="style11">Y</text:span><text:span text:style-name="style10">=</text:span><text:span text:style-name="style11">Ry</text:span><text:span text:style-name="style10">-</text:span><text:span text:style-name="style11">y</text:span><text:span text:style-name="style10">;</text:span></text:h>
      <text:h text:style-name="Default">292<text:s text:c="2"/><text:s text:c="2"/><text:span text:style-name="style5">return </text:span><text:span text:style-name="style10">(</text:span><text:span text:style-name="style4">1</text:span><text:span text:style-name="style10">-</text:span><text:span text:style-name="style11">A</text:span><text:span text:style-name="style10">.</text:span><text:span text:style-name="style11">X</text:span><text:span text:style-name="style10">)*(</text:span><text:span text:style-name="style11">Ws</text:span><text:span text:style-name="style10">[</text:span><text:span text:style-name="style11">y</text:span><text:span text:style-name="style10">][</text:span><text:span text:style-name="style11">x</text:span><text:span text:style-name="style10">].</text:span><text:span text:style-name="style11">z</text:span><text:span text:style-name="style10">*(</text:span><text:span text:style-name="style4">1</text:span><text:span text:style-name="style10">-</text:span><text:span text:style-name="style11">A</text:span><text:span text:style-name="style10">.</text:span><text:span text:style-name="style11">Y</text:span><text:span text:style-name="style10">)+</text:span><text:span text:style-name="style11">Ws</text:span><text:span text:style-name="style10">[</text:span><text:span text:style-name="style11">y</text:span><text:span text:style-name="style10">+</text:span><text:span text:style-name="style4">1</text:span><text:span text:style-name="style10">][</text:span><text:span text:style-name="style11">x</text:span><text:span text:style-name="style10">].</text:span><text:span text:style-name="style11">z</text:span><text:span text:style-name="style10">*</text:span><text:span text:style-name="style11">A</text:span><text:span text:style-name="style10">.</text:span><text:span text:style-name="style11">Y</text:span><text:span text:style-name="style10">) </text:span><text:span text:style-name="style2">// простые разности</text:span></text:h>
      <text:h text:style-name="Default">293<text:s text:c="2"/><text:s text:c="6"/><text:span text:style-name="style10">+ </text:span><text:span text:style-name="style11">A</text:span><text:span text:style-name="style10">.</text:span><text:span text:style-name="style11">X</text:span><text:span text:style-name="style10">*(</text:span><text:span text:style-name="style11">Ws</text:span><text:span text:style-name="style10">[</text:span><text:span text:style-name="style11">y</text:span><text:span text:style-name="style10">][</text:span><text:span text:style-name="style11">x</text:span><text:span text:style-name="style10">+</text:span><text:span text:style-name="style4">1</text:span><text:span text:style-name="style10">].</text:span><text:span text:style-name="style11">z</text:span><text:span text:style-name="style10">*(</text:span><text:span text:style-name="style4">1</text:span><text:span text:style-name="style10">-</text:span><text:span text:style-name="style11">A</text:span><text:span text:style-name="style10">.</text:span><text:span text:style-name="style11">Y</text:span><text:span text:style-name="style10">)+</text:span><text:span text:style-name="style11">Ws</text:span><text:span text:style-name="style10">[</text:span><text:span text:style-name="style11">y</text:span><text:span text:style-name="style10">+</text:span><text:span text:style-name="style4">1</text:span><text:span text:style-name="style10">][</text:span><text:span text:style-name="style11">x</text:span><text:span text:style-name="style10">+</text:span><text:span text:style-name="style4">1</text:span><text:span text:style-name="style10">].</text:span><text:span text:style-name="style11">z</text:span><text:span text:style-name="style10">*</text:span><text:span text:style-name="style11">A</text:span><text:span text:style-name="style10">.</text:span><text:span text:style-name="style11">Y</text:span><text:span text:style-name="style10">); </text:span><text:span text:style-name="style2">// билинейных пересчётов</text:span></text:h>
      <text:h text:style-name="Default">294<text:s text:c="2"/><text:span text:style-name="style10">}</text:span></text:h>
      <text:h text:style-name="Default">295<text:s text:c="2"/><text:span text:style-name="style15">//! дополнение морских координат уровнем поверхности воды</text:span></text:h>
      <text:h text:style-name="Default">296<text:s text:c="2"/><text:span text:style-name="style2">//</text:span></text:h>
      <text:h text:style-name="Default">297<text:s text:c="2"/><text:span text:style-name="style9">#if 1</text:span></text:h>
      <text:h text:style-name="Default">298<text:s text:c="2"/><text:span text:style-name="style5">Vector </text:span><text:span text:style-name="style11">Field</text:span><text:span text:style-name="style10">::</text:span><text:span text:style-name="style11">Locas</text:span><text:span text:style-name="style10">( </text:span><text:span text:style-name="style11">Point P </text:span><text:span text:style-name="style10">){ </text:span><text:span text:style-name="style11">P</text:span><text:span text:style-name="style10">.</text:span><text:span text:style-name="style11">Z </text:span><text:span text:style-name="style10">= </text:span><text:span text:style-name="style11">Value</text:span><text:span text:style-name="style10">( </text:span><text:span text:style-name="style11">P </text:span><text:span text:style-name="style10">); </text:span><text:span text:style-name="style5">return </text:span><text:span text:style-name="style10">*(</text:span><text:span text:style-name="style5">Vector</text:span><text:span text:style-name="style10">*)(&amp;</text:span><text:span text:style-name="style11">P</text:span><text:span text:style-name="style10">); }</text:span></text:h>
      <text:h text:style-name="Default">299<text:s text:c="2"/><text:span text:style-name="style9">#else</text:span></text:h>
      <text:h text:style-name="Default">300<text:s text:c="2"/><text:span text:style-name="style69">Vector </text:span><text:span text:style-name="style75">Field</text:span><text:span text:style-name="style74">::</text:span><text:span text:style-name="style75">Locas</text:span><text:span text:style-name="style74">( </text:span><text:span text:style-name="style75">Point P </text:span><text:span text:style-name="style74">)</text:span></text:h>
      <text:h text:style-name="Default">301<text:s text:c="2"/><text:span text:style-name="style74">{ </text:span><text:span text:style-name="style69">Vector </text:span><text:span text:style-name="style74">&amp;</text:span><text:span text:style-name="style75">W</text:span><text:span text:style-name="style74">=*(</text:span><text:span text:style-name="style69">Vector</text:span><text:span text:style-name="style74">*)(&amp;</text:span><text:span text:style-name="style75">P</text:span><text:span text:style-name="style74">); </text:span><text:span text:style-name="style75">W</text:span><text:span text:style-name="style74">.</text:span><text:span text:style-name="style75">z</text:span><text:span text:style-name="style74">=</text:span><text:span text:style-name="style68">0</text:span><text:span text:style-name="style74">;</text:span></text:h>
      <text:h text:style-name="Default">302<text:s text:c="2"/><text:s text:c="2"/><text:span text:style-name="style75">W</text:span><text:span text:style-name="style74">.</text:span><text:span text:style-name="style75">z </text:span><text:span text:style-name="style74">= </text:span><text:span text:style-name="style75">Wind</text:span><text:span text:style-name="style74">.</text:span><text:span text:style-name="style75">Wave</text:span><text:span text:style-name="style74">( </text:span><text:span text:style-name="style75">Tlaps</text:span><text:span text:style-name="style74">*</text:span><text:span text:style-name="style68">3600</text:span><text:span text:style-name="style74">,</text:span><text:span text:style-name="style75">W </text:span><text:span text:style-name="style74">).</text:span><text:span text:style-name="style75">z</text:span></text:h>
      <text:h text:style-name="Default">303<text:s text:c="2"/><text:s text:c="5"/><text:span text:style-name="style74">+ </text:span><text:span text:style-name="style75">Swell</text:span><text:span text:style-name="style74">.</text:span><text:span text:style-name="style75">Wave</text:span><text:span text:style-name="style74">( </text:span><text:span text:style-name="style75">Tlaps</text:span><text:span text:style-name="style74">*</text:span><text:span text:style-name="style68">3600</text:span><text:span text:style-name="style74">,</text:span><text:span text:style-name="style75">W </text:span><text:span text:style-name="style74">).</text:span><text:span text:style-name="style75">z<text:s text:c="3"/></text:span><text:span text:style-name="style66">// координаты хранятся в исходном массиве</text:span></text:h>
      <text:h text:style-name="Default">304<text:s text:c="2"/><text:s text:c="5"/><text:span text:style-name="style74">+ </text:span><text:span text:style-name="style75">Surge</text:span><text:span text:style-name="style74">.</text:span><text:span text:style-name="style75">Wave</text:span><text:span text:style-name="style74">( </text:span><text:span text:style-name="style75">Tlaps</text:span><text:span text:style-name="style74">*</text:span><text:span text:style-name="style68">3600</text:span><text:span text:style-name="style74">,</text:span><text:span text:style-name="style75">W </text:span><text:span text:style-name="style74">).</text:span><text:span text:style-name="style75">z</text:span><text:span text:style-name="style74">;</text:span></text:h>
      <text:h text:style-name="Default">305<text:s text:c="2"/><text:s text:c="2"/><text:span text:style-name="style69">return </text:span><text:span text:style-name="style75">W</text:span><text:span text:style-name="style74">;<text:s text:c="27"/></text:span><text:span text:style-name="style66">//</text:span></text:h>
      <text:h text:style-name="Default">306<text:s text:c="2"/><text:span text:style-name="style74">}</text:span></text:h>
      <text:h text:style-name="Default">307<text:s text:c="2"/><text:span text:style-name="style9">#endif</text:span></text:h>
      <text:h text:style-name="Default">308<text:s text:c="2"/><text:span text:style-name="style2">//</text:span></text:h>
      <text:h text:style-name="Default">309<text:s text:c="2"/><text:span text:style-name="style15">//! Билинейная интерполяция по неравномерной сетке к новой волновой поверхности</text:span></text:h>
      <text:h text:style-name="Default">310<text:s text:c="2"/><text:span text:style-name="style2">//</text:span></text:h>
      <text:h text:style-name="Default">311<text:s text:c="2"/><text:span text:style-name="style5">Vector </text:span><text:span text:style-name="style11">Waves</text:span><text:span text:style-name="style10">::</text:span><text:span text:style-name="style11">Amd</text:span><text:span text:style-name="style10">( </text:span><text:span text:style-name="style11">_Vector A </text:span><text:span text:style-name="style10">)<text:s text:c="10"/></text:span><text:span text:style-name="style2">// интерполяция на волновой поверхности</text:span></text:h>
      <text:h text:style-name="Default">312<text:s text:c="2"/><text:span text:style-name="style10">{ </text:span><text:span text:style-name="style5">Real </text:span><text:span text:style-name="style11">Rx</text:span><text:span text:style-name="style10">=</text:span><text:span text:style-name="style11">Mx</text:span><text:span text:style-name="style10">/</text:span><text:span text:style-name="style4">2</text:span><text:span text:style-name="style10">+</text:span><text:span text:style-name="style11">A</text:span><text:span text:style-name="style10">.</text:span><text:span text:style-name="style11">x</text:span><text:span text:style-name="style10">/</text:span><text:span text:style-name="style11">Ds</text:span><text:span text:style-name="style10">,<text:s text:c="18"/></text:span><text:span text:style-name="style2">// выборка индексов и отступов от них</text:span></text:h>
      <text:h text:style-name="Default">313<text:s text:c="2"/><text:s text:c="7"/><text:span text:style-name="style11">Ry</text:span><text:span text:style-name="style10">=</text:span><text:span text:style-name="style11">My</text:span><text:span text:style-name="style10">/</text:span><text:span text:style-name="style4">2</text:span><text:span text:style-name="style10">+</text:span><text:span text:style-name="style11">A</text:span><text:span text:style-name="style10">.</text:span><text:span text:style-name="style11">y</text:span><text:span text:style-name="style10">/</text:span><text:span text:style-name="style11">Ds</text:span><text:span text:style-name="style10">;<text:s text:c="18"/></text:span><text:span text:style-name="style2">// с учетом дрейфовых смещений ячеек</text:span></text:h>
      <text:h text:style-name="Default">314<text:s text:c="2"/><text:s text:c="2"/><text:span text:style-name="style5">int </text:span><text:span text:style-name="style11">x</text:span><text:span text:style-name="style10">=</text:span><text:span text:style-name="style16">minmax</text:span><text:span text:style-name="style10">( </text:span><text:span text:style-name="style4">0</text:span><text:span text:style-name="style10">,(</text:span><text:span text:style-name="style5">int</text:span><text:span text:style-name="style10">)</text:span><text:span text:style-name="style11">floor</text:span><text:span text:style-name="style10">(</text:span><text:span text:style-name="style11">Rx</text:span><text:span text:style-name="style10">),</text:span><text:span text:style-name="style11">Mx</text:span><text:span text:style-name="style10">-</text:span><text:span text:style-name="style4">1 </text:span><text:span text:style-name="style10">); </text:span><text:span text:style-name="style11">Rx</text:span><text:span text:style-name="style10">-=</text:span><text:span text:style-name="style11">x</text:span><text:span text:style-name="style10">; </text:span><text:span text:style-name="style2">// поиск индексов ближней точки</text:span></text:h>
      <text:h text:style-name="Default">315<text:s text:c="2"/><text:s text:c="2"/><text:span text:style-name="style5">int </text:span><text:span text:style-name="style11">y</text:span><text:span text:style-name="style10">=</text:span><text:span text:style-name="style16">minmax</text:span><text:span text:style-name="style10">( </text:span><text:span text:style-name="style4">0</text:span><text:span text:style-name="style10">,(</text:span><text:span text:style-name="style5">int</text:span><text:span text:style-name="style10">)</text:span><text:span text:style-name="style11">floor</text:span><text:span text:style-name="style10">(</text:span><text:span text:style-name="style11">Ry</text:span><text:span text:style-name="style10">),</text:span><text:span text:style-name="style11">My</text:span><text:span text:style-name="style10">-</text:span><text:span text:style-name="style4">1 </text:span><text:span text:style-name="style10">); </text:span><text:span text:style-name="style11">Ry</text:span><text:span text:style-name="style10">-=</text:span><text:span text:style-name="style11">y</text:span><text:span text:style-name="style10">; </text:span><text:span text:style-name="style2">// внутри оконтуривающей ячейки</text:span></text:h>
      <text:h text:style-name="Default">316<text:s text:c="2"/><text:s text:c="2"/><text:span text:style-name="style5">return </text:span><text:span text:style-name="style10">( </text:span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]*(</text:span><text:span text:style-name="style4">1</text:span><text:span text:style-name="style10">-</text:span><text:span text:style-name="style11">Ry</text:span><text:span text:style-name="style10">)+</text:span><text:span text:style-name="style11">H</text:span><text:span text:style-name="style10">[</text:span><text:span text:style-name="style11">y</text:span><text:span text:style-name="style10">+</text:span><text:span text:style-name="style4">1</text:span><text:span text:style-name="style10">][</text:span><text:span text:style-name="style11">x</text:span><text:span text:style-name="style10">]*</text:span><text:span text:style-name="style11">Ry </text:span><text:span text:style-name="style10">)*(</text:span><text:span text:style-name="style4">1.0</text:span><text:span text:style-name="style10">-</text:span><text:span text:style-name="style11">Rx</text:span><text:span text:style-name="style10">)<text:s text:c="6"/></text:span><text:span text:style-name="style2">// простые разности</text:span></text:h>
      <text:h text:style-name="Default">317<text:s text:c="2"/><text:s text:c="7"/><text:span text:style-name="style10">+ ( </text:span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+</text:span><text:span text:style-name="style4">1</text:span><text:span text:style-name="style10">]*(</text:span><text:span text:style-name="style4">1</text:span><text:span text:style-name="style10">-</text:span><text:span text:style-name="style11">Ry</text:span><text:span text:style-name="style10">)+</text:span><text:span text:style-name="style11">H</text:span><text:span text:style-name="style10">[</text:span><text:span text:style-name="style11">y</text:span><text:span text:style-name="style10">+</text:span><text:span text:style-name="style4">1</text:span><text:span text:style-name="style10">][</text:span><text:span text:style-name="style11">x</text:span><text:span text:style-name="style10">+</text:span><text:span text:style-name="style4">1</text:span><text:span text:style-name="style10">]*</text:span><text:span text:style-name="style11">Ry </text:span><text:span text:style-name="style10">)*</text:span><text:span text:style-name="style11">Rx</text:span><text:span text:style-name="style10">;<text:s text:c="7"/></text:span><text:span text:style-name="style2">// билинейных пересчётов</text:span></text:h>
      <text:h text:style-name="Default">318<text:s text:c="2"/><text:span text:style-name="style10">}</text:span></text:h>
      <text:h text:style-name="Default">319<text:s text:c="2"/><text:span text:style-name="style5">Real </text:span><text:span text:style-name="style11">Waves</text:span><text:span text:style-name="style10">::</text:span><text:span text:style-name="style11">AmH</text:span><text:span text:style-name="style10">( </text:span><text:span text:style-name="style11">_Vector A </text:span><text:span text:style-name="style10">)<text:s text:c="12"/></text:span><text:span text:style-name="style2">// интерполяция на волновой поверхности</text:span></text:h>
      <text:h text:style-name="Default">320<text:s text:c="2"/><text:span text:style-name="style10">{ </text:span><text:span text:style-name="style5">Real </text:span><text:span text:style-name="style11">Rx</text:span><text:span text:style-name="style10">=</text:span><text:span text:style-name="style11">Mx</text:span><text:span text:style-name="style10">/</text:span><text:span text:style-name="style4">2</text:span><text:span text:style-name="style10">+</text:span><text:span text:style-name="style11">A</text:span><text:span text:style-name="style10">.</text:span><text:span text:style-name="style11">x</text:span><text:span text:style-name="style10">/</text:span><text:span text:style-name="style11">Ds</text:span><text:span text:style-name="style10">,<text:s text:c="18"/></text:span><text:span text:style-name="style2">// выборка индексов и отступов от них</text:span></text:h>
      <text:h text:style-name="Default">321<text:s text:c="2"/><text:s text:c="7"/><text:span text:style-name="style11">Ry</text:span><text:span text:style-name="style10">=</text:span><text:span text:style-name="style11">My</text:span><text:span text:style-name="style10">/</text:span><text:span text:style-name="style4">2</text:span><text:span text:style-name="style10">+</text:span><text:span text:style-name="style11">A</text:span><text:span text:style-name="style10">.</text:span><text:span text:style-name="style11">y</text:span><text:span text:style-name="style10">/</text:span><text:span text:style-name="style11">Ds</text:span><text:span text:style-name="style10">;<text:s text:c="18"/></text:span><text:span text:style-name="style2">// с учетом дрейфовых смещений ячеек</text:span></text:h>
      <text:h text:style-name="Default">322<text:s text:c="2"/><text:s text:c="2"/><text:span text:style-name="style5">int </text:span><text:span text:style-name="style11">x</text:span><text:span text:style-name="style10">=</text:span><text:span text:style-name="style16">minmax</text:span><text:span text:style-name="style10">( </text:span><text:span text:style-name="style4">0</text:span><text:span text:style-name="style10">,(</text:span><text:span text:style-name="style5">int</text:span><text:span text:style-name="style10">)</text:span><text:span text:style-name="style11">floor</text:span><text:span text:style-name="style10">(</text:span><text:span text:style-name="style11">Rx</text:span><text:span text:style-name="style10">),</text:span><text:span text:style-name="style11">Mx</text:span><text:span text:style-name="style10">-</text:span><text:span text:style-name="style4">1 </text:span><text:span text:style-name="style10">); </text:span><text:span text:style-name="style11">Rx</text:span><text:span text:style-name="style10">-=</text:span><text:span text:style-name="style11">x</text:span><text:span text:style-name="style10">; </text:span><text:span text:style-name="style2">// поиск индексов ближней точки</text:span></text:h>
      <text:h text:style-name="Default">323<text:s text:c="2"/><text:s text:c="2"/><text:span text:style-name="style5">int </text:span><text:span text:style-name="style11">y</text:span><text:span text:style-name="style10">=</text:span><text:span text:style-name="style16">minmax</text:span><text:span text:style-name="style10">( </text:span><text:span text:style-name="style4">0</text:span><text:span text:style-name="style10">,(</text:span><text:span text:style-name="style5">int</text:span><text:span text:style-name="style10">)</text:span><text:span text:style-name="style11">floor</text:span><text:span text:style-name="style10">(</text:span><text:span text:style-name="style11">Ry</text:span><text:span text:style-name="style10">),</text:span><text:span text:style-name="style11">My</text:span><text:span text:style-name="style10">-</text:span><text:span text:style-name="style4">1 </text:span><text:span text:style-name="style10">); </text:span><text:span text:style-name="style11">Ry</text:span><text:span text:style-name="style10">-=</text:span><text:span text:style-name="style11">y</text:span><text:span text:style-name="style10">; </text:span><text:span text:style-name="style2">// внутри оконтуривающей ячейки</text:span></text:h>
      <text:h text:style-name="Default">324<text:s text:c="2"/><text:s text:c="2"/><text:span text:style-name="style5">return </text:span><text:span text:style-name="style10">( </text:span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].</text:span><text:span text:style-name="style11">z</text:span><text:span text:style-name="style10">*(</text:span><text:span text:style-name="style4">1</text:span><text:span text:style-name="style10">-</text:span><text:span text:style-name="style11">Ry</text:span><text:span text:style-name="style10">)+</text:span><text:span text:style-name="style11">H</text:span><text:span text:style-name="style10">[</text:span><text:span text:style-name="style11">y</text:span><text:span text:style-name="style10">+</text:span><text:span text:style-name="style4">1</text:span><text:span text:style-name="style10">][</text:span><text:span text:style-name="style11">x</text:span><text:span text:style-name="style10">].</text:span><text:span text:style-name="style11">z</text:span><text:span text:style-name="style10">*</text:span><text:span text:style-name="style11">Ry </text:span><text:span text:style-name="style10">)*(</text:span><text:span text:style-name="style4">1.0</text:span><text:span text:style-name="style10">-</text:span><text:span text:style-name="style11">Rx</text:span><text:span text:style-name="style10">)<text:s text:c="2"/></text:span><text:span text:style-name="style2">// простые разности</text:span></text:h>
      <text:h text:style-name="Default">325<text:s text:c="2"/><text:s text:c="7"/><text:span text:style-name="style10">+ ( </text:span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+</text:span><text:span text:style-name="style4">1</text:span><text:span text:style-name="style10">].</text:span><text:span text:style-name="style11">z</text:span><text:span text:style-name="style10">*(</text:span><text:span text:style-name="style4">1</text:span><text:span text:style-name="style10">-</text:span><text:span text:style-name="style11">Ry</text:span><text:span text:style-name="style10">)+</text:span><text:span text:style-name="style11">H</text:span><text:span text:style-name="style10">[</text:span><text:span text:style-name="style11">y</text:span><text:span text:style-name="style10">+</text:span><text:span text:style-name="style4">1</text:span><text:span text:style-name="style10">][</text:span><text:span text:style-name="style11">x</text:span><text:span text:style-name="style10">+</text:span><text:span text:style-name="style4">1</text:span><text:span text:style-name="style10">].</text:span><text:span text:style-name="style11">z</text:span><text:span text:style-name="style10">*</text:span><text:span text:style-name="style11">Ry </text:span><text:span text:style-name="style10">)*</text:span><text:span text:style-name="style11">Rx</text:span><text:span text:style-name="style10">;<text:s text:c="3"/></text:span><text:span text:style-name="style2">// билинейных пересчётов</text:span></text:h>
      <text:h text:style-name="Default">326<text:s text:c="2"/><text:span text:style-name="style10">}</text:span></text:h>
      <text:h text:style-name="Default">327<text:s text:c="2"/><text:span text:style-name="style1">/*</text:span></text:h>
      <text:h text:style-name="Default">328<text:s text:c="2"/><text:span text:style-name="style1">#if 1</text:span></text:h>
      <text:h text:style-name="Default">329<text:s text:c="2"/><text:span text:style-name="style1">static void Square( Vector** V, Vector N, int y,int x )</text:span></text:h>
      <text:h text:style-name="Default">330<text:s text:c="2"/><text:span text:style-name="style1">{ N.z=0.0;</text:span></text:h>
      <text:h text:style-name="Default">331<text:s text:c="2"/><text:s text:c="2"/><text:span text:style-name="style1">// if( abs( N )&lt;eps )N=1; N=1;</text:span></text:h>
      <text:h text:style-name="Default">332<text:s text:c="2"/><text:s text:c="2"/><text:span text:style-name="style1">// N /= abs( N );</text:span></text:h>
      <text:h text:style-name="Default">333<text:s text:c="2"/><text:s text:c="2"/><text:span text:style-name="style1">// Vector&amp; operator &amp;= ( Vector d ){ return *this = d *= x*d.x+y*d.y+z*d.z; }</text:span></text:h>
      <text:h text:style-name="Default">334<text:s text:c="2"/><text:s text:c="2"/><text:span text:style-name="style1">// V[y][x]&amp;=N,V[y][x+1]&amp;=N,V[y+1][x]&amp;=N,V[y+1][x+1]&amp;=N;</text:span></text:h>
      <text:h text:style-name="Default">335<text:s text:c="2"/><text:s text:c="2"/><text:span text:style-name="style1">V[y][x]<text:s text:c="4"/>= N * ( N%V[y][x]<text:s text:c="5"/>);</text:span></text:h>
      <text:h text:style-name="Default">336<text:s text:c="2"/><text:s text:c="2"/><text:span text:style-name="style1">V[y][x+1]<text:s text:c="2"/>= N * ( N%V[y][x+1]<text:s text:c="3"/>);</text:span></text:h>
      <text:h text:style-name="Default">337<text:s text:c="2"/><text:s text:c="2"/><text:span text:style-name="style1">V[y+1][x]<text:s text:c="2"/>= N * ( N%V[y+1][x]<text:s text:c="3"/>);</text:span></text:h>
      <text:h text:style-name="Default">338<text:s text:c="2"/><text:s text:c="2"/><text:span text:style-name="style1">V[y+1][x+1]= N * ( N%V[y+1][x+1] );</text:span></text:h>
      <text:h text:style-name="Default">339<text:s text:c="2"/><text:span text:style-name="style1">}</text:span></text:h>
      <text:h text:style-name="Default">340<text:s text:c="2"/><text:span text:style-name="style1">int Waves::Slick( _Point A, _Point B, _Vector N )</text:span></text:h>
      <text:h text:style-name="Default">341<text:s text:c="2"/><text:span text:style-name="style1">{ Vector w; //D=dir( B-A );</text:span></text:h>
      <text:h text:style-name="Default">342<text:s text:c="2"/><text:s text:c="2"/><text:span text:style-name="style1">int y,x,dy,dx,ly,lx,k;<text:s text:c="24"/>// выбор маски местоположения</text:span></text:h>
      <text:h text:style-name="Default">343<text:s text:c="2"/><text:s text:c="2"/><text:span text:style-name="style1">Real Rx=Mx/2+A.X/Ds,Ry=My/2+A.Y/Ds;<text:s text:c="11"/>//<text:s text:c="4"/>и отражающей способности</text:span></text:h>
      <text:h text:style-name="Default">344<text:s text:c="2"/><text:s text:c="3"/><text:span text:style-name="style1">x=minmax( 0,(int)floor( Rx ),Mx );<text:s text:c="11"/>// поиск индексов ближней точки</text:span></text:h>
      <text:h text:style-name="Default">345<text:s text:c="2"/><text:s text:c="3"/><text:span text:style-name="style1">y=minmax( 0,(int)floor( Ry ),My );<text:s text:c="11"/>// внутри оконтуривающей ячейки</text:span></text:h>
      <text:h text:style-name="Default">346<text:s text:c="2"/><text:s text:c="3"/><text:span text:style-name="style1">APoint( w=*((Vector*)(&amp;A)),y,x,H,My,My );</text:span></text:h>
      <text:h text:style-name="Default">347<text:s text:c="2"/></text:h>
      <text:h text:style-name="Default">348<text:s text:c="2"/><text:s text:c="3"/><text:span text:style-name="style1">Rx=Mx/2+B.X/Ds,Ry=My/2+B.Y/Ds;</text:span></text:h>
      <text:h text:style-name="Default">349<text:s text:c="2"/><text:s text:c="3"/><text:span text:style-name="style1">dx=minmax( 0,(int)floor( Rx ),Mx );<text:s text:c="10"/>// поиск индексов ближней точки</text:span></text:h>
      <text:h text:style-name="Default">350<text:s text:c="2"/><text:s text:c="3"/><text:span text:style-name="style1">dy=minmax( 0,(int)floor( Ry ),My );<text:s text:c="10"/>// внутри оконтуривающей ячейки</text:span></text:h>
      <text:h text:style-name="Default">351<text:s text:c="2"/><text:s text:c="3"/><text:span text:style-name="style1">APoint( w=*((Vector*)(&amp;B)),dy,dx,H,My,My );</text:span></text:h>
      <text:h text:style-name="Default">352<text:s text:c="2"/><text:s text:c="44"/><text:span text:style-name="style1">// AVid( w=*((Vector*)(&amp;A)),y,x );</text:span></text:h>
      <text:h text:style-name="Default">353<text:s text:c="2"/><text:s text:c="43"/><text:span text:style-name="style1">// AVid( w=*((Vector*)(&amp;B)),dy,dx );</text:span></text:h>
      <text:h text:style-name="Default">354<text:s text:c="2"/><text:s text:c="3"/><text:span text:style-name="style1">ly=( dy-=y )&lt;0 ? -1:1;</text:span></text:h>
      <text:h text:style-name="Default">355<text:s text:c="2"/><text:s text:c="3"/><text:span text:style-name="style1">lx=( dx-=x )&lt;0 ? -1:1;</text:span></text:h>
      <text:h text:style-name="Default">356<text:s text:c="2"/><text:s text:c="3"/><text:span text:style-name="style1">if( dx*lx&gt;dy*ly )for( k=0; k&lt;dx*lx; k++ )Square( V,N,y+(lx*k*dy)/dx,x+lx*k );</text:span></text:h>
      <text:h text:style-name="Default">357<text:s text:c="2"/><text:s text:c="14"/><text:span text:style-name="style1">else<text:s text:c="2"/>for( k=0; k&lt;dy*ly; k++ )Square( V,N,y+ly*k,x+(ly*k*dx)/dy );</text:span></text:h>
      <text:h text:style-name="Default">358<text:s text:c="2"/><text:s text:c="3"/><text:span text:style-name="style1">return k;</text:span></text:h>
      <text:h text:style-name="Default">359<text:s text:c="2"/><text:span text:style-name="style1">}</text:span></text:h>
      <text:h text:style-name="Default">360<text:s text:c="2"/><text:span text:style-name="style1">#else</text:span></text:h>
      <text:h text:style-name="Default">361<text:s text:c="2"/><text:span text:style-name="style1">int Waves::Slick( _Vector D, int y,int x,int dy,int dx )</text:span></text:h>
      <text:h text:style-name="Default">362<text:s text:c="2"/><text:span text:style-name="style1">{ if( dy&gt;y )++dy; if( y&gt;dy )++y; int ly=( dy-=y )&lt;0 ? -1:1;</text:span></text:h>
      <text:h text:style-name="Default">363<text:s text:c="2"/><text:s text:c="2"/><text:span text:style-name="style1">if( dx&gt;x )++dx; if( x&gt;dx )++x; int lx=( dx-=x )&lt;0 ? -1:1,k; //D.z=0.0;</text:span></text:h>
      <text:h text:style-name="Default">364<text:s text:c="2"/><text:s text:c="2"/><text:span text:style-name="style1">if( dx*lx&gt;dy*ly )for( k=0; k&lt;dx*lx; k++ )V[y+(lx*k*dy)/dx][x+lx*k]%=D;</text:span></text:h>
      <text:h text:style-name="Default">365<text:s text:c="2"/><text:s text:c="13"/><text:span text:style-name="style1">else<text:s text:c="2"/>for( k=0; k&lt;dy*ly; k++ )V[y+ly*k][x+(ly*k*dx)/dy]%=D;</text:span></text:h>
      <text:h text:style-name="Default">366<text:s text:c="2"/><text:s text:c="2"/><text:span text:style-name="style1">return k;</text:span></text:h>
      <text:h text:style-name="Default">367<text:s text:c="2"/><text:span text:style-name="style1">}</text:span></text:h>
      <text:h text:style-name="Default">368<text:s text:c="2"/><text:span text:style-name="style1">int Waves::Slick( _Vector D, int y,int x,int dy,int dx )</text:span></text:h>
      <text:h text:style-name="Default">369<text:s text:c="2"/><text:span text:style-name="style1">{<text:s text:c="2"/>int ly=( dy-=y )&lt;0 ? -1:1,</text:span></text:h>
      <text:h text:style-name="Default">370<text:s text:c="2"/><text:s text:c="7"/><text:span text:style-name="style1">lx=( dx-=x )&lt;0 ? -1:1,k;</text:span></text:h>
      <text:h text:style-name="Default">371<text:s text:c="2"/><text:s text:c="3"/><text:span text:style-name="style1">if( dx*lx&gt;dy*ly )for( k=0; k&lt;dx*lx; k++ )Square( V,D,y+(lx*k*dy)/dx,x+lx*k );</text:span></text:h>
      <text:h text:style-name="Default">372<text:s text:c="2"/><text:s text:c="14"/><text:span text:style-name="style1">else<text:s text:c="2"/>for( k=0; k&lt;dy*ly; k++ )Square( V,D,y+ly*k,x+(ly*k*dx)/dy );</text:span></text:h>
      <text:h text:style-name="Default">373<text:s text:c="2"/><text:s text:c="3"/><text:span text:style-name="style1">return k;</text:span></text:h>
      <text:h text:style-name="Default">374<text:s text:c="2"/><text:span text:style-name="style1">}</text:span></text:h>
      <text:h text:style-name="Default">375<text:s text:c="2"/><text:span text:style-name="style1">void Field::Slick( _Vector A, _Vector B, _Vector D )</text:span></text:h>
      <text:h text:style-name="Default">376<text:s text:c="2"/><text:span text:style-name="style1">{ int iy,ix,jy,jx; Vector V=dir( B-A ),a,b; V.z=0.0;</text:span></text:h>
      <text:h text:style-name="Default">377<text:s text:c="2"/><text:s text:c="7"/><text:span text:style-name="style1">Wind.AVid( a=A,iy,ix ).AVid( b=B,jy,jx ), Wind.Slick( V,iy,ix,jy,jx );</text:span></text:h>
      <text:h text:style-name="Default">378<text:s text:c="2"/><text:s text:c="6"/><text:span text:style-name="style1">Swell.AVid( a=A,iy,ix ).AVid( b=B,jy,jx ),Swell.Slick( V,iy,ix,jy,jx );</text:span></text:h>
      <text:h text:style-name="Default">379<text:s text:c="2"/><text:s text:c="6"/><text:span text:style-name="style1">Surge.AVid( a=A,iy,ix ).AVid( b=B,jy,jx ),Surge.Slick( V,iy,ix,jy,jx );</text:span></text:h>
      <text:h text:style-name="Default">380<text:s text:c="2"/><text:span text:style-name="style1">}</text:span></text:h>
      <text:h text:style-name="Default">381<text:s text:c="2"/><text:span text:style-name="style1">#endif</text:span></text:h>
      <text:h text:style-name="Default">382<text:s text:c="2"/><text:span text:style-name="style1">*/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Courier New" svg:font-family="Courier New"/>
  </office:font-face-decls>
  <office:styles>
    <style:style style:family="paragraph" style:name="Default" style:display-name="Default" style:parent-style-name="Standard" style:class="text">
      <style:text-properties style:font-name="Courier New" fo:font-size="20pt"/>
    </style:style>
    <style:style style:name="style0" style:family="text">
      <style:text-properties style:font-name="Courier New" fo:color="#000000" fo:background-color="#ffffff"/>
    </style:style>
    <style:style style:name="style11" style:family="text">
      <style:text-properties style:font-name="Courier New" fo:color="#000000" fo:background-color="#ffffff"/>
    </style:style>
    <style:style style:name="style64" style:family="text">
      <style:text-properties style:font-name="Courier New" fo:color="#c8c8c8"/>
    </style:style>
    <style:style style:name="style72" style:family="text">
      <style:text-properties style:font-name="Courier New" fo:color="#c8c8c8"/>
    </style:style>
    <style:style style:name="style75" style:family="text">
      <style:text-properties style:font-name="Courier New" fo:color="#c8c8c8"/>
    </style:style>
    <style:style style:name="style1" style:family="text">
      <style:text-properties style:font-name="Courier New" fo:color="#8080ff"/>
    </style:style>
    <style:style style:name="style23" style:family="text">
      <style:text-properties style:font-name="Courier New" fo:color="#8080ff"/>
    </style:style>
    <style:style style:name="style65" style:family="text">
      <style:text-properties style:font-name="Courier New" fo:color="#808080"/>
    </style:style>
    <style:style style:name="style87" style:family="text">
      <style:text-properties style:font-name="Courier New" fo:color="#808080"/>
    </style:style>
    <style:style style:name="style2" style:family="text">
      <style:text-properties style:font-name="Courier New" fo:color="#9898d9"/>
    </style:style>
    <style:style style:name="style66" style:family="text">
      <style:text-properties style:font-name="Courier New" fo:color="#c0c0c0"/>
    </style:style>
    <style:style style:name="style3" style:family="text">
      <style:text-properties style:font-name="Courier New" fo:color="#8080ff" fo:font-weight="bold"/>
    </style:style>
    <style:style style:name="style24" style:family="text">
      <style:text-properties style:font-name="Courier New" fo:color="#8080ff" fo:font-weight="bold"/>
    </style:style>
    <style:style style:name="style67" style:family="text">
      <style:text-properties style:font-name="Courier New" fo:color="#aaaaf0" fo:font-weight="bold"/>
    </style:style>
    <style:style style:name="style88" style:family="text">
      <style:text-properties style:font-name="Courier New" fo:color="#aaaaf0" fo:font-weight="bold"/>
    </style:style>
    <style:style style:name="style15" style:family="text">
      <style:text-properties style:font-name="Courier New" fo:color="#8080ff" fo:font-weight="bold"/>
    </style:style>
    <style:style style:name="style79" style:family="text">
      <style:text-properties style:font-name="Courier New" fo:color="#aaaaf0" fo:font-weight="bold"/>
    </style:style>
    <style:style style:name="style17" style:family="text">
      <style:text-properties style:font-name="Courier New" fo:color="#008080"/>
    </style:style>
    <style:style style:name="style81" style:family="text">
      <style:text-properties style:font-name="Courier New" fo:color="#6b9999"/>
    </style:style>
    <style:style style:name="style18" style:family="text">
      <style:text-properties style:font-name="Courier New" fo:color="#800000"/>
    </style:style>
    <style:style style:name="style82" style:family="text">
      <style:text-properties style:font-name="Courier New" fo:color="#ac5959"/>
    </style:style>
    <style:style style:name="style4" style:family="text">
      <style:text-properties style:font-name="Courier New" fo:color="#f000f0"/>
    </style:style>
    <style:style style:name="style68" style:family="text">
      <style:text-properties style:font-name="Courier New" fo:color="#f0c8f0"/>
    </style:style>
    <style:style style:name="style5" style:family="text">
      <style:text-properties style:font-name="Courier New" fo:color="#0000a0" fo:font-weight="bold"/>
    </style:style>
    <style:style style:name="style69" style:family="text">
      <style:text-properties style:font-name="Courier New" fo:color="#8787c8" fo:font-weight="bold"/>
    </style:style>
    <style:style style:name="style16" style:family="text">
      <style:text-properties style:font-name="Courier New" fo:color="#00a000" fo:font-weight="bold"/>
    </style:style>
    <style:style style:name="style80" style:family="text">
      <style:text-properties style:font-name="Courier New" fo:color="#9ac89a" fo:font-weight="bold"/>
    </style:style>
    <style:style style:name="style19" style:family="text">
      <style:text-properties style:font-name="Courier New" fo:color="#be00be" fo:font-weight="bold"/>
    </style:style>
    <style:style style:name="style83" style:family="text">
      <style:text-properties style:font-name="Courier New" fo:color="#be89be" fo:font-weight="bold"/>
    </style:style>
    <style:style style:name="style6" style:family="text">
      <style:text-properties style:font-name="Courier New" fo:color="#0000ff"/>
    </style:style>
    <style:style style:name="style12" style:family="text">
      <style:text-properties style:font-name="Courier New" fo:color="#0000ff"/>
    </style:style>
    <style:style style:name="style20" style:family="text">
      <style:text-properties style:font-name="Courier New" fo:color="#0000ff"/>
    </style:style>
    <style:style style:name="style70" style:family="text">
      <style:text-properties style:font-name="Courier New" fo:color="#bebeff"/>
    </style:style>
    <style:style style:name="style76" style:family="text">
      <style:text-properties style:font-name="Courier New" fo:color="#bebeff"/>
    </style:style>
    <style:style style:name="style7" style:family="text">
      <style:text-properties style:font-name="Courier New" fo:color="#e0a000"/>
    </style:style>
    <style:style style:name="style71" style:family="text">
      <style:text-properties style:font-name="Courier New" fo:color="#e0ce9f"/>
    </style:style>
    <style:style style:name="style8" style:family="text">
      <style:text-properties style:font-name="Courier New" fo:color="#000000"/>
    </style:style>
    <style:style style:name="style9" style:family="text">
      <style:text-properties style:font-name="Courier New" fo:color="#00a000"/>
    </style:style>
    <style:style style:name="style73" style:family="text">
      <style:text-properties style:font-name="Courier New" fo:color="#84a084"/>
    </style:style>
    <style:style style:name="style10" style:family="text">
      <style:text-properties style:font-name="Courier New" fo:color="#ff0000"/>
    </style:style>
    <style:style style:name="style74" style:family="text">
      <style:text-properties style:font-name="Courier New" fo:color="#ffc8c8"/>
    </style:style>
    <style:style style:name="style50" style:family="text">
      <style:text-properties style:font-name="Courier New" fo:color="#404080" fo:font-style="italic"/>
    </style:style>
    <style:style style:name="style114" style:family="text">
      <style:text-properties style:font-name="Courier New" fo:color="#8585ac" fo:font-style="italic"/>
    </style:style>
    <style:style style:name="style34" style:family="text">
      <style:text-properties style:font-name="Courier New" fo:color="#000000" fo:background-color="#80ffff" fo:font-weight="bold"/>
    </style:style>
    <style:style style:name="style35" style:family="text">
      <style:text-properties style:font-name="Courier New" fo:color="#ffffff" fo:background-color="#ff0000" fo:font-weight="bold"/>
    </style:style>
    <style:style style:name="style37" style:family="text">
      <style:text-properties style:font-name="Courier New" fo:color="#373737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